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ans" svg:font-family="Sans" style:font-family-generic="swiss"/>
    <style:font-face style:name="Courier New"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ans" fo:font-size="12pt" officeooo:paragraph-rsid="001163a5" style:font-size-asian="12pt" style:font-size-complex="12pt"/>
    </style:style>
    <style:style style:name="P2" style:family="paragraph" style:parent-style-name="Standard">
      <style:paragraph-properties fo:text-align="start" style:justify-single-word="false"/>
      <style:text-properties style:use-window-font-color="true" style:font-name="Sans" fo:font-size="10pt" fo:font-weight="normal" officeooo:rsid="001163a5" officeooo:paragraph-rsid="00203463"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style:font-name="Sans" fo:font-size="10pt" fo:font-weight="normal" officeooo:rsid="001163a5" officeooo:paragraph-rsid="00231b4b"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use-window-font-color="true" style:font-name="Sans" fo:font-size="10pt" fo:font-weight="normal" officeooo:rsid="001163a5" officeooo:paragraph-rsid="002520b5" style:font-size-asian="10pt" style:font-weight-asian="normal" style:font-size-complex="10pt" style:font-weight-complex="normal"/>
    </style:style>
    <style:style style:name="P5" style:family="paragraph" style:parent-style-name="Standard">
      <style:text-properties style:use-window-font-color="true" style:font-name="Sans" fo:font-size="10pt" fo:language="el" fo:country="GR" fo:font-weight="normal" officeooo:rsid="000fcd44" officeooo:paragraph-rsid="000fcd44"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use-window-font-color="true" style:font-name="Sans" fo:font-size="10pt" fo:language="el" fo:country="GR" fo:font-weight="normal" officeooo:rsid="00203463" officeooo:paragraph-rsid="00203463"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use-window-font-color="true" style:font-name="Sans" fo:font-size="10pt" fo:language="el" fo:country="GR" fo:font-weight="normal" officeooo:rsid="00231b4b" officeooo:paragraph-rsid="00231b4b"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Sans" fo:font-size="10pt" fo:language="el" fo:country="GR" fo:font-weight="normal" officeooo:rsid="0024ce58" officeooo:paragraph-rsid="00231b4b"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Sans" fo:font-size="10pt" fo:language="el" fo:country="GR" fo:font-weight="normal" officeooo:rsid="0036bfe5" officeooo:paragraph-rsid="0036bfe5"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Sans" fo:font-size="10pt" fo:language="el" fo:country="GR" fo:font-weight="normal" officeooo:rsid="003a1fc1" officeooo:paragraph-rsid="003a1fc1"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use-window-font-color="true" style:font-name="Sans" fo:font-size="10pt" fo:language="el" fo:country="GR" fo:font-weight="normal" officeooo:rsid="003bab5e" officeooo:paragraph-rsid="003bab5e"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use-window-font-color="true" style:font-name="Sans" fo:font-size="12pt" fo:font-weight="normal" officeooo:rsid="001163a5" officeooo:paragraph-rsid="00203463" style:font-size-asian="12pt" style:font-weight-asian="normal" style:font-size-complex="12pt" style:font-weight-complex="normal"/>
    </style:style>
    <style:style style:name="P13" style:family="paragraph" style:parent-style-name="Standard">
      <style:text-properties style:use-window-font-color="true" style:font-name="Courier New" fo:font-size="12pt" fo:language="el" fo:country="GR" fo:font-weight="normal" officeooo:rsid="001163a5" officeooo:paragraph-rsid="001163a5" style:font-size-asian="12pt" style:font-weight-asian="normal" style:font-size-complex="12pt" style:font-weight-complex="normal"/>
    </style:style>
    <style:style style:name="P14" style:family="paragraph" style:parent-style-name="Standard">
      <style:text-properties style:use-window-font-color="true" style:font-name="Courier New" fo:font-size="12pt" fo:language="el" fo:country="GR" fo:font-weight="normal" officeooo:rsid="001163a5" officeooo:paragraph-rsid="0019b72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use-window-font-color="true" style:font-name="Courier New" fo:font-size="12pt" fo:language="el" fo:country="GR" fo:font-weight="normal" officeooo:rsid="001163a5" officeooo:paragraph-rsid="001f4659"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use-window-font-color="true" style:font-name="Courier New" fo:font-size="12pt" fo:language="el" fo:country="GR" fo:font-weight="normal" officeooo:rsid="001163a5" officeooo:paragraph-rsid="00203463" style:font-size-asian="12pt" style:font-weight-asian="normal" style:font-size-complex="12pt" style:font-weight-complex="normal"/>
    </style:style>
    <style:style style:name="P17" style:family="paragraph" style:parent-style-name="Standard">
      <style:text-properties style:use-window-font-color="true" style:font-name="Courier New" fo:font-size="12pt" fo:language="el" fo:country="GR" fo:font-weight="normal" officeooo:rsid="0018c5d6" officeooo:paragraph-rsid="0018c5d6" style:font-size-asian="12pt" style:font-weight-asian="normal" style:font-size-complex="12pt" style:font-weight-complex="normal"/>
    </style:style>
    <style:style style:name="P18" style:family="paragraph" style:parent-style-name="Standard">
      <style:text-properties style:use-window-font-color="true" style:font-name="Courier New" fo:font-size="12pt" fo:language="el" fo:country="GR" fo:font-weight="normal" officeooo:rsid="002746ad" officeooo:paragraph-rsid="0018c5d6"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use-window-font-color="true" style:font-name="Courier New" fo:font-size="12pt" fo:language="el" fo:country="GR" fo:font-weight="normal" officeooo:rsid="001f828c" officeooo:paragraph-rsid="001f4659"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use-window-font-color="true" style:font-name="Courier New" fo:font-size="12pt" fo:language="el" fo:country="GR" fo:font-weight="normal" officeooo:rsid="00203463" officeooo:paragraph-rsid="0020346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use-window-font-color="true" style:font-name="Courier New" fo:font-size="12pt" fo:language="el" fo:country="GR" fo:font-weight="normal" officeooo:rsid="00203463" officeooo:paragraph-rsid="0020346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use-window-font-color="true" style:font-name="Courier New" fo:font-size="12pt" fo:language="el" fo:country="GR" fo:font-weight="normal" officeooo:rsid="00220d4b" officeooo:paragraph-rsid="00203463"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use-window-font-color="true" style:font-name="Courier New" fo:font-size="12pt" fo:language="el" fo:country="GR" fo:font-weight="normal" officeooo:rsid="00231b4b" officeooo:paragraph-rsid="00231b4b" style:font-size-asian="12pt" style:font-weight-asian="normal" style:font-size-complex="12pt" style:font-weight-complex="normal"/>
    </style:style>
    <style:style style:name="P24" style:family="paragraph" style:parent-style-name="Standard">
      <style:text-properties style:use-window-font-color="true" style:font-name="Courier New" fo:font-size="12pt" fo:language="el" fo:country="GR" fo:font-weight="normal" officeooo:rsid="001d299d" officeooo:paragraph-rsid="0019b72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use-window-font-color="true" style:font-name="Courier New" fo:font-size="12pt" fo:language="el" fo:country="GR" fo:font-weight="normal" officeooo:rsid="001163a5" officeooo:paragraph-rsid="0024ce5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use-window-font-color="true" style:font-name="Courier New" fo:font-size="12pt" fo:language="el" fo:country="GR" fo:font-weight="normal" officeooo:rsid="002520b5" officeooo:paragraph-rsid="002520b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style:font-name="Courier New" fo:font-size="12pt" fo:language="el" fo:country="GR" fo:font-weight="normal" officeooo:rsid="002520b5" officeooo:paragraph-rsid="002c37be"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use-window-font-color="true" style:font-name="Courier New" fo:font-size="12pt" fo:language="el" fo:country="GR" fo:font-weight="normal" officeooo:rsid="002520b5" officeooo:paragraph-rsid="002d6cd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use-window-font-color="true" style:font-name="Courier New" fo:font-size="12pt" fo:language="el" fo:country="GR" fo:font-weight="normal" officeooo:rsid="002944de" officeooo:paragraph-rsid="002944d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use-window-font-color="true" style:font-name="Courier New" fo:font-size="12pt" fo:language="el" fo:country="GR" fo:font-weight="normal" officeooo:rsid="002944de" officeooo:paragraph-rsid="002a0da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use-window-font-color="true" style:font-name="Courier New" fo:font-size="12pt" fo:language="el" fo:country="GR" fo:font-weight="normal" officeooo:rsid="002944de" officeooo:paragraph-rsid="002746a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use-window-font-color="true" style:font-name="Courier New" fo:font-size="12pt" fo:language="el" fo:country="GR" fo:font-weight="normal" officeooo:rsid="002bcffe" officeooo:paragraph-rsid="002a0da2"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use-window-font-color="true" style:font-name="Courier New" fo:font-size="12pt" fo:language="el" fo:country="GR" fo:font-weight="normal" officeooo:rsid="002c217f" officeooo:paragraph-rsid="002bcffe"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use-window-font-color="true" style:font-name="Courier New" fo:font-size="12pt" fo:language="el" fo:country="GR" fo:font-weight="normal" officeooo:rsid="002c217f" officeooo:paragraph-rsid="002bcffe"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use-window-font-color="true" style:font-name="Courier New" fo:font-size="12pt" fo:language="el" fo:country="GR" fo:font-weight="normal" officeooo:rsid="002d6cd4" officeooo:paragraph-rsid="002d6cd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use-window-font-color="true" style:font-name="Courier New" fo:font-size="12pt" fo:language="el" fo:country="GR" fo:font-weight="normal" officeooo:rsid="0030100b" officeooo:paragraph-rsid="002ed0a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241e8"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5571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6bfe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8472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9480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style:font-name="Courier New" fo:font-size="12pt" fo:language="el" fo:country="GR" fo:font-weight="normal" officeooo:rsid="0031cfaf" officeooo:paragraph-rsid="003a1fc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style:font-name="Courier New" fo:font-size="12pt" fo:language="el" fo:country="GR" fo:font-weight="normal" officeooo:rsid="003413e1" officeooo:paragraph-rsid="003413e1"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style:font-name="Courier New" fo:font-size="12pt" fo:language="el" fo:country="GR" fo:font-weight="normal" officeooo:rsid="0036bfe5" officeooo:paragraph-rsid="0036bfe5"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use-window-font-color="true" style:font-name="Courier New" fo:font-size="12pt" fo:language="el" fo:country="GR" fo:font-weight="normal" officeooo:rsid="00382dbc" officeooo:paragraph-rsid="00382db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use-window-font-color="true" style:font-name="Courier New" fo:font-size="12pt" fo:language="el" fo:country="GR" fo:font-weight="normal" officeooo:rsid="0038472d" officeooo:paragraph-rsid="0038472d"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use-window-font-color="true" style:font-name="Courier New" fo:font-size="12pt" fo:language="el" fo:country="GR" fo:font-weight="normal" officeooo:rsid="00394804" officeooo:paragraph-rsid="00394804"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use-window-font-color="true" style:font-name="Courier New" fo:font-size="12pt" fo:language="el" fo:country="GR" fo:font-weight="normal" officeooo:rsid="003a1fc1" officeooo:paragraph-rsid="003a1fc1"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use-window-font-color="true" style:font-name="Courier New" fo:font-size="12pt" fo:language="el" fo:country="GR" fo:font-weight="normal" officeooo:rsid="003bab5e" officeooo:paragraph-rsid="003a1fc1"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use-window-font-color="true" style:font-name="Courier New" fo:font-size="12pt" fo:language="el" fo:country="GR" fo:font-weight="normal" officeooo:rsid="003bab5e" officeooo:paragraph-rsid="003bab5e" style:font-size-asian="10.5pt" style:font-weight-asian="normal" style:font-size-complex="12pt" style:font-weight-complex="normal"/>
    </style:style>
    <style:style style:name="P51" style:family="paragraph" style:parent-style-name="Standard">
      <style:text-properties style:use-window-font-color="true" style:font-name="Courier New" fo:font-size="12pt" fo:language="el" fo:country="GR" fo:font-weight="bold" officeooo:rsid="0018c5d6" officeooo:paragraph-rsid="0018c5d6" style:font-size-asian="12pt" style:font-weight-asian="bold" style:font-size-complex="12pt" style:font-weight-complex="bold"/>
    </style:style>
    <style:style style:name="P52" style:family="paragraph" style:parent-style-name="Standard">
      <style:paragraph-properties fo:text-align="center" style:justify-single-word="false"/>
      <style:text-properties style:use-window-font-color="true" style:font-name="Courier New" fo:font-size="12pt" fo:language="el" fo:country="GR" fo:font-weight="bold" officeooo:rsid="001d299d" officeooo:paragraph-rsid="001d299d" style:font-size-asian="12pt" style:font-weight-asian="bold" style:font-size-complex="12pt" style:font-weight-complex="bold"/>
    </style:style>
    <style:style style:name="P53" style:family="paragraph" style:parent-style-name="Standard">
      <style:paragraph-properties fo:text-align="center" style:justify-single-word="false"/>
      <style:text-properties style:use-window-font-color="true" style:font-name="Courier New" fo:font-size="12pt" fo:language="el" fo:country="GR" fo:font-weight="bold" officeooo:rsid="00203463" officeooo:paragraph-rsid="00203463"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use-window-font-color="true" style:font-name="Courier New" fo:font-size="12pt" fo:language="el" fo:country="GR" fo:font-weight="bold" officeooo:rsid="002a0da2" officeooo:paragraph-rsid="002a0da2" style:font-size-asian="10.5pt" style:font-weight-asian="bold" style:font-size-complex="12pt" style:font-weight-complex="bold"/>
    </style:style>
    <style:style style:name="P55" style:family="paragraph" style:parent-style-name="Standard">
      <style:paragraph-properties fo:text-align="center" style:justify-single-word="false"/>
      <style:text-properties style:use-window-font-color="true" style:font-name="Courier New" fo:font-size="12pt" fo:language="el" fo:country="GR" fo:font-weight="bold" officeooo:rsid="002c217f" officeooo:paragraph-rsid="002c217f" style:font-size-asian="10.5pt" style:font-weight-asian="bold" style:font-size-complex="12pt" style:font-weight-complex="bold"/>
    </style:style>
    <style:style style:name="P56" style:family="paragraph" style:parent-style-name="Standard">
      <style:paragraph-properties fo:text-align="center" style:justify-single-word="false"/>
      <style:text-properties style:use-window-font-color="true" style:font-name="Courier New" fo:font-size="12pt" fo:language="el" fo:country="GR" fo:font-weight="bold" officeooo:rsid="0031cfaf" officeooo:paragraph-rsid="0031cfaf" style:font-size-asian="10.5pt" style:font-weight-asian="bold" style:font-size-complex="12pt" style:font-weight-complex="bold"/>
    </style:style>
    <style:style style:name="P57" style:family="paragraph" style:parent-style-name="Standard">
      <style:text-properties style:use-window-font-color="true" style:font-name="Courier new" fo:font-size="12pt" fo:language="el" fo:country="GR" fo:font-weight="normal" officeooo:rsid="000fcd44" officeooo:paragraph-rsid="000fcd44" style:font-size-asian="12pt" style:font-weight-asian="normal" style:font-size-complex="12pt" style:font-weight-complex="normal"/>
    </style:style>
    <style:style style:name="P58" style:family="paragraph" style:parent-style-name="Standard">
      <style:text-properties style:use-window-font-color="true" style:font-name="Courier new" fo:font-size="12pt" fo:language="el" fo:country="GR" fo:font-weight="normal" officeooo:rsid="001163a5" officeooo:paragraph-rsid="001163a5" style:font-size-asian="12pt" style:font-weight-asian="normal" style:font-size-complex="12pt" style:font-weight-complex="normal"/>
    </style:style>
    <style:style style:name="P59" style:family="paragraph" style:parent-style-name="Standard">
      <style:paragraph-properties fo:text-align="center" style:justify-single-word="false"/>
      <style:text-properties style:font-name="Courier New" fo:font-size="14pt" fo:language="el" fo:country="GR"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Courier New" fo:language="el" fo:country="GR" fo:font-weight="bold" style:font-weight-asian="bold" style:font-weight-complex="bold"/>
    </style:style>
    <style:style style:name="P61" style:family="paragraph" style:parent-style-name="Standard">
      <style:paragraph-properties fo:text-align="center" style:justify-single-word="false"/>
      <style:text-properties style:font-name="Courier New" fo:font-size="15pt" fo:language="el" fo:country="GR" fo:font-weight="bold" style:font-size-asian="15pt" style:font-weight-asian="bold" style:font-size-complex="15pt" style:font-weight-complex="bold"/>
    </style:style>
    <style:style style:name="P62" style:family="paragraph" style:parent-style-name="Standard">
      <style:paragraph-properties fo:text-align="center" style:justify-single-word="false"/>
      <style:text-properties style:font-name="Courier New" fo:font-size="12pt" fo:language="el" fo:country="GR" fo:font-weight="bold" style:font-size-asian="12pt" style:font-weight-asian="bold" style:font-size-complex="12pt" style:font-weight-complex="bold"/>
    </style:style>
    <style:style style:name="P63" style:family="paragraph" style:parent-style-name="Standard">
      <style:paragraph-properties fo:text-align="center" style:justify-single-word="false"/>
      <style:text-properties style:font-name="Courier New" fo:font-size="12pt" fo:language="el" fo:country="GR" fo:font-weight="normal"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style:font-name="Courier New" fo:font-size="12pt" fo:language="el" fo:country="GR"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language="el" fo:country="GR" officeooo:paragraph-rsid="002ed0a7"/>
    </style:style>
    <style:style style:name="P66" style:family="paragraph" style:parent-style-name="Standard">
      <style:paragraph-properties fo:margin-left="0in" fo:margin-right="0in" fo:text-align="start" style:justify-single-word="false" fo:text-indent="0in" style:auto-text-indent="false">
        <style:tab-stops/>
      </style:paragraph-properties>
      <style:text-properties style:font-name="Sans" fo:font-size="10pt" officeooo:paragraph-rsid="000bbdd7" style:font-size-asian="10pt" style:font-size-complex="10pt"/>
    </style:style>
    <style:style style:name="P67" style:family="paragraph" style:parent-style-name="Standard">
      <style:paragraph-properties fo:margin-left="0in" fo:margin-right="0in" fo:text-align="start" style:justify-single-word="false" fo:text-indent="0in" style:auto-text-indent="false">
        <style:tab-stops/>
      </style:paragraph-properties>
      <style:text-properties style:font-name="Sans" fo:font-size="10pt" fo:font-weight="normal" officeooo:paragraph-rsid="0008f319" style:font-size-asian="10pt" style:font-weight-asian="normal" style:font-size-complex="10pt" style:font-weight-complex="normal"/>
    </style:style>
    <style:style style:name="P68" style:family="paragraph" style:parent-style-name="Standard">
      <style:paragraph-properties fo:margin-left="0in" fo:margin-right="0in" fo:text-align="start" style:justify-single-word="false" fo:text-indent="0in" style:auto-text-indent="false">
        <style:tab-stops/>
      </style:paragraph-properties>
      <style:text-properties style:font-name="Sans" fo:font-size="10pt" fo:language="el" fo:country="GR" fo:font-weight="normal" style:font-size-asian="10pt" style:font-weight-asian="normal" style:font-size-complex="10pt" style:font-weight-complex="normal"/>
    </style:style>
    <style:style style:name="P69" style:family="paragraph" style:parent-style-name="Standard">
      <style:paragraph-properties fo:margin-left="0in" fo:margin-right="0in" fo:text-align="start" style:justify-single-word="false" fo:text-indent="0in" style:auto-text-indent="false">
        <style:tab-stops/>
      </style:paragraph-properties>
      <style:text-properties style:font-name="Sans" fo:font-size="10pt" fo:language="el" fo:country="GR" fo:font-weight="normal" officeooo:rsid="0008f319" officeooo:paragraph-rsid="0008f319" style:font-size-asian="10pt" style:font-weight-asian="normal" style:font-size-complex="10pt" style:font-weight-complex="normal"/>
    </style:style>
    <style:style style:name="P70" style:family="paragraph" style:parent-style-name="Standard">
      <style:paragraph-properties fo:margin-left="0in" fo:margin-right="0in" fo:text-align="start" style:justify-single-word="false" fo:text-indent="0in" style:auto-text-indent="false">
        <style:tab-stops/>
      </style:paragraph-properties>
      <style:text-properties style:font-name="Sans" fo:font-size="10pt" fo:language="el" fo:country="GR" fo:font-weight="normal" officeooo:rsid="000bbdd7" officeooo:paragraph-rsid="000bbdd7" style:font-size-asian="10pt" style:font-weight-asian="normal"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ab-stops/>
      </style:paragraph-properties>
      <style:text-properties officeooo:paragraph-rsid="0008f319"/>
    </style:style>
    <style:style style:name="P72"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language="el" fo:country="GR" fo:font-weight="normal" style:font-weight-asian="normal" style:font-weight-complex="normal"/>
    </style:style>
    <style:style style:name="P73"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language="el" fo:country="GR" fo:font-weight="normal" officeooo:rsid="00122560" style:font-weight-asian="normal" style:font-weight-complex="normal"/>
    </style:style>
    <style:style style:name="P74" style:family="paragraph" style:parent-style-name="Standard">
      <style:paragraph-properties fo:margin-left="0in" fo:margin-right="0in" fo:text-align="center" style:justify-single-word="false" fo:text-indent="0in" style:auto-text-indent="false">
        <style:tab-stops/>
      </style:paragraph-properties>
      <style:text-properties style:font-name="Courier New" fo:language="el" fo:country="GR" fo:font-weight="bold" style:font-weight-asian="bold" style:font-weight-complex="bold"/>
    </style:style>
    <style:style style:name="P75"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style:font-size-asian="12pt" style:font-weight-asian="normal" style:font-size-complex="12pt" style:font-weight-complex="normal"/>
    </style:style>
    <style:style style:name="P76"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paragraph-rsid="00068bbb" style:font-size-asian="12pt" style:font-weight-asian="normal" style:font-size-complex="12pt" style:font-weight-complex="normal"/>
    </style:style>
    <style:style style:name="P77"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rsid="00076dbc" officeooo:paragraph-rsid="00076dbc" style:font-size-asian="12pt" style:font-weight-asian="normal" style:font-size-complex="12pt" style:font-weight-complex="normal"/>
    </style:style>
    <style:style style:name="P78"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rsid="00068bbb" officeooo:paragraph-rsid="00068bbb" style:font-size-asian="12pt" style:font-weight-asian="normal" style:font-size-complex="12pt" style:font-weight-complex="normal"/>
    </style:style>
    <style:style style:name="P79"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rsid="0008f319" officeooo:paragraph-rsid="0008f319" style:font-size-asian="12pt" style:font-weight-asian="normal" style:font-size-complex="12pt" style:font-weight-complex="normal"/>
    </style:style>
    <style:style style:name="P80"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rsid="000a8ddb" officeooo:paragraph-rsid="000a8ddb" style:font-size-asian="10.5pt" style:font-weight-asian="normal" style:font-size-complex="12pt" style:font-weight-complex="normal"/>
    </style:style>
    <style:style style:name="P81" style:family="paragraph" style:parent-style-name="Standard">
      <style:paragraph-properties fo:margin-left="0in" fo:margin-right="0in" fo:text-align="start" style:justify-single-word="false" fo:text-indent="0in" style:auto-text-indent="false">
        <style:tab-stops/>
      </style:paragraph-properties>
      <style:text-properties style:font-name="Courier New" fo:font-size="12pt" fo:language="el" fo:country="GR" fo:font-weight="normal" officeooo:rsid="000bbdd7" officeooo:paragraph-rsid="000bbdd7" style:font-size-asian="10.5pt" style:font-weight-asian="normal" style:font-size-complex="12pt" style:font-weight-complex="normal"/>
    </style:style>
    <style:style style:name="P82" style:family="paragraph" style:parent-style-name="Standard">
      <style:paragraph-properties fo:margin-left="0in" fo:margin-right="0in" fo:text-align="start" style:justify-single-word="false" fo:text-indent="0in" style:auto-text-indent="false">
        <style:tab-stops/>
      </style:paragraph-properties>
      <style:text-properties style:use-window-font-color="true" style:font-name="Courier new" fo:font-size="12pt" fo:language="el" fo:country="GR" officeooo:paragraph-rsid="000e30ac" style:font-size-asian="12pt" style:font-size-complex="12pt"/>
    </style:style>
    <style:style style:name="P83" style:family="paragraph" style:parent-style-name="Preformatted_20_Text">
      <style:text-properties officeooo:paragraph-rsid="0004f073"/>
    </style:style>
    <style:style style:name="P84" style:family="paragraph" style:parent-style-name="Preformatted_20_Text">
      <style:text-properties style:font-name="Calibri" officeooo:paragraph-rsid="0004f073"/>
    </style:style>
    <style:style style:name="P85" style:family="paragraph" style:parent-style-name="Preformatted_20_Text">
      <style:text-properties style:font-name="Calibri" officeooo:rsid="0004f073" officeooo:paragraph-rsid="0004f073"/>
    </style:style>
    <style:style style:name="P86" style:family="paragraph" style:parent-style-name="Preformatted_20_Text">
      <style:text-properties style:font-name="Calibri" fo:language="el" fo:country="GR" officeooo:rsid="0004f073" officeooo:paragraph-rsid="0004f073"/>
    </style:style>
    <style:style style:name="P87" style:family="paragraph" style:parent-style-name="Preformatted_20_Text">
      <style:text-properties fo:language="el" fo:country="GR"/>
    </style:style>
    <style:style style:name="P88" style:family="paragraph" style:parent-style-name="Standard">
      <style:paragraph-properties fo:margin-left="0in" fo:margin-right="0in" fo:text-align="start" style:justify-single-word="false" fo:text-indent="0.2602in" style:auto-text-indent="false">
        <style:tab-stops/>
      </style:paragraph-properties>
      <style:text-properties style:font-name="Courier New" fo:font-size="12pt" fo:language="el" fo:country="GR" fo:font-weight="normal" style:font-size-asian="12pt" style:font-weight-asian="normal" style:font-size-complex="12pt" style:font-weight-complex="normal"/>
    </style:style>
    <style:style style:name="P89" style:family="paragraph" style:parent-style-name="Standard">
      <style:paragraph-properties fo:text-align="center" style:justify-single-word="false"/>
      <style:text-properties style:font-name="Courier New" fo:language="el" fo:country="GR" fo:font-weight="bold" officeooo:paragraph-rsid="003e9659" style:font-weight-asian="bold" style:font-weight-complex="bold"/>
    </style:style>
    <style:style style:name="P90" style:family="paragraph" style:parent-style-name="Standard" style:list-style-name="L1">
      <style:paragraph-properties fo:margin-left="0in" fo:margin-right="0in" fo:text-align="start" style:justify-single-word="false" fo:text-indent="0.2602in" style:auto-text-indent="false">
        <style:tab-stops/>
      </style:paragraph-properties>
      <style:text-properties style:font-name="Courier New" fo:font-size="12pt" fo:language="el" fo:country="GR"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Courier New" fo:font-size="12pt" style:font-size-asian="12pt" style:font-size-complex="12pt"/>
    </style:style>
    <style:style style:name="T3" style:family="text">
      <style:text-properties style:font-name="Calibri" fo:language="el" fo:country="GR" officeooo:rsid="0004f073"/>
    </style:style>
    <style:style style:name="T4" style:family="text">
      <style:text-properties officeooo:rsid="00068bbb"/>
    </style:style>
    <style:style style:name="T5" style:family="text">
      <style:text-properties officeooo:rsid="0008f319"/>
    </style:style>
    <style:style style:name="T6" style:family="text">
      <style:text-properties style:font-name="Sans" fo:font-size="10pt" fo:language="el" fo:country="GR" fo:font-weight="normal" officeooo:rsid="0008f319" style:font-size-asian="10pt" style:font-weight-asian="normal" style:font-size-complex="10pt" style:font-weight-complex="normal"/>
    </style:style>
    <style:style style:name="T7" style:family="text">
      <style:text-properties style:font-name="Sans" fo:font-size="10pt" fo:language="el" fo:country="GR" officeooo:rsid="0008f319" style:font-size-asian="10pt" style:font-weight-asian="normal" style:font-size-complex="10pt" style:font-weight-complex="normal"/>
    </style:style>
    <style:style style:name="T8" style:family="text">
      <style:text-properties fo:font-size="10pt" fo:language="el" fo:country="GR" officeooo:rsid="001163a5" style:font-size-asian="10pt" style:font-weight-asian="normal" style:font-size-complex="10pt" style:font-weight-complex="normal"/>
    </style:style>
    <style:style style:name="T9" style:family="text">
      <style:text-properties fo:font-size="10pt" fo:language="el" fo:country="GR" officeooo:rsid="00203463" style:font-size-asian="10pt" style:font-size-complex="10pt"/>
    </style:style>
    <style:style style:name="T10" style:family="text">
      <style:text-properties officeooo:rsid="00122560"/>
    </style:style>
    <style:style style:name="T11" style:family="text">
      <style:text-properties fo:font-weight="normal" officeooo:rsid="000e30ac" style:font-weight-asian="normal" style:font-weight-complex="normal"/>
    </style:style>
    <style:style style:name="T12" style:family="text">
      <style:text-properties fo:font-weight="normal" officeooo:rsid="00151d61" style:font-weight-asian="normal" style:font-weight-complex="normal"/>
    </style:style>
    <style:style style:name="T13" style:family="text">
      <style:text-properties officeooo:rsid="0013a904"/>
    </style:style>
    <style:style style:name="T14" style:family="text">
      <style:text-properties officeooo:rsid="0015091d"/>
    </style:style>
    <style:style style:name="T15" style:family="text">
      <style:text-properties officeooo:rsid="00151d61"/>
    </style:style>
    <style:style style:name="T16" style:family="text">
      <style:text-properties style:use-window-font-color="true" fo:font-size="10pt" fo:language="el" fo:country="GR" fo:font-weight="normal" officeooo:rsid="001163a5" style:font-size-asian="10pt" style:font-weight-asian="normal" style:font-size-complex="10pt" style:font-weight-complex="normal"/>
    </style:style>
    <style:style style:name="T17" style:family="text">
      <style:text-properties style:use-window-font-color="true" style:font-name="Courier New" fo:font-size="12pt" fo:font-weight="normal" officeooo:rsid="002ed0a7" style:font-size-asian="10.5pt" style:font-weight-asian="normal" style:font-size-complex="12pt" style:font-weight-complex="normal"/>
    </style:style>
    <style:style style:name="T18" style:family="text">
      <style:text-properties style:use-window-font-color="true" style:font-name="Courier New" fo:font-size="12pt" fo:font-weight="normal" officeooo:rsid="0031cfaf" style:font-size-asian="10.5pt" style:font-weight-asian="normal" style:font-size-complex="12pt" style:font-weight-complex="normal"/>
    </style:style>
    <style:style style:name="T19" style:family="text">
      <style:text-properties officeooo:rsid="0019b728"/>
    </style:style>
    <style:style style:name="T20" style:family="text">
      <style:text-properties officeooo:rsid="001aa16c"/>
    </style:style>
    <style:style style:name="T21" style:family="text">
      <style:text-properties officeooo:rsid="001f4659"/>
    </style:style>
    <style:style style:name="T22" style:family="text">
      <style:text-properties officeooo:rsid="001f828c"/>
    </style:style>
    <style:style style:name="T23" style:family="text">
      <style:text-properties officeooo:rsid="00203463"/>
    </style:style>
    <style:style style:name="T24" style:family="text">
      <style:text-properties officeooo:rsid="0024ce58"/>
    </style:style>
    <style:style style:name="T25" style:family="text">
      <style:text-properties officeooo:rsid="002520b5"/>
    </style:style>
    <style:style style:name="T26" style:family="text">
      <style:text-properties officeooo:rsid="002a0da2"/>
    </style:style>
    <style:style style:name="T27" style:family="text">
      <style:text-properties officeooo:rsid="002bcffe"/>
    </style:style>
    <style:style style:name="T28" style:family="text">
      <style:text-properties officeooo:rsid="002c217f"/>
    </style:style>
    <style:style style:name="T29" style:family="text">
      <style:text-properties officeooo:rsid="002c37be"/>
    </style:style>
    <style:style style:name="T30" style:family="text">
      <style:text-properties officeooo:rsid="002d6cd4"/>
    </style:style>
    <style:style style:name="T31" style:family="text">
      <style:text-properties officeooo:rsid="003241e8"/>
    </style:style>
    <style:style style:name="T32" style:family="text">
      <style:text-properties officeooo:rsid="003413e1"/>
    </style:style>
    <style:style style:name="T33" style:family="text">
      <style:text-properties officeooo:rsid="00355713"/>
    </style:style>
    <style:style style:name="T34" style:family="text">
      <style:text-properties officeooo:rsid="0036bfe5"/>
    </style:style>
    <style:style style:name="T35" style:family="text">
      <style:text-properties fo:language="el" fo:country="GR"/>
    </style:style>
    <style:style style:name="T36" style:family="text">
      <style:text-properties fo:language="el" fo:country="GR" officeooo:rsid="0004f073"/>
    </style:style>
    <style:style style:name="T37" style:family="text">
      <style:text-properties fo:language="el" fo:country="GR" officeooo:rsid="00076dbc"/>
    </style:style>
    <style:style style:name="T38" style:family="text">
      <style:text-properties fo:language="el" fo:country="GR" officeooo:rsid="0008f319"/>
    </style:style>
    <style:style style:name="T39" style:family="text">
      <style:text-properties fo:language="el" fo:country="GR" officeooo:rsid="000bbdd7" style:font-weight-asian="normal" style:font-weight-complex="normal"/>
    </style:style>
    <style:style style:name="T40" style:family="text">
      <style:text-properties fo:language="el" fo:country="GR" fo:font-weight="normal" officeooo:rsid="000bbdd7" style:font-weight-asian="normal" style:font-weight-complex="normal"/>
    </style:style>
    <style:style style:name="T41" style:family="text">
      <style:text-properties fo:language="el" fo:country="GR" officeooo:rsid="00203463"/>
    </style:style>
    <style:style style:name="T42" style:family="text">
      <style:text-properties fo:language="el" fo:country="GR" officeooo:rsid="00231b4b"/>
    </style:style>
    <style:style style:name="T43" style:family="text">
      <style:text-properties fo:language="el" fo:country="GR" officeooo:rsid="002520b5"/>
    </style:style>
    <style:style style:name="T44" style:family="text">
      <style:text-properties officeooo:rsid="00382dbc"/>
    </style:style>
    <style:style style:name="T45" style:family="text">
      <style:text-properties officeooo:rsid="0038472d"/>
    </style:style>
    <style:style style:name="T46" style:family="text">
      <style:text-properties officeooo:rsid="00394804"/>
    </style:style>
    <style:style style:name="T47" style:family="text">
      <style:text-properties officeooo:rsid="003a1fc1"/>
    </style:style>
    <style:style style:name="T48" style:family="text">
      <style:text-properties officeooo:rsid="003bab5e"/>
    </style:style>
    <style:style style:name="T49" style:family="text">
      <style:text-properties officeooo:rsid="003cd819"/>
    </style:style>
    <style:style style:name="T50" style:family="text">
      <style:text-properties officeooo:rsid="003e96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Σχολή Ηλεκτρολόγων Μηχανικών και Μηχανικών Υπολογιστών</text:p>
      <text:p text:style-name="P59">Εργαστήριο Λειτουργικών Συστημάτων</text:p>
      <text:p text:style-name="P59">Ακαδημαϊκό έτος 2012-2013</text:p>
      <text:p text:style-name="P89"><text:span text:style-name="T50">Ομάδα Β09</text:span></text:p>
      <text:p text:style-name="P89"><text:span text:style-name="T50">Ροζής Μιχάλης 03109704</text:span></text:p>
      <text:p text:style-name="P89"><text:span text:style-name="T50">Τερλεμές Νίκος 03109110</text:span></text:p>
      <text:p text:style-name="P60"/>
      <text:p text:style-name="P61">Αναφορά Εργαστηριακών Ασκήσεων</text:p>
      <text:p text:style-name="P61"/>
      <text:p text:style-name="P62"/>
      <text:p text:style-name="P62">2η εργαστηριακή άσκηση</text:p>
      <text:p text:style-name="P63">Chat session μεταξύ δυο peers</text:p>
      <text:p text:style-name="P63">Επέκταση για υποστήριξη κρυπτογραφημένων μηνυμάτων</text:p>
      <text:p text:style-name="P63">Κρυπτογραφική Συσκευή VirtIO για QEMU-KVM</text:p>
      <text:p text:style-name="P64"/>
      <text:p text:style-name="P64"/>
      <text:p text:style-name="P64">Η 2η εργαστηριακή άσκηση περιλαμβάνει τρία ζητούμενα:</text:p>
      <text:list xml:id="list582962211" text:style-name="L1">
        <text:list-item>
          <text:p text:style-name="P90">Στο πρώτο ζητούμενο μας ζητείται να υλοποιήσουμε μια εφαρμογή chat για αμφίδρομη επικοινωνία μεταξύ δυο peers. Η επικοινωνία θα επιτυγχάνεται με χρήση του BSD Socket API και τα δεδομένα δεν θα υφίστανται καμία κρυπτογράφηση.</text:p>
        </text:list-item>
        <text:list-item>
          <text:p text:style-name="P90">Στο δεύτερο μέρος της άσκησης μας ζητείται να επεκτείνουμε το πρώτο ζητούμενο ώστε τα δεδομένα να κινούνται πάνω στο δίκτυο κρυπτογραφημένα. Η κρυπτογράφηση και η αποκρυπτογράφησή τους θα πραγματοποιείται από την εικονική συσκευή cryptodev που βρίσκεται <text:span text:style-name="T49">στον</text:span> αποστολέα <text:span text:style-name="T49">καθως </text:span>και <text:span text:style-name="T49">στον </text:span>παραλήπτη.</text:p>
        </text:list-item>
        <text:list-item>
          <text:p text:style-name="P90">Στο τρίτο και τελευταίο ζητούμενο της άσκησης, επεκτείνουμε τα προηγούμενα ζητήματα ώστε η κρυπτογράφηση να πραγματοποιείται στο “εξωτερικό μηχάνημα”. Συγκεκριμένα, χρησιμοποιούμε virtualization μέσω του QEMU-KVM ώστε να δημιουργήσουμε ένα εικονικό μηχάνημα <text:s/>(guest) μέσα στο ήδη υπάρχον μηχάνημα (host). Στο guest μηχάνημα πραγματοποιούνται κλήσεις ioctl προς μια εικονική κρυπτογραφική συσκευή οι οποίες αντιστοιχίζονται σε κλήσεις ioctl <text:span text:style-name="T10">στη συσκευή cryptodev που χρησιμοποιήθηκε στο 2ο ζήτημα και βρίσκεται στο host μηχάνημα.</text:span></text:p>
        </text:list-item>
      </text:list>
      <text:p text:style-name="P88"/>
      <text:p text:style-name="P88"/>
      <text:p text:style-name="P72"><text:span text:style-name="T1">Ζητούμενο 1ο):</text:span><text:tab/></text:p>
      <text:p text:style-name="P72"><text:tab/>Στο πρώτο ζητούμενο της άσκησης υλοποιούμε μια εφαρμογή chat η οποία υποστηρίζει επικοινωνία peer-to-peer μεταξύ μόνο δυο peers και δεν χρησιμοποιείται μεσολαβητής – server για την εγκαθίδρυση της σύνδεσης. Στην υλοποίησή μας, και τα δυο peers έχουν ίσες ευκαιρίες ως προς το hosting του session. <text:span text:style-name="T10">Με τον όρο hosting εννοούμε ότι ένα μέλος της συνεδρίας θα λειτουργεί ως server, δηλαδή θα έχει ρυθμίσει κατάλληλα ένα socket και θα “ακούει” σε αυτό για νέες αιτήσεις σύνδεσης. </text:span></text:p>
      <text:p text:style-name="P73"/>
      <text:p text:style-name="P74">Περιγραφή υλοποίησης</text:p>
      <text:p text:style-name="P72"/>
      <text:p text:style-name="P72"><text:tab/>Η βάση της υλοποίησής μας είναι η αμοιβαία δυνατότητα για hosting του chat session με επαναλαμβανόμενες δοκιμές ως client και ως server. <text:span text:style-name="T13">Με τον όρο client εννοούμε την πραγματοποίηση </text:span><text:soft-page-break/><text:span text:style-name="T13">κλήσεων συστήματος connect (αίτηση για σύνδεση σε συγκεκριμένη διεύθυνση και θύρα) και με τον όρο server εννοούμε την </text:span><text:span text:style-name="T13">πραγματοποίηση κλήσεων bind, listen και accept, δηλαδή την αναμονή για αιτήσεις συνδέσεων απο άλλες διεργασίες. </text:span>Αρχικά, το πρώτο μέλος της συνομιλίας που θέλει να επικοινωνήσει με το <text:span text:style-name="T13">δεύτερο</text:span> μέλος, δοκιμάζει να συνδεθεί σε μια προκαθορισμένη θύρα (στην περίπτωσή μας 35001) και <text:span text:style-name="T13">στη </text:span>διεύθυνση του άλλου μέλους. Δηλαδή κάνει μια κλήση της connect πάνω σε ένα socket για TCP/IP πρωτόκολλο. Αν η κλήση αποτύχει, αυτό σημαίνει οτι δεν υπάρχει κανείς ο οποίος ακούει για συνδέσεις στο άλλο άκρο. Τότε δοκιμάζει να γίνει host για το συγκεκριμένο session, δηλαδή ετοιμάζει ένα server configuration μέσω κλήσεων στις bind, listen και accept. Πλέον, δηλαδή, ακούει σε μια συγκεκριμένη θύρα για εισερχόμενες συνδέσεις. Ύστερα από ορισμένο διάστημα (στην υλοποίησή μας έχει οριστεί στα 3 δευτερόλεπτα) κατά το οποίο δεν έχει πραγματοποιηθεί αίτηση για σύνδεση από άλλη εφαρμογή, το πρώτο μέλος ξαναδοκιμάζει να συνδεθεί ως client πλέον στην ίδια διεύθυνση και θύρα της πρώτης προσπάθειας. <text:span text:style-name="T13">Σε περίπτωση που πραγματοποιηθεί αίτηση για σύνδεση τότε η εγκατάσταση σύνδεσης γίνεται επιτυχώς. </text:span>Αν πάλι αποτύχει η σύνδεση δοκιμάζει πάλι ως server και η διαδικασία αυτή επαναλαμβάνεται συνεχώς. Παράλληλα, τον ίδιο κώδικα τρέχει και το δεύτερο μέλος της συνεδρίας, δηλαδή τη μια προσπαθεί να συνδεθεί στο άλλο μηχάνημα (ή εφαρμογή) και την άλλη προσπαθεί να ακούσει για αιτήσεις για σύνδεση από άλλα μηχανήματα ή εφαρμογές.</text:p>
      <text:p text:style-name="P72"><text:tab/>Θεωρητικά, για να αποτύχει η εγκαθίδρυση σύνδεσης μεταξύ των δυο μελών της συνεδρίας θα πρέπει να δοκιμάζουν ταυτόχρονα <text:span text:style-name="T13">και οι δυο διαδικασίες </text:span>να συνδεθούν ως client και ταυτόχρονα ως server, δηλαδή οι κλήσεις της connect και της accept να γίνονται ταυτόχρονα επ' άπειρον. Συνυπολογίζοντας τις διαφορές στην αρχιτεκτονική των μηχανημάτων, στη συχνότητα των ρολογιών, στο scheduling που υφίστανται από τον χρονοδρομολογητή, φαίνεται μάλλον απίθανο να αποτύχει η εγκατάσταση σύνδεσης μεταξύ των δυο εφαρμογών.</text:p>
      <text:p text:style-name="P72"><text:tab/>Μια εναλλακτική υλοποίηση του chat είναι το κάθε μέλος να δοκιμάζει πρώτα να κάνει σύνδεση ως client (με κλήση στην connect) και αν αποτύχει να δοκιμάζει να γίνει host της συνεδρίας (περιμένοντας αίτηση για σύνδεση) και να παραμένει σε server configuration για πάντα. Αυτή η προσέγγιση είναι πιο εύκολη στην υλοποίησή της αλλά η πιθανότητα να αποτύχει η εγκατάσταση σύνδεσης είναι αυξημένη καθώς αρκούν δυο ταυτόχρονες δοκιμές ως client από το κάθε μέλος ώστε να μπουν και τα δυο μέλη σε server configuration, <text:span text:style-name="T13">αναμένοντας για νέες</text:span> αιτήσεις σύνδεσης.</text:p>
      <text:p text:style-name="P72"/>
      <text:p text:style-name="P72"><text:tab/></text:p>
      <text:p text:style-name="P72"/>
      <text:p text:style-name="P74">Λεπτομέρειες υλοποίησης</text:p>
      <text:p text:style-name="P74"/>
      <text:p text:style-name="P72">Όπως αναφέρθηκε παραπάνω, η κλήση accept μπλοκάρει αναμένοντας για καινούργιες αιτήσεις, κάτι το οποίο μειώνει την λειτουργικότητα της υλοποίησής μας. Για το λόγο αυτό χρησιμοποιούμε την κλήση συστήματος select του UNIX η οποία παρακολουθεί ένα σύνολο από file descriptors και με τη χρήση κατάλληλων μακροεντολών ενημερώνει για το πότε ένας file descriptor είναι έτοιμος για μια <text:soft-page-break/>συγκεκριμένη κλήση συστήματος πάνω σε αυτόν. Έτσι αντί να καλέσουμε κατευθείαν την accept και να μπλοκάρει μέχρι να έρθει αίτηση για σύνδεση, καλούμε την select και αυτή μας ενημερώνει πότε ο file descriptor που αντιστοιχεί στο socket έχει δεχτεί αίτημα για σύνδεση. Χωρίς τη χρήση της select η υλοποίησή μας θα αποτύγχανε να εγκαταστήσει σύνδεση μεταξύ των δυο συνομιλητών διότι αυτή βασίζεται στην επαναλαμβανόμενη προσπάθεια σύνδεσης ως client και ως server.</text:p>
      <text:p text:style-name="P72"/>
      <text:p text:style-name="P72">Αρχικά παρατίθενται <text:span text:style-name="T13">για πληρ</text:span><text:span text:style-name="T49">ό</text:span><text:span text:style-name="T13">τητα </text:span>οι δηλώσεις μεταβλητών και κάποιες αρχικοποιήσεις:</text:p>
      <text:p text:style-name="P72"/>
      <text:p text:style-name="P84"><text:span text:style-name="keyword3_5f_c"><text:span text:style-name="T36"><text:s text:c="8"/>int</text:span></text:span><text:span text:style-name="T36"> sd</text:span><text:span text:style-name="symbol0_5f_c"><text:span text:style-name="T36">,</text:span></text:span><text:span text:style-name="T36">port</text:span><text:span text:style-name="symbol0_5f_c"><text:span text:style-name="T36">,</text:span></text:span><text:span text:style-name="T36">newsd</text:span><text:span text:style-name="symbol0_5f_c"><text:span text:style-name="T36">,</text:span></text:span><text:span text:style-name="T36">flag</text:span><text:span text:style-name="symbol0_5f_c"><text:span text:style-name="T36">;</text:span></text:span><text:span text:style-name="T36"> </text:span></text:p>
      <text:p text:style-name="P84"><text:span text:style-name="T36"><text:s text:c="8"/>ssize_t n</text:span><text:span text:style-name="symbol0_5f_c"><text:span text:style-name="T36">;</text:span></text:span><text:span text:style-name="T36"> </text:span></text:p>
      <text:p text:style-name="P84"><text:span text:style-name="T36"><text:s text:c="8"/>socklen_t len</text:span><text:span text:style-name="symbol0_5f_c"><text:span text:style-name="T36">;</text:span></text:span><text:span text:style-name="T36"> </text:span></text:p>
      <text:p text:style-name="P84"><text:span text:style-name="T36"><text:s text:c="8"/></text:span><text:span text:style-name="keyword3_5f_c"><text:span text:style-name="T36">char</text:span></text:span><text:span text:style-name="T36"> buf</text:span><text:span text:style-name="symbol0_5f_c"><text:span text:style-name="T36">[</text:span></text:span><text:span text:style-name="number_5f_c"><text:span text:style-name="T36">100</text:span></text:span><text:span text:style-name="symbol0_5f_c"><text:span text:style-name="T36">];</text:span></text:span><text:span text:style-name="T36"> </text:span></text:p>
      <text:p text:style-name="P84"><text:span text:style-name="T36"><text:s text:c="8"/></text:span><text:span text:style-name="keyword3_5f_c"><text:span text:style-name="T36">char</text:span></text:span><text:span text:style-name="T36"> </text:span><text:span text:style-name="symbol0_5f_c"><text:span text:style-name="T36">*</text:span></text:span><text:span text:style-name="T36">hostname</text:span><text:span text:style-name="symbol0_5f_c"><text:span text:style-name="T36">;</text:span></text:span><text:span text:style-name="T36"> </text:span></text:p>
      <text:p text:style-name="P84"><text:span text:style-name="T36"><text:s text:c="8"/></text:span><text:span text:style-name="keyword3_5f_c"><text:span text:style-name="T36">struct</text:span></text:span><text:span text:style-name="T36"> hostent </text:span><text:span text:style-name="symbol0_5f_c"><text:span text:style-name="T36">*</text:span></text:span><text:span text:style-name="T36">hp</text:span><text:span text:style-name="symbol0_5f_c"><text:span text:style-name="T36">;</text:span></text:span><text:span text:style-name="T36"> </text:span></text:p>
      <text:p text:style-name="P84"><text:span text:style-name="T36"><text:s text:c="8"/></text:span><text:span text:style-name="keyword3_5f_c"><text:span text:style-name="T36">struct</text:span></text:span><text:span text:style-name="T36"> sockaddr_in sa</text:span><text:span text:style-name="symbol0_5f_c"><text:span text:style-name="T36">,</text:span></text:span><text:span text:style-name="T36">sa_server</text:span><text:span text:style-name="symbol0_5f_c"><text:span text:style-name="T36">;</text:span></text:span><text:span text:style-name="T36"> </text:span></text:p>
      <text:p text:style-name="P84"><text:span text:style-name="T36"><text:s text:c="8"/>fd_set rfds</text:span><text:span text:style-name="symbol0_5f_c"><text:span text:style-name="T36">;</text:span></text:span><text:span text:style-name="T36"> </text:span></text:p>
      <text:p text:style-name="P84"><text:span text:style-name="T36"><text:s text:c="8"/></text:span><text:span text:style-name="keyword3_5f_c"><text:span text:style-name="T36">struct</text:span></text:span><text:span text:style-name="T36"> timeval tv</text:span><text:span text:style-name="symbol0_5f_c"><text:span text:style-name="T36">;</text:span></text:span><text:span text:style-name="T36"> </text:span></text:p>
      <text:p text:style-name="P84"><text:span text:style-name="T36"><text:s text:c="8"/></text:span><text:span text:style-name="keyword3_5f_c"><text:span text:style-name="T36">char</text:span></text:span><text:span text:style-name="T36"> addrstr</text:span><text:span text:style-name="symbol0_5f_c"><text:span text:style-name="T36">[</text:span></text:span><text:span text:style-name="T36">INET_ADDRSTRLEN</text:span><text:span text:style-name="symbol0_5f_c"><text:span text:style-name="T36">];</text:span></text:span><text:span text:style-name="T36"> </text:span></text:p>
      <text:p text:style-name="P86"/>
      <text:p text:style-name="P84"><text:span text:style-name="T36"><text:s text:c="8"/></text:span><text:span text:style-name="keyword0_5f_c"><text:span text:style-name="T36">if</text:span></text:span><text:span text:style-name="T36"> </text:span><text:span text:style-name="symbol0_5f_c"><text:span text:style-name="T36">(</text:span></text:span><text:span text:style-name="T36">argc </text:span><text:span text:style-name="symbol0_5f_c"><text:span text:style-name="T36">!=</text:span></text:span><text:span text:style-name="T36"> </text:span><text:span text:style-name="number_5f_c"><text:span text:style-name="T36">3</text:span></text:span><text:span text:style-name="symbol0_5f_c"><text:span text:style-name="T36">)</text:span></text:span><text:span text:style-name="T36"> </text:span><text:span text:style-name="symbol0_5f_c"><text:span text:style-name="T36">{</text:span></text:span><text:span text:style-name="T36"> </text:span></text:p>
      <text:p text:style-name="P84"><text:span text:style-name="T36"><text:s text:c="16"/>fprintf</text:span><text:span text:style-name="symbol0_5f_c"><text:span text:style-name="T36">(</text:span></text:span><text:span text:style-name="T36">stderr</text:span><text:span text:style-name="symbol0_5f_c"><text:span text:style-name="T36">,</text:span></text:span><text:span text:style-name="T36"> </text:span><text:span text:style-name="string_5f_c"><text:span text:style-name="T36">"Usage: %s hostname port</text:span></text:span><text:span text:style-name="escaped_5f_c"><text:span text:style-name="T36">\n</text:span></text:span><text:span text:style-name="string_5f_c"><text:span text:style-name="T36">"</text:span></text:span><text:span text:style-name="symbol0_5f_c"><text:span text:style-name="T36">,</text:span></text:span><text:span text:style-name="T36"> argv</text:span><text:span text:style-name="symbol0_5f_c"><text:span text:style-name="T36">[</text:span></text:span><text:span text:style-name="number_5f_c"><text:span text:style-name="T36">0</text:span></text:span><text:span text:style-name="symbol0_5f_c"><text:span text:style-name="T36">]);</text:span></text:span><text:span text:style-name="T36"> </text:span></text:p>
      <text:p text:style-name="P84"><text:span text:style-name="T36"><text:s text:c="16"/>exit</text:span><text:span text:style-name="symbol0_5f_c"><text:span text:style-name="T36">(</text:span></text:span><text:span text:style-name="number_5f_c"><text:span text:style-name="T36">1</text:span></text:span><text:span text:style-name="symbol0_5f_c"><text:span text:style-name="T36">);</text:span></text:span><text:span text:style-name="T36"> </text:span></text:p>
      <text:p text:style-name="P84"><text:span text:style-name="T36"><text:s text:c="8"/></text:span><text:span text:style-name="symbol0_5f_c"><text:span text:style-name="T36">}</text:span></text:span><text:span text:style-name="T36"> </text:span></text:p>
      <text:p text:style-name="P84"><text:span text:style-name="T36"><text:s text:c="8"/>hostname </text:span><text:span text:style-name="symbol0_5f_c"><text:span text:style-name="T36">=</text:span></text:span><text:span text:style-name="T36"> argv</text:span><text:span text:style-name="symbol0_5f_c"><text:span text:style-name="T36">[</text:span></text:span><text:span text:style-name="number_5f_c"><text:span text:style-name="T36">1</text:span></text:span><text:span text:style-name="symbol0_5f_c"><text:span text:style-name="T36">];</text:span></text:span><text:span text:style-name="T36"> </text:span></text:p>
      <text:p text:style-name="P84"><text:span text:style-name="T36"><text:s text:c="8"/>port </text:span><text:span text:style-name="symbol0_5f_c"><text:span text:style-name="T36">=</text:span></text:span><text:span text:style-name="T36"> atoi</text:span><text:span text:style-name="symbol0_5f_c"><text:span text:style-name="T36">(</text:span></text:span><text:span text:style-name="T36">argv</text:span><text:span text:style-name="symbol0_5f_c"><text:span text:style-name="T36">[</text:span></text:span><text:span text:style-name="number_5f_c"><text:span text:style-name="T36">2</text:span></text:span><text:span text:style-name="symbol0_5f_c"><text:span text:style-name="T36">]);</text:span></text:span><text:span text:style-name="T36"> </text:span><text:span text:style-name="comment_5f_multi_5f_c"><text:span text:style-name="T36">/* Needs better error checking */</text:span></text:span><text:span text:style-name="T36"> </text:span></text:p>
      <text:p text:style-name="P86"/>
      <text:p text:style-name="P84"><text:span text:style-name="T36"><text:s text:c="8"/></text:span><text:span text:style-name="comment_5f_multi_5f_c"><text:span text:style-name="T36">/* Create TCP/IP socket, used as main chat channel */</text:span></text:span><text:span text:style-name="T36"> </text:span></text:p>
      <text:p text:style-name="P84"><text:span text:style-name="T36"><text:s text:c="8"/></text:span><text:span text:style-name="comment_5f_multi_5f_c"><text:span text:style-name="T36">/* Look up remote hostname on DNS */</text:span></text:span><text:span text:style-name="T36"> </text:span></text:p>
      <text:p text:style-name="P84"><text:span text:style-name="T36"><text:s text:c="8"/></text:span><text:span text:style-name="keyword0_5f_c"><text:span text:style-name="T36">if</text:span></text:span><text:span text:style-name="T36"> </text:span><text:span text:style-name="symbol0_5f_c"><text:span text:style-name="T36">(</text:span></text:span><text:span text:style-name="T36"> </text:span><text:span text:style-name="symbol0_5f_c"><text:span text:style-name="T36">!(</text:span></text:span><text:span text:style-name="T36">hp </text:span><text:span text:style-name="symbol0_5f_c"><text:span text:style-name="T36">=</text:span></text:span><text:span text:style-name="T36"> gethostbyname</text:span><text:span text:style-name="symbol0_5f_c"><text:span text:style-name="T36">(</text:span></text:span><text:span text:style-name="T36">hostname</text:span><text:span text:style-name="symbol0_5f_c"><text:span text:style-name="T36">)))</text:span></text:span><text:span text:style-name="T36"> </text:span><text:span text:style-name="symbol0_5f_c"><text:span text:style-name="T36">{</text:span></text:span><text:span text:style-name="T36"> </text:span></text:p>
      <text:p text:style-name="P84"><text:span text:style-name="T36"><text:s text:c="16"/></text:span><text:span text:style-name="keyword2_5f_c"><text:span text:style-name="T36">printf</text:span></text:span><text:span text:style-name="symbol0_5f_c"><text:span text:style-name="T36">(</text:span></text:span><text:span text:style-name="string_5f_c"><text:span text:style-name="T36">"DNS lookup failed for host %s</text:span></text:span><text:span text:style-name="escaped_5f_c"><text:span text:style-name="T36">\n</text:span></text:span><text:span text:style-name="string_5f_c"><text:span text:style-name="T36">"</text:span></text:span><text:span text:style-name="symbol0_5f_c"><text:span text:style-name="T36">,</text:span></text:span><text:span text:style-name="T36"> hostname</text:span><text:span text:style-name="symbol0_5f_c"><text:span text:style-name="T36">);</text:span></text:span><text:span text:style-name="T36"> </text:span></text:p>
      <text:p text:style-name="P84"><text:span text:style-name="T36"><text:s text:c="16"/>exit</text:span><text:span text:style-name="symbol0_5f_c"><text:span text:style-name="T36">(</text:span></text:span><text:span text:style-name="number_5f_c"><text:span text:style-name="T36">1</text:span></text:span><text:span text:style-name="symbol0_5f_c"><text:span text:style-name="T36">);</text:span></text:span><text:span text:style-name="T36"> </text:span></text:p>
      <text:p text:style-name="P84"><text:span text:style-name="T36"><text:s text:c="8"/></text:span><text:span text:style-name="symbol0_5f_c"><text:span text:style-name="T36">}</text:span></text:span></text:p>
      <text:p text:style-name="P87"><text:s text:c="4"/></text:p>
      <text:p text:style-name="P68"><text:tab/><text:span text:style-name="T2">Πλέον η μεταβλητές </text:span><text:span text:style-name="T2">port </text:span><text:span text:style-name="T2">και </text:span><text:span text:style-name="T2">hostname </text:span><text:span text:style-name="T2">περιλαμβάνουν τη θύρα και τη διεύθυνση στην οποία επιχειρούμε να συνδεθούμε.</text:span></text:p>
      <text:p text:style-name="P75"/>
      <text:p text:style-name="P75">Στη συνέχεια δημιουργούμε ένα socket για TCP/IP στη συγκεκριμένη διεύθυνση και θύρα μέσω της συνάρτησης client_init.</text:p>
      <text:p text:style-name="P75"/>
      <text:p text:style-name="P83"><text:span text:style-name="keyword3_5f_c"><text:span text:style-name="T3">int</text:span></text:span><text:span text:style-name="T3"> client_init</text:span><text:span text:style-name="symbol0_5f_c"><text:span text:style-name="T3">(</text:span></text:span><text:span text:style-name="keyword3_5f_c"><text:span text:style-name="T3">struct</text:span></text:span><text:span text:style-name="T3"> sockaddr_in </text:span><text:span text:style-name="symbol0_5f_c"><text:span text:style-name="T3">*</text:span></text:span><text:span text:style-name="T3">sa_client</text:span><text:span text:style-name="symbol0_5f_c"><text:span text:style-name="T3">,</text:span></text:span><text:span text:style-name="T3"> </text:span><text:span text:style-name="keyword3_5f_c"><text:span text:style-name="T3">int</text:span></text:span><text:span text:style-name="T3"> port</text:span><text:span text:style-name="symbol0_5f_c"><text:span text:style-name="T3">,</text:span></text:span><text:span text:style-name="T3"> </text:span><text:span text:style-name="keyword3_5f_c"><text:span text:style-name="T3">struct</text:span></text:span><text:span text:style-name="T3"> hostent </text:span><text:span text:style-name="symbol0_5f_c"><text:span text:style-name="T3">*</text:span></text:span><text:span text:style-name="T3">hp</text:span><text:span text:style-name="symbol0_5f_c"><text:span text:style-name="T3">)</text:span></text:span><text:span text:style-name="T3"> </text:span><text:span text:style-name="symbol0_5f_c"><text:span text:style-name="T3">{</text:span></text:span><text:span text:style-name="T3"> </text:span></text:p>
      <text:p text:style-name="P83"><text:span text:style-name="T3"><text:s text:c="8"/></text:span><text:span text:style-name="keyword3_5f_c"><text:span text:style-name="T3">int</text:span></text:span><text:span text:style-name="T3"> sd</text:span><text:span text:style-name="symbol0_5f_c"><text:span text:style-name="T3">;</text:span></text:span><text:span text:style-name="T3"> </text:span></text:p>
      <text:p text:style-name="P83"><text:span text:style-name="T3"><text:s text:c="8"/></text:span><text:span text:style-name="keyword0_5f_c"><text:span text:style-name="T3">if</text:span></text:span><text:span text:style-name="T3"> </text:span><text:span text:style-name="symbol0_5f_c"><text:span text:style-name="T3">((</text:span></text:span><text:span text:style-name="T3">sd </text:span><text:span text:style-name="symbol0_5f_c"><text:span text:style-name="T3">=</text:span></text:span><text:span text:style-name="T3"> socket</text:span><text:span text:style-name="symbol0_5f_c"><text:span text:style-name="T3">(</text:span></text:span><text:span text:style-name="T3">PF_INET</text:span><text:span text:style-name="symbol0_5f_c"><text:span text:style-name="T3">,</text:span></text:span><text:span text:style-name="T3"> SOCK_STREAM</text:span><text:span text:style-name="symbol0_5f_c"><text:span text:style-name="T3">,</text:span></text:span><text:span text:style-name="T3"> </text:span><text:span text:style-name="number_5f_c"><text:span text:style-name="T3">0</text:span></text:span><text:span text:style-name="symbol0_5f_c"><text:span text:style-name="T3">))</text:span></text:span><text:span text:style-name="T3"> </text:span><text:span text:style-name="symbol0_5f_c"><text:span text:style-name="T3">&lt;</text:span></text:span><text:span text:style-name="T3"> </text:span><text:span text:style-name="number_5f_c"><text:span text:style-name="T3">0</text:span></text:span><text:span text:style-name="symbol0_5f_c"><text:span text:style-name="T3">)</text:span></text:span><text:span text:style-name="T3"> </text:span><text:span text:style-name="symbol0_5f_c"><text:span text:style-name="T3">{</text:span></text:span><text:span text:style-name="T3"> </text:span></text:p>
      <text:p text:style-name="P83"><text:span text:style-name="T3"><text:s text:c="16"/>perror</text:span><text:span text:style-name="symbol0_5f_c"><text:span text:style-name="T3">(</text:span></text:span><text:span text:style-name="string_5f_c"><text:span text:style-name="T3">"socket"</text:span></text:span><text:span text:style-name="symbol0_5f_c"><text:span text:style-name="T3">);</text:span></text:span><text:span text:style-name="T3"> </text:span></text:p>
      <text:p text:style-name="P83"><text:span text:style-name="T3"><text:s text:c="16"/>exit</text:span><text:span text:style-name="symbol0_5f_c"><text:span text:style-name="T3">(</text:span></text:span><text:span text:style-name="number_5f_c"><text:span text:style-name="T3">1</text:span></text:span><text:span text:style-name="symbol0_5f_c"><text:span text:style-name="T3">);</text:span></text:span><text:span text:style-name="T3"> </text:span></text:p>
      <text:p text:style-name="P83"><text:span text:style-name="T3"><text:s text:c="8"/></text:span><text:span text:style-name="symbol0_5f_c"><text:span text:style-name="T3">}</text:span></text:span><text:span text:style-name="T3"> </text:span></text:p>
      <text:p text:style-name="P83"><text:span text:style-name="T3"><text:s text:c="8"/>fprintf</text:span><text:span text:style-name="symbol0_5f_c"><text:span text:style-name="T3">(</text:span></text:span><text:span text:style-name="T3">stderr</text:span><text:span text:style-name="symbol0_5f_c"><text:span text:style-name="T3">,</text:span></text:span><text:span text:style-name="T3"> </text:span><text:span text:style-name="string_5f_c"><text:span text:style-name="T3">"Created TCP socket</text:span></text:span><text:span text:style-name="escaped_5f_c"><text:span text:style-name="T3">\n</text:span></text:span><text:span text:style-name="string_5f_c"><text:span text:style-name="T3">"</text:span></text:span><text:span text:style-name="symbol0_5f_c"><text:span text:style-name="T3">);</text:span></text:span><text:span text:style-name="T3"> </text:span></text:p>
      <text:p text:style-name="P83"><text:span text:style-name="T3"><text:s text:c="8"/>sa_client</text:span><text:span text:style-name="symbol0_5f_c"><text:span text:style-name="T3">-&gt;</text:span></text:span><text:span text:style-name="T3">sin_family </text:span><text:span text:style-name="symbol0_5f_c"><text:span text:style-name="T3">=</text:span></text:span><text:span text:style-name="T3"> AF_INET</text:span><text:span text:style-name="symbol0_5f_c"><text:span text:style-name="T3">;</text:span></text:span><text:span text:style-name="T3"> </text:span></text:p>
      <text:p text:style-name="P83"><text:span text:style-name="T3"><text:s text:c="8"/>sa_client</text:span><text:span text:style-name="symbol0_5f_c"><text:span text:style-name="T3">-&gt;</text:span></text:span><text:span text:style-name="T3">sin_port </text:span><text:span text:style-name="symbol0_5f_c"><text:span text:style-name="T3">=</text:span></text:span><text:span text:style-name="T3"> htons</text:span><text:span text:style-name="symbol0_5f_c"><text:span text:style-name="T3">(</text:span></text:span><text:span text:style-name="T3">port</text:span><text:span text:style-name="symbol0_5f_c"><text:span text:style-name="T3">);</text:span></text:span><text:span text:style-name="T3"> </text:span></text:p>
      <text:p text:style-name="P83"><text:span text:style-name="T3"><text:s text:c="8"/>memcpy</text:span><text:span text:style-name="symbol0_5f_c"><text:span text:style-name="T3">(&amp;(</text:span></text:span><text:span text:style-name="T3">sa_client</text:span><text:span text:style-name="symbol0_5f_c"><text:span text:style-name="T3">-&gt;</text:span></text:span><text:span text:style-name="T3">sin_addr.</text:span><text:span text:style-name="member0_5f_c"><text:span text:style-name="T3">s_addr</text:span></text:span><text:span text:style-name="symbol0_5f_c"><text:span text:style-name="T3">),</text:span></text:span><text:span text:style-name="T3"> hp</text:span><text:span text:style-name="symbol0_5f_c"><text:span text:style-name="T3">-&gt;</text:span></text:span><text:span text:style-name="T3">h_addr</text:span><text:span text:style-name="symbol0_5f_c"><text:span text:style-name="T3">,</text:span></text:span><text:span text:style-name="T3"> </text:span><text:span text:style-name="keyword3_5f_c"><text:span text:style-name="T3">sizeof</text:span></text:span><text:span text:style-name="symbol0_5f_c"><text:span text:style-name="T3">(</text:span></text:span><text:span text:style-name="keyword3_5f_c"><text:span text:style-name="T3">struct</text:span></text:span><text:span text:style-name="T3"> in_addr</text:span><text:span text:style-name="symbol0_5f_c"><text:span text:style-name="T3">));</text:span></text:span><text:span text:style-name="T3"> </text:span></text:p>
      <text:p text:style-name="P83"><text:span text:style-name="T3"><text:s text:c="8"/></text:span><text:span text:style-name="keyword0_5f_c"><text:span text:style-name="T3">return</text:span></text:span><text:span text:style-name="T3"> sd</text:span><text:span text:style-name="symbol0_5f_c"><text:span text:style-name="T3">;</text:span></text:span><text:span text:style-name="T3"> </text:span></text:p>
      <text:p text:style-name="P83"><text:span text:style-name="symbol0_5f_c"><text:span text:style-name="T3">}</text:span></text:span></text:p>
      <text:p text:style-name="P75"/>
      <text:p text:style-name="P76"><text:span text:style-name="T4">Η συνάρτηση αυτή δημιουργεί ένα καινούργιο socket το οποίο έχει ρυθμιστεί για TCP/IP πρωτόκολλο και αρχικοποιεί τη δομή </text:span><text:soft-page-break/><text:span text:style-name="T4">sockaddr_in με πεδία family=INET,sin_port=htons(port) και sin_addr τη διεύθυνση που εισάγαμε ως argument στην εφαρμογή, την οποία </text:span><text:span text:style-name="T4">εχουμε επεξεργαστεί </text:span><text:span text:style-name="T14">προηγουμένως </text:span><text:span text:style-name="T4">κατάλληλα. <text:s/>Η δομή αυτή θα δοθεί ως παράμετρος στη συνάρτηση connect η οποία θα προσπαθήσει να εγκαθιδρύσει σύνδεση στη συγκεκριμένη διεύθυνση και πόρτα. </text:span><text:span text:style-name="T5">Η συνάρτηση επιστρέφει τον file descriptor που αντιστοιχεί στο συγκεκριμένο socket.</text:span></text:p>
      <text:p text:style-name="P77"/>
      <text:p text:style-name="P77">Ακολούθως δίνεται η συνάρτηση server_init η οποία έχει την ευθύνη για την κατάλληλη παραμετροποίηση ώστε η διαδικασία να λειτουργεί ως server της συνεδρίας.</text:p>
      <text:p text:style-name="P77"/>
      <text:p text:style-name="P85"><text:span text:style-name="keyword3_5f_c"><text:span text:style-name="T35">int</text:span></text:span><text:span text:style-name="T35"> server_init</text:span><text:span text:style-name="symbol0_5f_c"><text:span text:style-name="T35">(</text:span></text:span><text:span text:style-name="keyword3_5f_c"><text:span text:style-name="T35">struct</text:span></text:span><text:span text:style-name="T35"> sockaddr_in </text:span><text:span text:style-name="symbol0_5f_c"><text:span text:style-name="T35">*</text:span></text:span><text:span text:style-name="T35">sa_server</text:span><text:span text:style-name="symbol0_5f_c"><text:span text:style-name="T35">)</text:span></text:span><text:span text:style-name="T35"> </text:span><text:span text:style-name="symbol0_5f_c"><text:span text:style-name="T35">{</text:span></text:span><text:span text:style-name="T35"> </text:span></text:p>
      <text:p text:style-name="P85"><text:span text:style-name="T35"><text:s text:c="8"/></text:span><text:span text:style-name="keyword3_5f_c"><text:span text:style-name="T35">int</text:span></text:span><text:span text:style-name="T35"> sd</text:span><text:span text:style-name="symbol0_5f_c"><text:span text:style-name="T35">;</text:span></text:span><text:span text:style-name="T35"> </text:span></text:p>
      <text:p text:style-name="P85"><text:span text:style-name="T35"><text:s text:c="8"/></text:span><text:span text:style-name="keyword0_5f_c"><text:span text:style-name="T35">if</text:span></text:span><text:span text:style-name="T35"> </text:span><text:span text:style-name="symbol0_5f_c"><text:span text:style-name="T35">((</text:span></text:span><text:span text:style-name="T35">sd </text:span><text:span text:style-name="symbol0_5f_c"><text:span text:style-name="T35">=</text:span></text:span><text:span text:style-name="T35"> socket</text:span><text:span text:style-name="symbol0_5f_c"><text:span text:style-name="T35">(</text:span></text:span><text:span text:style-name="T35">PF_INET</text:span><text:span text:style-name="symbol0_5f_c"><text:span text:style-name="T35">,</text:span></text:span><text:span text:style-name="T35"> SOCK_STREAM</text:span><text:span text:style-name="symbol0_5f_c"><text:span text:style-name="T35">,</text:span></text:span><text:span text:style-name="T35"> </text:span><text:span text:style-name="number_5f_c"><text:span text:style-name="T35">0</text:span></text:span><text:span text:style-name="symbol0_5f_c"><text:span text:style-name="T35">))</text:span></text:span><text:span text:style-name="T35"> </text:span><text:span text:style-name="symbol0_5f_c"><text:span text:style-name="T35">&lt;</text:span></text:span><text:span text:style-name="T35"> </text:span><text:span text:style-name="number_5f_c"><text:span text:style-name="T35">0</text:span></text:span><text:span text:style-name="symbol0_5f_c"><text:span text:style-name="T35">)</text:span></text:span><text:span text:style-name="T35"> </text:span><text:span text:style-name="symbol0_5f_c"><text:span text:style-name="T35">{</text:span></text:span><text:span text:style-name="T35"> </text:span></text:p>
      <text:p text:style-name="P85"><text:span text:style-name="T35"><text:s text:c="16"/>perror</text:span><text:span text:style-name="symbol0_5f_c"><text:span text:style-name="T35">(</text:span></text:span><text:span text:style-name="string_5f_c"><text:span text:style-name="T35">"socket"</text:span></text:span><text:span text:style-name="symbol0_5f_c"><text:span text:style-name="T35">);</text:span></text:span><text:span text:style-name="T35"> </text:span></text:p>
      <text:p text:style-name="P85"><text:span text:style-name="T35"><text:s text:c="16"/>exit</text:span><text:span text:style-name="symbol0_5f_c"><text:span text:style-name="T35">(</text:span></text:span><text:span text:style-name="number_5f_c"><text:span text:style-name="T35">1</text:span></text:span><text:span text:style-name="symbol0_5f_c"><text:span text:style-name="T35">);</text:span></text:span><text:span text:style-name="T35"> </text:span></text:p>
      <text:p text:style-name="P85"><text:span text:style-name="T35"><text:s text:c="8"/></text:span><text:span text:style-name="symbol0_5f_c"><text:span text:style-name="T35">}</text:span></text:span><text:span text:style-name="T35"> </text:span></text:p>
      <text:p text:style-name="P85"><text:span text:style-name="T35"><text:s text:c="8"/>memset</text:span><text:span text:style-name="symbol0_5f_c"><text:span text:style-name="T35">(</text:span></text:span><text:span text:style-name="T35">sa_server</text:span><text:span text:style-name="symbol0_5f_c"><text:span text:style-name="T35">,</text:span></text:span><text:span text:style-name="T35"> </text:span><text:span text:style-name="number_5f_c"><text:span text:style-name="T35">0</text:span></text:span><text:span text:style-name="symbol0_5f_c"><text:span text:style-name="T35">,</text:span></text:span><text:span text:style-name="T35"> </text:span><text:span text:style-name="keyword3_5f_c"><text:span text:style-name="T35">sizeof</text:span></text:span><text:span text:style-name="symbol0_5f_c"><text:span text:style-name="T35">(*</text:span></text:span><text:span text:style-name="T35">sa_server</text:span><text:span text:style-name="symbol0_5f_c"><text:span text:style-name="T35">));</text:span></text:span><text:span text:style-name="T35"> </text:span></text:p>
      <text:p text:style-name="P85"><text:span text:style-name="T35"><text:s text:c="8"/>sa_server</text:span><text:span text:style-name="symbol0_5f_c"><text:span text:style-name="T35">-&gt;</text:span></text:span><text:span text:style-name="T35">sin_family </text:span><text:span text:style-name="symbol0_5f_c"><text:span text:style-name="T35">=</text:span></text:span><text:span text:style-name="T35"> AF_INET</text:span><text:span text:style-name="symbol0_5f_c"><text:span text:style-name="T35">;</text:span></text:span><text:span text:style-name="T35"> </text:span></text:p>
      <text:p text:style-name="P85"><text:span text:style-name="T35"><text:s text:c="8"/>sa_server</text:span><text:span text:style-name="symbol0_5f_c"><text:span text:style-name="T35">-&gt;</text:span></text:span><text:span text:style-name="T35">sin_port </text:span><text:span text:style-name="symbol0_5f_c"><text:span text:style-name="T35">=</text:span></text:span><text:span text:style-name="T35"> htons</text:span><text:span text:style-name="symbol0_5f_c"><text:span text:style-name="T35">(</text:span></text:span><text:span text:style-name="T35">TCP_PORT</text:span><text:span text:style-name="symbol0_5f_c"><text:span text:style-name="T35">);</text:span></text:span><text:span text:style-name="T35"> </text:span></text:p>
      <text:p text:style-name="P85"><text:span text:style-name="T35"><text:s text:c="8"/>sa_server</text:span><text:span text:style-name="symbol0_5f_c"><text:span text:style-name="T35">-&gt;</text:span></text:span><text:span text:style-name="T35">sin_addr.</text:span><text:span text:style-name="member0_5f_c"><text:span text:style-name="T35">s_addr</text:span></text:span><text:span text:style-name="T35"> </text:span><text:span text:style-name="symbol0_5f_c"><text:span text:style-name="T35">=</text:span></text:span><text:span text:style-name="T35"> htonl</text:span><text:span text:style-name="symbol0_5f_c"><text:span text:style-name="T35">(</text:span></text:span><text:span text:style-name="T35">INADDR_ANY</text:span><text:span text:style-name="symbol0_5f_c"><text:span text:style-name="T35">);</text:span></text:span><text:span text:style-name="T35"> </text:span></text:p>
      <text:p text:style-name="P85"><text:span text:style-name="T35"><text:s text:c="8"/></text:span><text:span text:style-name="keyword0_5f_c"><text:span text:style-name="T35">if</text:span></text:span><text:span text:style-name="T35"> </text:span><text:span text:style-name="symbol0_5f_c"><text:span text:style-name="T35">(</text:span></text:span><text:span text:style-name="T35">bind</text:span><text:span text:style-name="symbol0_5f_c"><text:span text:style-name="T35">(</text:span></text:span><text:span text:style-name="T35">sd</text:span><text:span text:style-name="symbol0_5f_c"><text:span text:style-name="T35">,</text:span></text:span><text:span text:style-name="T35"> </text:span><text:span text:style-name="symbol0_5f_c"><text:span text:style-name="T35">(</text:span></text:span><text:span text:style-name="keyword3_5f_c"><text:span text:style-name="T35">struct</text:span></text:span><text:span text:style-name="T35"> sockaddr </text:span><text:span text:style-name="symbol0_5f_c"><text:span text:style-name="T35">*)</text:span></text:span><text:span text:style-name="T35">sa_server</text:span><text:span text:style-name="symbol0_5f_c"><text:span text:style-name="T35">,</text:span></text:span><text:span text:style-name="T35"> </text:span><text:span text:style-name="keyword3_5f_c"><text:span text:style-name="T35">sizeof</text:span></text:span><text:span text:style-name="symbol0_5f_c"><text:span text:style-name="T35">(*</text:span></text:span><text:span text:style-name="T35">sa_server</text:span><text:span text:style-name="symbol0_5f_c"><text:span text:style-name="T35">))</text:span></text:span><text:span text:style-name="T35"> </text:span><text:span text:style-name="symbol0_5f_c"><text:span text:style-name="T35">&lt;</text:span></text:span><text:span text:style-name="T35"> </text:span><text:span text:style-name="number_5f_c"><text:span text:style-name="T35">0</text:span></text:span><text:span text:style-name="symbol0_5f_c"><text:span text:style-name="T35">)</text:span></text:span><text:span text:style-name="T35"> </text:span><text:span text:style-name="symbol0_5f_c"><text:span text:style-name="T35">{</text:span></text:span><text:span text:style-name="T35"> </text:span></text:p>
      <text:p text:style-name="P85"><text:span text:style-name="T35"><text:s text:c="16"/>perror</text:span><text:span text:style-name="symbol0_5f_c"><text:span text:style-name="T35">(</text:span></text:span><text:span text:style-name="string_5f_c"><text:span text:style-name="T35">"bind"</text:span></text:span><text:span text:style-name="symbol0_5f_c"><text:span text:style-name="T35">);</text:span></text:span><text:span text:style-name="T35"> </text:span></text:p>
      <text:p text:style-name="P85"><text:span text:style-name="T35"><text:s text:c="16"/>exit</text:span><text:span text:style-name="symbol0_5f_c"><text:span text:style-name="T35">(</text:span></text:span><text:span text:style-name="number_5f_c"><text:span text:style-name="T35">1</text:span></text:span><text:span text:style-name="symbol0_5f_c"><text:span text:style-name="T35">);</text:span></text:span><text:span text:style-name="T35"> </text:span></text:p>
      <text:p text:style-name="P85"><text:span text:style-name="T35"><text:s text:c="8"/></text:span><text:span text:style-name="symbol0_5f_c"><text:span text:style-name="T35">}</text:span></text:span><text:span text:style-name="T35"> </text:span></text:p>
      <text:p text:style-name="P85"><text:span text:style-name="T35"><text:s text:c="8"/></text:span><text:span text:style-name="symbol0_5f_c"><text:span text:style-name="T35">//</text:span></text:span><text:span text:style-name="T35">fprintf</text:span><text:span text:style-name="symbol0_5f_c"><text:span text:style-name="T35">(</text:span></text:span><text:span text:style-name="T35">stderr</text:span><text:span text:style-name="symbol0_5f_c"><text:span text:style-name="T35">,</text:span></text:span><text:span text:style-name="T35"> </text:span><text:span text:style-name="string_5f_c"><text:span text:style-name="T35">"Bound TCP socket to port %d</text:span></text:span><text:span text:style-name="escaped_5f_c"><text:span text:style-name="T35">\n</text:span></text:span><text:span text:style-name="string_5f_c"><text:span text:style-name="T35">"</text:span></text:span><text:span text:style-name="symbol0_5f_c"><text:span text:style-name="T35">,</text:span></text:span><text:span text:style-name="T35"> TCP_PORT</text:span><text:span text:style-name="symbol0_5f_c"><text:span text:style-name="T35">);</text:span></text:span><text:span text:style-name="T35"> </text:span></text:p>
      <text:p text:style-name="P86"><text:s text:c="16"/></text:p>
      <text:p text:style-name="P85"><text:span text:style-name="T35"><text:s text:c="8"/></text:span><text:span text:style-name="comment_5f_multi_5f_c"><text:span text:style-name="T35">/* Listen for incoming connections */</text:span></text:span><text:span text:style-name="T35"> </text:span></text:p>
      <text:p text:style-name="P85"><text:span text:style-name="T35"><text:s text:c="8"/></text:span><text:span text:style-name="keyword0_5f_c"><text:span text:style-name="T35">if</text:span></text:span><text:span text:style-name="T35"> </text:span><text:span text:style-name="symbol0_5f_c"><text:span text:style-name="T35">(</text:span></text:span><text:span text:style-name="T35">listen</text:span><text:span text:style-name="symbol0_5f_c"><text:span text:style-name="T35">(</text:span></text:span><text:span text:style-name="T35">sd</text:span><text:span text:style-name="symbol0_5f_c"><text:span text:style-name="T35">,</text:span></text:span><text:span text:style-name="T35"> TCP_BACKLOG</text:span><text:span text:style-name="symbol0_5f_c"><text:span text:style-name="T35">)</text:span></text:span><text:span text:style-name="T35"> </text:span><text:span text:style-name="symbol0_5f_c"><text:span text:style-name="T35">&lt;</text:span></text:span><text:span text:style-name="T35"> </text:span><text:span text:style-name="number_5f_c"><text:span text:style-name="T35">0</text:span></text:span><text:span text:style-name="symbol0_5f_c"><text:span text:style-name="T35">)</text:span></text:span><text:span text:style-name="T35"> </text:span><text:span text:style-name="symbol0_5f_c"><text:span text:style-name="T35">{</text:span></text:span><text:span text:style-name="T35"> </text:span></text:p>
      <text:p text:style-name="P85"><text:span text:style-name="T35"><text:s text:c="16"/>perror</text:span><text:span text:style-name="symbol0_5f_c"><text:span text:style-name="T35">(</text:span></text:span><text:span text:style-name="string_5f_c"><text:span text:style-name="T35">"listen"</text:span></text:span><text:span text:style-name="symbol0_5f_c"><text:span text:style-name="T35">);</text:span></text:span><text:span text:style-name="T35"> </text:span></text:p>
      <text:p text:style-name="P85"><text:span text:style-name="T35"><text:s text:c="16"/>exit</text:span><text:span text:style-name="symbol0_5f_c"><text:span text:style-name="T35">(</text:span></text:span><text:span text:style-name="number_5f_c"><text:span text:style-name="T35">1</text:span></text:span><text:span text:style-name="symbol0_5f_c"><text:span text:style-name="T35">);</text:span></text:span><text:span text:style-name="T35"> </text:span></text:p>
      <text:p text:style-name="P85"><text:span text:style-name="T35"><text:s text:c="8"/></text:span><text:span text:style-name="symbol0_5f_c"><text:span text:style-name="T35">}</text:span></text:span><text:span text:style-name="T35"> </text:span></text:p>
      <text:p text:style-name="P85"><text:span text:style-name="T35"><text:s text:c="8"/></text:span><text:span text:style-name="keyword0_5f_c"><text:span text:style-name="T35">return</text:span></text:span><text:span text:style-name="T35"> sd</text:span><text:span text:style-name="symbol0_5f_c"><text:span text:style-name="T35">;</text:span></text:span><text:span text:style-name="T35"> </text:span></text:p>
      <text:p text:style-name="P83"><text:span text:style-name="symbol0_5f_c"><text:span text:style-name="T3">}</text:span></text:span><text:span text:style-name="T37"> </text:span></text:p>
      <text:p text:style-name="P78"/>
      <text:p text:style-name="P79">Αρχικά η συνάρτηση δημιουργεί socket πάνω απο TCP και αρχικοποιεί τη δομή sockaddr_in ώστε να αναφέρεται σε διευθύνσεις internet, στην καθορισμένη πόρτα TCP_PORT=35001 και στη διεύθυνση INADDR_ANY η οποία αντιστοιχεί στη διεύθυνση 0.0.0.0. Αυτό σημαίνει οτι η διαδικασία θα ακούει για αιτήσεις απο οποιαδήποτε δυνατή διεύθυνση. Στη συνέχεια εκτελείται η κλήση bind η οποία αναθέτει τη συγκεκριμένη διεύθυνση και θύρα στο socket μέσω του file descriptor. Τέλος καλείται η listen με παράμετρο TCP_BACKLOG=5, το οποίο αντιστοιχεί στο μέγιστο μέγεθος ενεργών συνδέσεων. Η server_init επιστρέφει τον file descriptor στον οποίο θα εκτελεί έλεγχο η accept για πιθανές νέες συνδέσεις.</text:p>
      <text:p text:style-name="P79"/>
      <text:p text:style-name="P79"/>
      <text:p text:style-name="P79">Το βασικό τμήμα της εγκατάστασης της σύνδεσης εμπεριέχεται στον ακόλουθο ατέρμον βρόγχο, στον οποίο εναλλάσονται οι προσπάθειες για σύνδεση ως client και ως server:</text:p>
      <text:p text:style-name="P79"/>
      <text:p text:style-name="P79"/>
      <text:p text:style-name="P67"><text:span text:style-name="keyword0_5f_c"><text:span text:style-name="T38">while</text:span></text:span><text:span text:style-name="T38"> </text:span><text:span text:style-name="symbol0_5f_c"><text:span text:style-name="T38">(</text:span></text:span><text:span text:style-name="number_5f_c"><text:span text:style-name="T38">1</text:span></text:span><text:span text:style-name="symbol0_5f_c"><text:span text:style-name="T38">)</text:span></text:span><text:span text:style-name="T38"> </text:span><text:span text:style-name="symbol0_5f_c"><text:span text:style-name="T38">{</text:span></text:span><text:span text:style-name="T38"> </text:span></text:p>
      <text:p text:style-name="P67"><text:span text:style-name="T38"><text:s text:c="16"/></text:span><text:span text:style-name="keyword0_5f_c"><text:span text:style-name="T38">if</text:span></text:span><text:span text:style-name="T38"> </text:span><text:span text:style-name="symbol0_5f_c"><text:span text:style-name="T38">(</text:span></text:span><text:span text:style-name="T38">connect</text:span><text:span text:style-name="symbol0_5f_c"><text:span text:style-name="T38">(</text:span></text:span><text:span text:style-name="T38">sd</text:span><text:span text:style-name="symbol0_5f_c"><text:span text:style-name="T38">,</text:span></text:span><text:span text:style-name="T38"> </text:span><text:span text:style-name="symbol0_5f_c"><text:span text:style-name="T38">(</text:span></text:span><text:span text:style-name="keyword3_5f_c"><text:span text:style-name="T38">struct</text:span></text:span><text:span text:style-name="T38"> sockaddr </text:span><text:span text:style-name="symbol0_5f_c"><text:span text:style-name="T38">*)</text:span></text:span><text:span text:style-name="T38"> </text:span><text:span text:style-name="symbol0_5f_c"><text:span text:style-name="T38">&amp;</text:span></text:span><text:span text:style-name="T38">sa</text:span><text:span text:style-name="symbol0_5f_c"><text:span text:style-name="T38">,</text:span></text:span><text:span text:style-name="T38"> </text:span><text:span text:style-name="keyword3_5f_c"><text:span text:style-name="T38">sizeof</text:span></text:span><text:span text:style-name="symbol0_5f_c"><text:span text:style-name="T38">(</text:span></text:span><text:span text:style-name="T38">sa</text:span><text:span text:style-name="symbol0_5f_c"><text:span text:style-name="T38">))&lt;</text:span></text:span><text:span text:style-name="T38"> </text:span><text:span text:style-name="number_5f_c"><text:span text:style-name="T38">0</text:span></text:span><text:span text:style-name="symbol0_5f_c"><text:span text:style-name="T38">)</text:span></text:span><text:span text:style-name="T38"> </text:span><text:span text:style-name="symbol0_5f_c"><text:span text:style-name="T38">{</text:span></text:span><text:span text:style-name="T38"> </text:span></text:p>
      <text:p text:style-name="P67"><text:span text:style-name="T38"><text:s text:c="24"/></text:span><text:span text:style-name="symbol0_5f_c"><text:span text:style-name="T38">//</text:span></text:span><text:span text:style-name="T38">fprintf</text:span><text:span text:style-name="symbol0_5f_c"><text:span text:style-name="T38">(</text:span></text:span><text:span text:style-name="T38">stderr</text:span><text:span text:style-name="symbol0_5f_c"><text:span text:style-name="T38">,</text:span></text:span><text:span text:style-name="T38"> </text:span><text:span text:style-name="string_5f_c"><text:span text:style-name="T38">"Failed to connect to remote host: host not there. Now trying to </text:span></text:span><text:soft-page-break/><text:span text:style-name="string_5f_c"><text:span text:style-name="T38">host new chat session</text:span></text:span><text:span text:style-name="escaped_5f_c"><text:span text:style-name="T38">\n</text:span></text:span><text:span text:style-name="string_5f_c"><text:span text:style-name="T38">"</text:span></text:span><text:span text:style-name="symbol0_5f_c"><text:span text:style-name="T38">);</text:span></text:span><text:span text:style-name="T38"> </text:span></text:p>
      <text:p text:style-name="P67"><text:span text:style-name="T38"><text:s text:c="24"/></text:span><text:span text:style-name="keyword0_5f_c"><text:span text:style-name="T38">if</text:span></text:span><text:span text:style-name="T38"> </text:span><text:span text:style-name="symbol0_5f_c"><text:span text:style-name="T38">(</text:span></text:span><text:span text:style-name="T38">close</text:span><text:span text:style-name="symbol0_5f_c"><text:span text:style-name="T38">(</text:span></text:span><text:span text:style-name="T38">sd</text:span><text:span text:style-name="symbol0_5f_c"><text:span text:style-name="T38">)</text:span></text:span><text:span text:style-name="T38"> </text:span><text:span text:style-name="symbol0_5f_c"><text:span text:style-name="T38">&lt;</text:span></text:span><text:span text:style-name="T38"> </text:span><text:span text:style-name="number_5f_c"><text:span text:style-name="T38">0</text:span></text:span><text:span text:style-name="symbol0_5f_c"><text:span text:style-name="T38">)</text:span></text:span><text:span text:style-name="T38"> </text:span></text:p>
      <text:p text:style-name="P67"><text:span text:style-name="T38"><text:s text:c="40"/>perror</text:span><text:span text:style-name="symbol0_5f_c"><text:span text:style-name="T38">(</text:span></text:span><text:span text:style-name="string_5f_c"><text:span text:style-name="T38">"close"</text:span></text:span><text:span text:style-name="symbol0_5f_c"><text:span text:style-name="T38">);</text:span></text:span><text:span text:style-name="T38"> </text:span></text:p>
      <text:p text:style-name="P67"><text:span text:style-name="T38"><text:s text:c="24"/>sd </text:span><text:span text:style-name="symbol0_5f_c"><text:span text:style-name="T38">=</text:span></text:span><text:span text:style-name="T38"> server_init</text:span><text:span text:style-name="symbol0_5f_c"><text:span text:style-name="T38">(&amp;</text:span></text:span><text:span text:style-name="T38">sa_server</text:span><text:span text:style-name="symbol0_5f_c"><text:span text:style-name="T38">);</text:span></text:span><text:span text:style-name="T38"> </text:span></text:p>
      <text:p text:style-name="P67"><text:span text:style-name="T38"><text:s text:c="24"/>tv.</text:span><text:span text:style-name="member0_5f_c"><text:span text:style-name="T38">tv_sec</text:span></text:span><text:span text:style-name="T38"> </text:span><text:span text:style-name="symbol0_5f_c"><text:span text:style-name="T38">=</text:span></text:span><text:span text:style-name="T38"> </text:span><text:span text:style-name="number_5f_c"><text:span text:style-name="T38">3</text:span></text:span><text:span text:style-name="symbol0_5f_c"><text:span text:style-name="T38">;</text:span></text:span><text:span text:style-name="T38"> </text:span></text:p>
      <text:p text:style-name="P67"><text:span text:style-name="T38"><text:s text:c="24"/>tv.</text:span><text:span text:style-name="member0_5f_c"><text:span text:style-name="T38">tv_usec</text:span></text:span><text:span text:style-name="T38"> </text:span><text:span text:style-name="symbol0_5f_c"><text:span text:style-name="T38">=</text:span></text:span><text:span text:style-name="T38"> </text:span><text:span text:style-name="number_5f_c"><text:span text:style-name="T38">0</text:span></text:span><text:span text:style-name="symbol0_5f_c"><text:span text:style-name="T38">;</text:span></text:span><text:span text:style-name="T38"> </text:span></text:p>
      <text:p text:style-name="P67"><text:span text:style-name="T38"><text:s text:c="24"/>FD_SET</text:span><text:span text:style-name="symbol0_5f_c"><text:span text:style-name="T38">(</text:span></text:span><text:span text:style-name="T38">sd</text:span><text:span text:style-name="symbol0_5f_c"><text:span text:style-name="T38">,&amp;</text:span></text:span><text:span text:style-name="T38">rfds</text:span><text:span text:style-name="symbol0_5f_c"><text:span text:style-name="T38">);</text:span></text:span><text:span text:style-name="T38"> </text:span></text:p>
      <text:p text:style-name="P67"><text:span text:style-name="T38"><text:s text:c="24"/>len </text:span><text:span text:style-name="symbol0_5f_c"><text:span text:style-name="T38">=</text:span></text:span><text:span text:style-name="T38"> </text:span><text:span text:style-name="keyword3_5f_c"><text:span text:style-name="T38">sizeof</text:span></text:span><text:span text:style-name="symbol0_5f_c"><text:span text:style-name="T38">(</text:span></text:span><text:span text:style-name="keyword3_5f_c"><text:span text:style-name="T38">struct</text:span></text:span><text:span text:style-name="T38"> sockaddr_in</text:span><text:span text:style-name="symbol0_5f_c"><text:span text:style-name="T38">);</text:span></text:span><text:span text:style-name="T38"> </text:span></text:p>
      <text:p text:style-name="P67"><text:span text:style-name="T38"><text:s text:c="24"/></text:span><text:span text:style-name="keyword0_5f_c"><text:span text:style-name="T38">if</text:span></text:span><text:span text:style-name="T38"> </text:span><text:span text:style-name="symbol0_5f_c"><text:span text:style-name="T38">(</text:span></text:span><text:span text:style-name="T38">select</text:span><text:span text:style-name="symbol0_5f_c"><text:span text:style-name="T38">(</text:span></text:span><text:span text:style-name="T38">sd</text:span><text:span text:style-name="symbol0_5f_c"><text:span text:style-name="T38">+</text:span></text:span><text:span text:style-name="number_5f_c"><text:span text:style-name="T38">1</text:span></text:span><text:span text:style-name="symbol0_5f_c"><text:span text:style-name="T38">,&amp;</text:span></text:span><text:span text:style-name="T38">rfds</text:span><text:span text:style-name="symbol0_5f_c"><text:span text:style-name="T38">,</text:span></text:span><text:span text:style-name="keyword1_5f_c"><text:span text:style-name="T38">NULL</text:span></text:span><text:span text:style-name="symbol0_5f_c"><text:span text:style-name="T38">,</text:span></text:span><text:span text:style-name="keyword1_5f_c"><text:span text:style-name="T38">NULL</text:span></text:span><text:span text:style-name="symbol0_5f_c"><text:span text:style-name="T38">,&amp;</text:span></text:span><text:span text:style-name="T38">tv</text:span><text:span text:style-name="symbol0_5f_c"><text:span text:style-name="T38">)&lt;</text:span></text:span><text:span text:style-name="number_5f_c"><text:span text:style-name="T38">0</text:span></text:span><text:span text:style-name="symbol0_5f_c"><text:span text:style-name="T38">)</text:span></text:span><text:span text:style-name="T38"> </text:span><text:span text:style-name="symbol0_5f_c"><text:span text:style-name="T38">{</text:span></text:span><text:span text:style-name="T38"> </text:span></text:p>
      <text:p text:style-name="P67"><text:span text:style-name="T38"><text:s text:c="32"/>perror</text:span><text:span text:style-name="symbol0_5f_c"><text:span text:style-name="T38">(</text:span></text:span><text:span text:style-name="string_5f_c"><text:span text:style-name="T38">"select"</text:span></text:span><text:span text:style-name="symbol0_5f_c"><text:span text:style-name="T38">);</text:span></text:span><text:span text:style-name="T38"> </text:span></text:p>
      <text:p text:style-name="P67"><text:span text:style-name="T38"><text:s text:c="32"/>exit</text:span><text:span text:style-name="symbol0_5f_c"><text:span text:style-name="T38">(</text:span></text:span><text:span text:style-name="number_5f_c"><text:span text:style-name="T38">1</text:span></text:span><text:span text:style-name="symbol0_5f_c"><text:span text:style-name="T38">);</text:span></text:span><text:span text:style-name="T38"> </text:span></text:p>
      <text:p text:style-name="P67"><text:span text:style-name="T38"><text:s text:c="24"/></text:span><text:span text:style-name="symbol0_5f_c"><text:span text:style-name="T38">}</text:span></text:span><text:span text:style-name="T38"> </text:span></text:p>
      <text:p text:style-name="P67"><text:span text:style-name="T38"><text:s text:c="24"/></text:span><text:span text:style-name="keyword0_5f_c"><text:span text:style-name="T38">if</text:span></text:span><text:span text:style-name="T38"> </text:span><text:span text:style-name="symbol0_5f_c"><text:span text:style-name="T38">(</text:span></text:span><text:span text:style-name="T38">FD_ISSET</text:span><text:span text:style-name="symbol0_5f_c"><text:span text:style-name="T38">(</text:span></text:span><text:span text:style-name="T38">sd</text:span><text:span text:style-name="symbol0_5f_c"><text:span text:style-name="T38">,&amp;</text:span></text:span><text:span text:style-name="T38">rfds</text:span><text:span text:style-name="symbol0_5f_c"><text:span text:style-name="T38">))</text:span></text:span><text:span text:style-name="T38"> </text:span><text:span text:style-name="symbol0_5f_c"><text:span text:style-name="T38">{</text:span></text:span><text:span text:style-name="T38"> </text:span></text:p>
      <text:p text:style-name="P67"><text:span text:style-name="T38"><text:s text:c="32"/></text:span><text:span text:style-name="keyword0_5f_c"><text:span text:style-name="T38">if</text:span></text:span><text:span text:style-name="T38"> </text:span><text:span text:style-name="symbol0_5f_c"><text:span text:style-name="T38">((</text:span></text:span><text:span text:style-name="T38"> newsd </text:span><text:span text:style-name="symbol0_5f_c"><text:span text:style-name="T38">=</text:span></text:span><text:span text:style-name="T38"> accept</text:span><text:span text:style-name="symbol0_5f_c"><text:span text:style-name="T38">(</text:span></text:span><text:span text:style-name="T38">sd</text:span><text:span text:style-name="symbol0_5f_c"><text:span text:style-name="T38">,</text:span></text:span><text:span text:style-name="T38"> </text:span><text:span text:style-name="symbol0_5f_c"><text:span text:style-name="T38">(</text:span></text:span><text:span text:style-name="keyword3_5f_c"><text:span text:style-name="T38">struct</text:span></text:span><text:span text:style-name="T38"> sockaddr </text:span><text:span text:style-name="symbol0_5f_c"><text:span text:style-name="T38">*)&amp;</text:span></text:span><text:span text:style-name="T38">sa_server</text:span><text:span text:style-name="symbol0_5f_c"><text:span text:style-name="T38">,</text:span></text:span><text:span text:style-name="T38"> </text:span><text:span text:style-name="symbol0_5f_c"><text:span text:style-name="T38">&amp;</text:span></text:span><text:span text:style-name="T38">len</text:span><text:span text:style-name="symbol0_5f_c"><text:span text:style-name="T38">))</text:span></text:span><text:span text:style-name="T38"> </text:span><text:span text:style-name="symbol0_5f_c"><text:span text:style-name="T38">&lt;</text:span></text:span><text:span text:style-name="T38"> </text:span><text:span text:style-name="number_5f_c"><text:span text:style-name="T38">0</text:span></text:span><text:span text:style-name="symbol0_5f_c"><text:span text:style-name="T38">)</text:span></text:span><text:span text:style-name="T38"> <text:tab/><text:tab/><text:tab/><text:tab/><text:tab/>perror</text:span><text:span text:style-name="symbol0_5f_c"><text:span text:style-name="T38">(</text:span></text:span><text:span text:style-name="string_5f_c"><text:span text:style-name="T38">"accept"</text:span></text:span><text:span text:style-name="symbol0_5f_c"><text:span text:style-name="T38">);</text:span></text:span><text:span text:style-name="T38"> </text:span></text:p>
      <text:p text:style-name="P67"><text:span text:style-name="T38"><text:s text:c="32"/></text:span><text:span text:style-name="keyword0_5f_c"><text:span text:style-name="T38">else</text:span></text:span><text:span text:style-name="T38"> </text:span><text:span text:style-name="keyword0_5f_c"><text:span text:style-name="T38">goto</text:span></text:span><text:span text:style-name="T38"> hosting</text:span><text:span text:style-name="symbol0_5f_c"><text:span text:style-name="T38">;</text:span></text:span><text:span text:style-name="T38"> </text:span></text:p>
      <text:p text:style-name="P67"><text:span text:style-name="T38"><text:s text:c="24"/></text:span><text:span text:style-name="symbol0_5f_c"><text:span text:style-name="T38">}</text:span></text:span><text:span text:style-name="T38"> </text:span></text:p>
      <text:p text:style-name="P67"><text:span text:style-name="T38"><text:s text:c="24"/></text:span><text:span text:style-name="keyword0_5f_c"><text:span text:style-name="T38">else</text:span></text:span><text:span text:style-name="T38"> </text:span><text:span text:style-name="symbol0_5f_c"><text:span text:style-name="T38">{</text:span></text:span><text:span text:style-name="T38"> </text:span></text:p>
      <text:p text:style-name="P67"><text:span text:style-name="T38"><text:s text:c="32"/></text:span><text:span text:style-name="symbol0_5f_c"><text:span text:style-name="T38">//</text:span></text:span><text:span text:style-name="T38">fprintf</text:span><text:span text:style-name="symbol0_5f_c"><text:span text:style-name="T38">(</text:span></text:span><text:span text:style-name="T38">stderr</text:span><text:span text:style-name="symbol0_5f_c"><text:span text:style-name="T38">,</text:span></text:span><text:span text:style-name="T38"> </text:span><text:span text:style-name="string_5f_c"><text:span text:style-name="T38">"Server has no clients. Trying again as a client</text:span></text:span><text:span text:style-name="escaped_5f_c"><text:span text:style-name="T38">\n</text:span></text:span><text:span text:style-name="string_5f_c"><text:span text:style-name="T38">"</text:span></text:span><text:span text:style-name="symbol0_5f_c"><text:span text:style-name="T38">);</text:span></text:span><text:span text:style-name="T38"> </text:span></text:p>
      <text:p text:style-name="P67"><text:span text:style-name="T38"><text:s text:c="32"/></text:span><text:span text:style-name="keyword0_5f_c"><text:span text:style-name="T38">if</text:span></text:span><text:span text:style-name="T38"> </text:span><text:span text:style-name="symbol0_5f_c"><text:span text:style-name="T38">(</text:span></text:span><text:span text:style-name="T38">close</text:span><text:span text:style-name="symbol0_5f_c"><text:span text:style-name="T38">(</text:span></text:span><text:span text:style-name="T38">sd</text:span><text:span text:style-name="symbol0_5f_c"><text:span text:style-name="T38">)</text:span></text:span><text:span text:style-name="T38"> </text:span><text:span text:style-name="symbol0_5f_c"><text:span text:style-name="T38">&lt;</text:span></text:span><text:span text:style-name="T38"> </text:span><text:span text:style-name="number_5f_c"><text:span text:style-name="T38">0</text:span></text:span><text:span text:style-name="symbol0_5f_c"><text:span text:style-name="T38">)</text:span></text:span><text:span text:style-name="T38"> </text:span></text:p>
      <text:p text:style-name="P67"><text:span text:style-name="T38"><text:s text:c="40"/>perror</text:span><text:span text:style-name="symbol0_5f_c"><text:span text:style-name="T38">(</text:span></text:span><text:span text:style-name="string_5f_c"><text:span text:style-name="T38">"close"</text:span></text:span><text:span text:style-name="symbol0_5f_c"><text:span text:style-name="T38">);</text:span></text:span><text:span text:style-name="T38"> </text:span></text:p>
      <text:p text:style-name="P67"><text:span text:style-name="T38"><text:s text:c="32"/>sd</text:span><text:span text:style-name="symbol0_5f_c"><text:span text:style-name="T38">=</text:span></text:span><text:span text:style-name="T38">client_init</text:span><text:span text:style-name="symbol0_5f_c"><text:span text:style-name="T38">(&amp;</text:span></text:span><text:span text:style-name="T38">sa</text:span><text:span text:style-name="symbol0_5f_c"><text:span text:style-name="T38">,</text:span></text:span><text:span text:style-name="T38">port</text:span><text:span text:style-name="symbol0_5f_c"><text:span text:style-name="T38">,</text:span></text:span><text:span text:style-name="T38">hp</text:span><text:span text:style-name="symbol0_5f_c"><text:span text:style-name="T38">);</text:span></text:span><text:span text:style-name="T38"> </text:span></text:p>
      <text:p text:style-name="P67"><text:span text:style-name="T38"><text:s text:c="24"/></text:span><text:span text:style-name="symbol0_5f_c"><text:span text:style-name="T38">}</text:span></text:span><text:span text:style-name="T38"> </text:span></text:p>
      <text:p text:style-name="P67"><text:span text:style-name="T38"><text:s text:c="16"/></text:span><text:span text:style-name="symbol0_5f_c"><text:span text:style-name="T38">}</text:span></text:span><text:span text:style-name="T38"> </text:span></text:p>
      <text:p text:style-name="P67"><text:span text:style-name="T38"><text:s text:c="16"/></text:span><text:span text:style-name="keyword0_5f_c"><text:span text:style-name="T38">else</text:span></text:span><text:span text:style-name="T38"> </text:span><text:span text:style-name="keyword1_5f_c"><text:span text:style-name="T38">break</text:span></text:span><text:span text:style-name="symbol0_5f_c"><text:span text:style-name="T38">;</text:span></text:span><text:span text:style-name="T38"> </text:span></text:p>
      <text:p text:style-name="P67"><text:span text:style-name="T38"><text:s text:c="8"/></text:span><text:span text:style-name="symbol0_5f_c"><text:span text:style-name="T38">}</text:span></text:span><text:span text:style-name="T38"> </text:span></text:p>
      <text:p text:style-name="P71"><text:span text:style-name="T6"><text:s text:c="8"/>fprintf</text:span><text:span text:style-name="symbol0_5f_c"><text:span text:style-name="T7">(</text:span></text:span><text:span text:style-name="T6">stderr</text:span><text:span text:style-name="symbol0_5f_c"><text:span text:style-name="T7">,</text:span></text:span><text:span text:style-name="T6"> </text:span><text:span text:style-name="string_5f_c"><text:span text:style-name="T7">"Connected as client.</text:span></text:span><text:span text:style-name="escaped_5f_c"><text:span text:style-name="T7">\n</text:span></text:span><text:span text:style-name="string_5f_c"><text:span text:style-name="T7">"</text:span></text:span><text:span text:style-name="symbol0_5f_c"><text:span text:style-name="T7">);</text:span></text:span><text:span text:style-name="T6"> </text:span></text:p>
      <text:p text:style-name="P69"/>
      <text:p text:style-name="P69"/>
      <text:p text:style-name="P69"/>
      <text:p text:style-name="P69"/>
      <text:p text:style-name="P80">Αρχικά δοκιμάζουμε να συνδεθούμε ως client μέσω της κλήσης connect. Αν η connect επιστρέψει επιτυχώς τότε εκτελείται η break και η ροή του προγράμματος συνεχίζει όπως θα φανεί παρακάτω.</text:p>
      <text:p text:style-name="P80">Αν η connect αποτύχει τότε κλείνουμε το συγκεκριμένο fd ο οποίος αναφέρεται σε socket με client configuration και παίρνουμε έναν <text:span text:style-name="T14">νέο fd</text:span> με server configuration καλώντας την server_init.</text:p>
      <text:p text:style-name="P80"><text:tab/>Αν η μακροεντολή FD_ISSET επιστρέψει true, αυτό σημαίνει οτι ο file descriptor περιέχει δεδομένα άρα μπορεί να κληθεί η accept χωρίς να μπλοκάρει. Η accept επιστρέ<text:span text:style-name="T15">φ</text:span>ει ένα καινούργιο file descriptor στον οποίο μπορούμε πλεον να εκτελέσουμε κλήσεις read και write για να επικοινωνήσουμε με το άλλο μέλος του chat.</text:p>
      <text:p text:style-name="P80">Αν η μακροεντολή FD_ISSET επιστρέψει false, τότε δεν υπήρχε καμία αίτηση για νεα σύνδεση για 3 δευτερόλεπτα οπότε κλείνουμε το fd που αντιστοιχίζεται στο server configuration, δημιουργούμε ένα socket με client configuration και ελέγχουμε πάλι αν μπορούμε να συνδεθούμε ως client.</text:p>
      <text:p text:style-name="P81">Το ακόλουθο κομμάτι κώδικα εκτελείται σε περίπτωση που η connect επιστρέψει χωρίς σφάλμα, οπότε έχουμε συνδεθεί ως client:</text:p>
      <text:p text:style-name="P81"/>
      <text:p text:style-name="P66"><text:span text:style-name="keyword0_5f_c"><text:span text:style-name="T39">for</text:span></text:span><text:span text:style-name="T40"> </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16"/>tv.</text:span><text:span text:style-name="member0_5f_c"><text:span text:style-name="T39">tv_sec</text:span></text:span><text:span text:style-name="T40"> </text:span><text:span text:style-name="symbol0_5f_c"><text:span text:style-name="T39">=</text:span></text:span><text:span text:style-name="T40"> </text:span><text:span text:style-name="number_5f_c"><text:span text:style-name="T39">0</text:span></text:span><text:span text:style-name="symbol0_5f_c"><text:span text:style-name="T39">;</text:span></text:span><text:span text:style-name="T40"> </text:span></text:p>
      <text:p text:style-name="P66"><text:span text:style-name="T40"><text:s text:c="16"/>tv.</text:span><text:span text:style-name="member0_5f_c"><text:span text:style-name="T39">tv_usec</text:span></text:span><text:span text:style-name="T40"> </text:span><text:span text:style-name="symbol0_5f_c"><text:span text:style-name="T39">=</text:span></text:span><text:span text:style-name="T40"> </text:span><text:span text:style-name="number_5f_c"><text:span text:style-name="T39">0</text:span></text:span><text:span text:style-name="symbol0_5f_c"><text:span text:style-name="T39">;</text:span></text:span><text:span text:style-name="T40"> </text:span></text:p>
      <text:p text:style-name="P66"><text:span text:style-name="T40"><text:s text:c="16"/>FD_SET</text:span><text:span text:style-name="symbol0_5f_c"><text:span text:style-name="T39">(</text:span></text:span><text:span text:style-name="T40">sd</text:span><text:span text:style-name="symbol0_5f_c"><text:span text:style-name="T39">,&amp;</text:span></text:span><text:span text:style-name="T40">rfds</text:span><text:span text:style-name="symbol0_5f_c"><text:span text:style-name="T39">);</text:span></text:span><text:span text:style-name="T40"> </text:span></text:p>
      <text:p text:style-name="P66"><text:span text:style-name="T40"><text:s text:c="16"/>FD_SET</text:span><text:span text:style-name="symbol0_5f_c"><text:span text:style-name="T39">(</text:span></text:span><text:span text:style-name="number_5f_c"><text:span text:style-name="T39">0</text:span></text:span><text:span text:style-name="symbol0_5f_c"><text:span text:style-name="T39">,&amp;</text:span></text:span><text:span text:style-name="T40">rfds</text:span><text:span text:style-name="symbol0_5f_c"><text:span text:style-name="T39">);</text:span></text:span><text:span text:style-name="T40"> </text:span></text:p>
      <text:p text:style-name="P66"><text:span text:style-name="T40"><text:s text:c="16"/></text:span><text:span text:style-name="keyword0_5f_c"><text:span text:style-name="T39">if</text:span></text:span><text:span text:style-name="T40"> </text:span><text:span text:style-name="symbol0_5f_c"><text:span text:style-name="T39">(</text:span></text:span><text:span text:style-name="T40">select</text:span><text:span text:style-name="symbol0_5f_c"><text:span text:style-name="T39">(</text:span></text:span><text:span text:style-name="T40">sd </text:span><text:span text:style-name="symbol0_5f_c"><text:span text:style-name="T39">+</text:span></text:span><text:span text:style-name="T40"> </text:span><text:span text:style-name="number_5f_c"><text:span text:style-name="T39">1</text:span></text:span><text:span text:style-name="symbol0_5f_c"><text:span text:style-name="T39">,&amp;</text:span></text:span><text:span text:style-name="T40">rfds</text:span><text:span text:style-name="symbol0_5f_c"><text:span text:style-name="T39">,</text:span></text:span><text:span text:style-name="T40"> </text:span><text:span text:style-name="keyword1_5f_c"><text:span text:style-name="T39">NULL</text:span></text:span><text:span text:style-name="symbol0_5f_c"><text:span text:style-name="T39">,</text:span></text:span><text:span text:style-name="T40"> </text:span><text:span text:style-name="keyword1_5f_c"><text:span text:style-name="T39">NULL</text:span></text:span><text:span text:style-name="symbol0_5f_c"><text:span text:style-name="T39">,</text:span></text:span><text:span text:style-name="T40"> </text:span><text:span text:style-name="symbol0_5f_c"><text:span text:style-name="T39">&amp;</text:span></text:span><text:span text:style-name="T40">tv</text:span><text:span text:style-name="symbol0_5f_c"><text:span text:style-name="T39">)</text:span></text:span><text:span text:style-name="T40"> </text:span><text:span text:style-name="symbol0_5f_c"><text:span text:style-name="T39">&lt;</text:span></text:span><text:span text:style-name="T40"> </text:span><text:span text:style-name="number_5f_c"><text:span text:style-name="T39">0</text:span></text:span><text:span text:style-name="symbol0_5f_c"><text:span text:style-name="T39">)</text:span></text:span><text:span text:style-name="T40"> </text:span></text:p>
      <text:p text:style-name="P66"><text:span text:style-name="T40"><text:s text:c="24"/>perror</text:span><text:span text:style-name="symbol0_5f_c"><text:span text:style-name="T39">(</text:span></text:span><text:span text:style-name="string_5f_c"><text:span text:style-name="T39">"Select</text:span></text:span><text:span text:style-name="escaped_5f_c"><text:span text:style-name="T39">\n</text:span></text:span><text:span text:style-name="string_5f_c"><text:span text:style-name="T39">"</text:span></text:span><text:span text:style-name="symbol0_5f_c"><text:span text:style-name="T39">);</text:span></text:span><text:span text:style-name="T40"> </text:span></text:p>
      <text:p text:style-name="P66"><text:span text:style-name="T40"><text:s text:c="16"/></text:span><text:span text:style-name="keyword0_5f_c"><text:span text:style-name="T39">if</text:span></text:span><text:span text:style-name="T40"> </text:span><text:span text:style-name="symbol0_5f_c"><text:span text:style-name="T39">(</text:span></text:span><text:span text:style-name="T40">FD_ISSET</text:span><text:span text:style-name="symbol0_5f_c"><text:span text:style-name="T39">(</text:span></text:span><text:span text:style-name="T40">sd</text:span><text:span text:style-name="symbol0_5f_c"><text:span text:style-name="T39">,&amp;</text:span></text:span><text:span text:style-name="T40">rfds</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24"/>n </text:span><text:span text:style-name="symbol0_5f_c"><text:span text:style-name="T39">=</text:span></text:span><text:span text:style-name="T40"> read</text:span><text:span text:style-name="symbol0_5f_c"><text:span text:style-name="T39">(</text:span></text:span><text:span text:style-name="T40">sd</text:span><text:span text:style-name="symbol0_5f_c"><text:span text:style-name="T39">,</text:span></text:span><text:span text:style-name="T40"> buf</text:span><text:span text:style-name="symbol0_5f_c"><text:span text:style-name="T39">,</text:span></text:span><text:span text:style-name="T40"> </text:span><text:span text:style-name="keyword3_5f_c"><text:span text:style-name="T39">sizeof</text:span></text:span><text:span text:style-name="symbol0_5f_c"><text:span text:style-name="T39">(</text:span></text:span><text:span text:style-name="T40">buf</text:span><text:span text:style-name="symbol0_5f_c"><text:span text:style-name="T39">));</text:span></text:span><text:span text:style-name="T40"> </text:span></text:p>
      <text:p text:style-name="P66"><text:soft-page-break/><text:span text:style-name="T40"><text:s text:c="24"/></text:span><text:span text:style-name="keyword0_5f_c"><text:span text:style-name="T39">if</text:span></text:span><text:span text:style-name="T40"> </text:span><text:span text:style-name="symbol0_5f_c"><text:span text:style-name="T39">(</text:span></text:span><text:span text:style-name="T40">n </text:span><text:span text:style-name="symbol0_5f_c"><text:span text:style-name="T39">&lt;=</text:span></text:span><text:span text:style-name="T40"> </text:span><text:span text:style-name="number_5f_c"><text:span text:style-name="T39">0</text:span></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32"/></text:span><text:span text:style-name="keyword0_5f_c"><text:span text:style-name="T39">if</text:span></text:span><text:span text:style-name="T40"> </text:span><text:span text:style-name="symbol0_5f_c"><text:span text:style-name="T39">(</text:span></text:span><text:span text:style-name="T40">n </text:span><text:span text:style-name="symbol0_5f_c"><text:span text:style-name="T39">&lt;</text:span></text:span><text:span text:style-name="T40"> </text:span><text:span text:style-name="number_5f_c"><text:span text:style-name="T39">0</text:span></text:span><text:span text:style-name="symbol0_5f_c"><text:span text:style-name="T39">)</text:span></text:span><text:span text:style-name="T40"> </text:span></text:p>
      <text:p text:style-name="P66"><text:span text:style-name="T40"><text:s text:c="40"/>perror</text:span><text:span text:style-name="symbol0_5f_c"><text:span text:style-name="T39">(</text:span></text:span><text:span text:style-name="string_5f_c"><text:span text:style-name="T39">"read from remote peer failed"</text:span></text:span><text:span text:style-name="symbol0_5f_c"><text:span text:style-name="T39">);</text:span></text:span><text:span text:style-name="T40"> </text:span></text:p>
      <text:p text:style-name="P66"><text:span text:style-name="T40"><text:s text:c="32"/></text:span><text:span text:style-name="keyword0_5f_c"><text:span text:style-name="T39">else</text:span></text:span><text:span text:style-name="T40"> </text:span></text:p>
      <text:p text:style-name="P66"><text:span text:style-name="T40"><text:s text:c="40"/>fprintf</text:span><text:span text:style-name="symbol0_5f_c"><text:span text:style-name="T39">(</text:span></text:span><text:span text:style-name="T40">stderr</text:span><text:span text:style-name="symbol0_5f_c"><text:span text:style-name="T39">,</text:span></text:span><text:span text:style-name="T40"> </text:span><text:span text:style-name="string_5f_c"><text:span text:style-name="T39">"Peer went away</text:span></text:span><text:span text:style-name="escaped_5f_c"><text:span text:style-name="T39">\n</text:span></text:span><text:span text:style-name="string_5f_c"><text:span text:style-name="T39">"</text:span></text:span><text:span text:style-name="symbol0_5f_c"><text:span text:style-name="T39">);</text:span></text:span><text:span text:style-name="T40"> </text:span></text:p>
      <text:p text:style-name="P66"><text:span text:style-name="T40"><text:s text:c="32"/></text:span><text:span text:style-name="keyword1_5f_c"><text:span text:style-name="T39">break</text:span></text:span><text:span text:style-name="symbol0_5f_c"><text:span text:style-name="T39">;</text:span></text:span><text:span text:style-name="T40"> </text:span></text:p>
      <text:p text:style-name="P66"><text:span text:style-name="T40"><text:s text:c="24"/></text:span><text:span text:style-name="symbol0_5f_c"><text:span text:style-name="T39">}</text:span></text:span><text:span text:style-name="T40"> </text:span></text:p>
      <text:p text:style-name="P66"><text:span text:style-name="T40"><text:s text:c="24"/></text:span><text:span text:style-name="keyword0_5f_c"><text:span text:style-name="T39">if</text:span></text:span><text:span text:style-name="T40"> </text:span><text:span text:style-name="symbol0_5f_c"><text:span text:style-name="T39">(</text:span></text:span><text:span text:style-name="T40">insist_write</text:span><text:span text:style-name="symbol0_5f_c"><text:span text:style-name="T39">(</text:span></text:span><text:span text:style-name="number_5f_c"><text:span text:style-name="T39">1</text:span></text:span><text:span text:style-name="symbol0_5f_c"><text:span text:style-name="T39">,</text:span></text:span><text:span text:style-name="T40"> buf</text:span><text:span text:style-name="symbol0_5f_c"><text:span text:style-name="T39">,</text:span></text:span><text:span text:style-name="T40"> n</text:span><text:span text:style-name="symbol0_5f_c"><text:span text:style-name="T39">)</text:span></text:span><text:span text:style-name="T40"> </text:span><text:span text:style-name="symbol0_5f_c"><text:span text:style-name="T39">!=</text:span></text:span><text:span text:style-name="T40"> n</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32"/>perror</text:span><text:span text:style-name="symbol0_5f_c"><text:span text:style-name="T39">(</text:span></text:span><text:span text:style-name="string_5f_c"><text:span text:style-name="T39">"write to remote peer failed"</text:span></text:span><text:span text:style-name="symbol0_5f_c"><text:span text:style-name="T39">);</text:span></text:span><text:span text:style-name="T40"> </text:span></text:p>
      <text:p text:style-name="P66"><text:span text:style-name="T40"><text:s text:c="32"/></text:span><text:span text:style-name="keyword1_5f_c"><text:span text:style-name="T39">break</text:span></text:span><text:span text:style-name="symbol0_5f_c"><text:span text:style-name="T39">;</text:span></text:span><text:span text:style-name="T40"> </text:span></text:p>
      <text:p text:style-name="P66"><text:span text:style-name="T40"><text:s text:c="24"/></text:span><text:span text:style-name="symbol0_5f_c"><text:span text:style-name="T39">}</text:span></text:span><text:span text:style-name="T40"> </text:span></text:p>
      <text:p text:style-name="P70"/>
      <text:p text:style-name="P66"><text:span text:style-name="T40"><text:s text:c="16"/></text:span><text:span text:style-name="symbol0_5f_c"><text:span text:style-name="T39">}</text:span></text:span><text:span text:style-name="T40"> </text:span></text:p>
      <text:p text:style-name="P66"><text:span text:style-name="T40"><text:s text:c="16"/></text:span><text:span text:style-name="keyword0_5f_c"><text:span text:style-name="T39">if</text:span></text:span><text:span text:style-name="T40"> </text:span><text:span text:style-name="symbol0_5f_c"><text:span text:style-name="T39">(</text:span></text:span><text:span text:style-name="T40">FD_ISSET</text:span><text:span text:style-name="symbol0_5f_c"><text:span text:style-name="T39">(</text:span></text:span><text:span text:style-name="number_5f_c"><text:span text:style-name="T39">0</text:span></text:span><text:span text:style-name="symbol0_5f_c"><text:span text:style-name="T39">,&amp;</text:span></text:span><text:span text:style-name="T40">rfds</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24"/>n </text:span><text:span text:style-name="symbol0_5f_c"><text:span text:style-name="T39">=</text:span></text:span><text:span text:style-name="T40"> read</text:span><text:span text:style-name="symbol0_5f_c"><text:span text:style-name="T39">(</text:span></text:span><text:span text:style-name="number_5f_c"><text:span text:style-name="T39">0</text:span></text:span><text:span text:style-name="symbol0_5f_c"><text:span text:style-name="T39">,</text:span></text:span><text:span text:style-name="T40">buf</text:span><text:span text:style-name="symbol0_5f_c"><text:span text:style-name="T39">,</text:span></text:span><text:span text:style-name="keyword3_5f_c"><text:span text:style-name="T39">sizeof</text:span></text:span><text:span text:style-name="symbol0_5f_c"><text:span text:style-name="T39">(</text:span></text:span><text:span text:style-name="T40">buf</text:span><text:span text:style-name="symbol0_5f_c"><text:span text:style-name="T39">));</text:span></text:span><text:span text:style-name="T40"> </text:span></text:p>
      <text:p text:style-name="P66"><text:span text:style-name="T40"><text:s text:c="24"/></text:span><text:span text:style-name="keyword0_5f_c"><text:span text:style-name="T39">if</text:span></text:span><text:span text:style-name="T40"> </text:span><text:span text:style-name="symbol0_5f_c"><text:span text:style-name="T39">(</text:span></text:span><text:span text:style-name="T40">insist_write</text:span><text:span text:style-name="symbol0_5f_c"><text:span text:style-name="T39">(</text:span></text:span><text:span text:style-name="T40">sd</text:span><text:span text:style-name="symbol0_5f_c"><text:span text:style-name="T39">,</text:span></text:span><text:span text:style-name="T40"> buf</text:span><text:span text:style-name="symbol0_5f_c"><text:span text:style-name="T39">,</text:span></text:span><text:span text:style-name="T40"> n</text:span><text:span text:style-name="symbol0_5f_c"><text:span text:style-name="T39">)</text:span></text:span><text:span text:style-name="T40"> </text:span><text:span text:style-name="symbol0_5f_c"><text:span text:style-name="T39">!=</text:span></text:span><text:span text:style-name="T40"> n</text:span><text:span text:style-name="symbol0_5f_c"><text:span text:style-name="T39">)</text:span></text:span><text:span text:style-name="T40"> </text:span><text:span text:style-name="symbol0_5f_c"><text:span text:style-name="T39">{</text:span></text:span><text:span text:style-name="T40"> </text:span></text:p>
      <text:p text:style-name="P66"><text:span text:style-name="T40"><text:s text:c="32"/>perror</text:span><text:span text:style-name="symbol0_5f_c"><text:span text:style-name="T39">(</text:span></text:span><text:span text:style-name="string_5f_c"><text:span text:style-name="T39">"write to remote peer failed"</text:span></text:span><text:span text:style-name="symbol0_5f_c"><text:span text:style-name="T39">);</text:span></text:span><text:span text:style-name="T40"> </text:span></text:p>
      <text:p text:style-name="P66"><text:span text:style-name="T40"><text:s text:c="32"/></text:span><text:span text:style-name="keyword1_5f_c"><text:span text:style-name="T39">break</text:span></text:span><text:span text:style-name="symbol0_5f_c"><text:span text:style-name="T39">;</text:span></text:span><text:span text:style-name="T40"> </text:span></text:p>
      <text:p text:style-name="P66"><text:span text:style-name="T40"><text:s text:c="24"/></text:span><text:span text:style-name="symbol0_5f_c"><text:span text:style-name="T39">}</text:span></text:span><text:span text:style-name="T40"> </text:span></text:p>
      <text:p text:style-name="P66"><text:span text:style-name="T40"><text:s text:c="16"/></text:span><text:span text:style-name="symbol0_5f_c"><text:span text:style-name="T39">}</text:span></text:span><text:span text:style-name="T40"> </text:span></text:p>
      <text:p text:style-name="P66"><text:span text:style-name="T40"><text:s text:c="8"/></text:span><text:span text:style-name="symbol0_5f_c"><text:span text:style-name="T39">}</text:span></text:span><text:span text:style-name="T40"> </text:span></text:p>
      <text:p text:style-name="P66"><text:span text:style-name="T40"><text:s text:c="8"/></text:span><text:span text:style-name="keyword0_5f_c"><text:span text:style-name="T39">if</text:span></text:span><text:span text:style-name="T40"> </text:span><text:span text:style-name="symbol0_5f_c"><text:span text:style-name="T39">(</text:span></text:span><text:span text:style-name="T40">close</text:span><text:span text:style-name="symbol0_5f_c"><text:span text:style-name="T39">(</text:span></text:span><text:span text:style-name="T40">sd</text:span><text:span text:style-name="symbol0_5f_c"><text:span text:style-name="T39">)</text:span></text:span><text:span text:style-name="T40"> </text:span><text:span text:style-name="symbol0_5f_c"><text:span text:style-name="T39">&lt;</text:span></text:span><text:span text:style-name="T40"> </text:span><text:span text:style-name="number_5f_c"><text:span text:style-name="T39">0</text:span></text:span><text:span text:style-name="symbol0_5f_c"><text:span text:style-name="T39">)</text:span></text:span><text:span text:style-name="T40"> </text:span></text:p>
      <text:p text:style-name="P66"><text:span text:style-name="T40"><text:s text:c="24"/>perror</text:span><text:span text:style-name="symbol0_5f_c"><text:span text:style-name="T39">(</text:span></text:span><text:span text:style-name="string_5f_c"><text:span text:style-name="T39">"close"</text:span></text:span><text:span text:style-name="symbol0_5f_c"><text:span text:style-name="T39">);</text:span></text:span><text:span text:style-name="T40"> </text:span></text:p>
      <text:p text:style-name="P66"><text:span text:style-name="T40"><text:s text:c="8"/>fprintf</text:span><text:span text:style-name="symbol0_5f_c"><text:span text:style-name="T39">(</text:span></text:span><text:span text:style-name="T40">stderr</text:span><text:span text:style-name="symbol0_5f_c"><text:span text:style-name="T39">,</text:span></text:span><text:span text:style-name="T40"> </text:span><text:span text:style-name="string_5f_c"><text:span text:style-name="T39">"</text:span></text:span><text:span text:style-name="escaped_5f_c"><text:span text:style-name="T39">\n</text:span></text:span><text:span text:style-name="string_5f_c"><text:span text:style-name="T39">Done.</text:span></text:span><text:span text:style-name="escaped_5f_c"><text:span text:style-name="T39">\n</text:span></text:span><text:span text:style-name="string_5f_c"><text:span text:style-name="T39">"</text:span></text:span><text:span text:style-name="symbol0_5f_c"><text:span text:style-name="T39">);</text:span></text:span><text:span text:style-name="T40"> </text:span></text:p>
      <text:p text:style-name="P66"><text:span text:style-name="T40"><text:s text:c="8"/></text:span><text:span text:style-name="keyword0_5f_c"><text:span text:style-name="T39">return</text:span></text:span><text:span text:style-name="T40"> </text:span><text:span text:style-name="number_5f_c"><text:span text:style-name="T39">0</text:span></text:span><text:span text:style-name="symbol0_5f_c"><text:span text:style-name="T39">;</text:span></text:span><text:span text:style-name="T40"> </text:span></text:p>
      <text:p text:style-name="P70"/>
      <text:p text:style-name="P82"><text:span text:style-name="T11">Για την αποφυγή μπλοκαρίσματος απο την κλήση της read χρησιμοποιούμε και πάλι το system call select. Οι μόνες διαφορές στη χρήση της select σε σχέση με προηγουμένως είναι στο ότι πλεον προσθέτουμε και τον file descriptor 0 (stdin) στο σύνολο των υπο εξέταση fd και επίσης </text:span><text:span text:style-name="T12">η</text:span><text:span text:style-name="T11"> τιμή του πεδίου tv_usec της δομής timeval είναι μηδενισμένη. </text:span></text:p>
      <text:p text:style-name="P57"/>
      <text:p text:style-name="P57"/>
      <text:p text:style-name="P58">Τέλος, παρατίθενται το κομμάτι του κώδικα που εκτελείται όταν πραγματοποιηθεί εγκατάσταση σύνδεσης με διάταξη server</text:p>
      <text:p text:style-name="P58"/>
      <text:p text:style-name="P1"><text:span text:style-name="T16">hosting</text:span><text:span text:style-name="symbol0_5f_c"><text:span text:style-name="T8">:</text:span></text:span><text:span text:style-name="T16"> </text:span></text:p>
      <text:p text:style-name="P1"><text:span text:style-name="T16"><text:s text:c="8"/>fprintf</text:span><text:span text:style-name="symbol0_5f_c"><text:span text:style-name="T8">(</text:span></text:span><text:span text:style-name="T16">stderr</text:span><text:span text:style-name="symbol0_5f_c"><text:span text:style-name="T8">,</text:span></text:span><text:span text:style-name="string_5f_c"><text:span text:style-name="T8">"Connected as host</text:span></text:span><text:span text:style-name="escaped_5f_c"><text:span text:style-name="T8">\n</text:span></text:span><text:span text:style-name="string_5f_c"><text:span text:style-name="T8">"</text:span></text:span><text:span text:style-name="symbol0_5f_c"><text:span text:style-name="T8">);</text:span></text:span><text:span text:style-name="T16"> </text:span></text:p>
      <text:p text:style-name="P1"><text:span text:style-name="T16"><text:s text:c="8"/></text:span><text:span text:style-name="keyword0_5f_c"><text:span text:style-name="T8">if</text:span></text:span><text:span text:style-name="T16"> </text:span><text:span text:style-name="symbol0_5f_c"><text:span text:style-name="T8">(!</text:span></text:span><text:span text:style-name="T16">inet_ntop</text:span><text:span text:style-name="symbol0_5f_c"><text:span text:style-name="T8">(</text:span></text:span><text:span text:style-name="T16">AF_INET</text:span><text:span text:style-name="symbol0_5f_c"><text:span text:style-name="T8">,</text:span></text:span><text:span text:style-name="T16"> </text:span><text:span text:style-name="symbol0_5f_c"><text:span text:style-name="T8">&amp;</text:span></text:span><text:span text:style-name="T16">sa_server.</text:span><text:span text:style-name="member0_5f_c"><text:span text:style-name="T8">sin_addr</text:span></text:span><text:span text:style-name="symbol0_5f_c"><text:span text:style-name="T8">,</text:span></text:span><text:span text:style-name="T16"> addrstr</text:span><text:span text:style-name="symbol0_5f_c"><text:span text:style-name="T8">,</text:span></text:span><text:span text:style-name="T16"> </text:span><text:span text:style-name="keyword3_5f_c"><text:span text:style-name="T8">sizeof</text:span></text:span><text:span text:style-name="symbol0_5f_c"><text:span text:style-name="T8">(</text:span></text:span><text:span text:style-name="T16">addrstr</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24"/>perror</text:span><text:span text:style-name="symbol0_5f_c"><text:span text:style-name="T8">(</text:span></text:span><text:span text:style-name="string_5f_c"><text:span text:style-name="T8">"could not format IP address"</text:span></text:span><text:span text:style-name="symbol0_5f_c"><text:span text:style-name="T8">);</text:span></text:span><text:span text:style-name="T16"> </text:span></text:p>
      <text:p text:style-name="P1"><text:span text:style-name="T16"><text:s text:c="24"/>exit</text:span><text:span text:style-name="symbol0_5f_c"><text:span text:style-name="T8">(</text:span></text:span><text:span text:style-name="number_5f_c"><text:span text:style-name="T8">1</text:span></text:span><text:span text:style-name="symbol0_5f_c"><text:span text:style-name="T8">);</text:span></text:span><text:span text:style-name="T16"> </text:span></text:p>
      <text:p text:style-name="P1"><text:span text:style-name="T16"><text:s text:c="8"/></text:span><text:span text:style-name="symbol0_5f_c"><text:span text:style-name="T8">}</text:span></text:span><text:span text:style-name="T16"> </text:span></text:p>
      <text:p text:style-name="P1"><text:span text:style-name="T16"><text:s text:c="8"/>fprintf</text:span><text:span text:style-name="symbol0_5f_c"><text:span text:style-name="T8">(</text:span></text:span><text:span text:style-name="T16">stderr</text:span><text:span text:style-name="symbol0_5f_c"><text:span text:style-name="T8">,</text:span></text:span><text:span text:style-name="T16"> </text:span><text:span text:style-name="string_5f_c"><text:span text:style-name="T8">"Incoming connection from %s:%d</text:span></text:span><text:span text:style-name="escaped_5f_c"><text:span text:style-name="T8">\n</text:span></text:span><text:span text:style-name="string_5f_c"><text:span text:style-name="T8">"</text:span></text:span><text:span text:style-name="symbol0_5f_c"><text:span text:style-name="T8">,</text:span></text:span><text:span text:style-name="T16">addrstr</text:span><text:span text:style-name="symbol0_5f_c"><text:span text:style-name="T8">,</text:span></text:span><text:span text:style-name="T16"> ntohs</text:span><text:span text:style-name="symbol0_5f_c"><text:span text:style-name="T8">(</text:span></text:span><text:span text:style-name="T16">sa_server.</text:span><text:span text:style-name="member0_5f_c"><text:span text:style-name="T8">sin_port</text:span></text:span><text:span text:style-name="symbol0_5f_c"><text:span text:style-name="T8">));</text:span></text:span><text:span text:style-name="T16"> </text:span></text:p>
      <text:p text:style-name="P1"><text:span text:style-name="T16"><text:s text:c="8"/>FD_ZERO</text:span><text:span text:style-name="symbol0_5f_c"><text:span text:style-name="T8">(&amp;</text:span></text:span><text:span text:style-name="T16">rfds</text:span><text:span text:style-name="symbol0_5f_c"><text:span text:style-name="T8">);</text:span></text:span><text:span text:style-name="T16"> </text:span></text:p>
      <text:p text:style-name="P1"><text:span text:style-name="T16"><text:s text:c="8"/></text:span><text:span text:style-name="keyword0_5f_c"><text:span text:style-name="T8">for</text:span></text:span><text:span text:style-name="T16"> </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16"/>tv.</text:span><text:span text:style-name="member0_5f_c"><text:span text:style-name="T8">tv_sec</text:span></text:span><text:span text:style-name="T16"> </text:span><text:span text:style-name="symbol0_5f_c"><text:span text:style-name="T8">=</text:span></text:span><text:span text:style-name="T16"> </text:span><text:span text:style-name="number_5f_c"><text:span text:style-name="T8">0</text:span></text:span><text:span text:style-name="symbol0_5f_c"><text:span text:style-name="T8">;</text:span></text:span><text:span text:style-name="T16"> </text:span></text:p>
      <text:p text:style-name="P1"><text:span text:style-name="T16"><text:s text:c="16"/>tv.</text:span><text:span text:style-name="member0_5f_c"><text:span text:style-name="T8">tv_usec</text:span></text:span><text:span text:style-name="T16"> </text:span><text:span text:style-name="symbol0_5f_c"><text:span text:style-name="T8">=</text:span></text:span><text:span text:style-name="T16"> </text:span><text:span text:style-name="number_5f_c"><text:span text:style-name="T8">0</text:span></text:span><text:span text:style-name="symbol0_5f_c"><text:span text:style-name="T8">;</text:span></text:span><text:span text:style-name="T16"> </text:span></text:p>
      <text:p text:style-name="P1"><text:span text:style-name="T16"><text:s text:c="16"/>FD_SET</text:span><text:span text:style-name="symbol0_5f_c"><text:span text:style-name="T8">(</text:span></text:span><text:span text:style-name="T16">newsd</text:span><text:span text:style-name="symbol0_5f_c"><text:span text:style-name="T8">,&amp;</text:span></text:span><text:span text:style-name="T16">rfds</text:span><text:span text:style-name="symbol0_5f_c"><text:span text:style-name="T8">);</text:span></text:span><text:span text:style-name="T16"> </text:span></text:p>
      <text:p text:style-name="P1"><text:span text:style-name="T16"><text:s text:c="16"/>FD_SET</text:span><text:span text:style-name="symbol0_5f_c"><text:span text:style-name="T8">(</text:span></text:span><text:span text:style-name="number_5f_c"><text:span text:style-name="T8">0</text:span></text:span><text:span text:style-name="symbol0_5f_c"><text:span text:style-name="T8">,&amp;</text:span></text:span><text:span text:style-name="T16">rfds</text:span><text:span text:style-name="symbol0_5f_c"><text:span text:style-name="T8">);</text:span></text:span><text:span text:style-name="T16"> </text:span></text:p>
      <text:p text:style-name="P1"><text:span text:style-name="T16"><text:s text:c="16"/></text:span><text:span text:style-name="keyword0_5f_c"><text:span text:style-name="T8">if</text:span></text:span><text:span text:style-name="T16"> </text:span><text:span text:style-name="symbol0_5f_c"><text:span text:style-name="T8">(</text:span></text:span><text:span text:style-name="T16">select</text:span><text:span text:style-name="symbol0_5f_c"><text:span text:style-name="T8">(</text:span></text:span><text:span text:style-name="T16">newsd </text:span><text:span text:style-name="symbol0_5f_c"><text:span text:style-name="T8">+</text:span></text:span><text:span text:style-name="T16"> </text:span><text:span text:style-name="number_5f_c"><text:span text:style-name="T8">1</text:span></text:span><text:span text:style-name="symbol0_5f_c"><text:span text:style-name="T8">,&amp;</text:span></text:span><text:span text:style-name="T16">rfds</text:span><text:span text:style-name="symbol0_5f_c"><text:span text:style-name="T8">,</text:span></text:span><text:span text:style-name="T16"> </text:span><text:span text:style-name="keyword1_5f_c"><text:span text:style-name="T8">NULL</text:span></text:span><text:span text:style-name="symbol0_5f_c"><text:span text:style-name="T8">,</text:span></text:span><text:span text:style-name="T16"> </text:span><text:span text:style-name="keyword1_5f_c"><text:span text:style-name="T8">NULL</text:span></text:span><text:span text:style-name="symbol0_5f_c"><text:span text:style-name="T8">,</text:span></text:span><text:span text:style-name="T16"> </text:span><text:span text:style-name="symbol0_5f_c"><text:span text:style-name="T8">&amp;</text:span></text:span><text:span text:style-name="T16">tv</text:span><text:span text:style-name="symbol0_5f_c"><text:span text:style-name="T8">)</text:span></text:span><text:span text:style-name="T16"> </text:span><text:span text:style-name="symbol0_5f_c"><text:span text:style-name="T8">&lt;</text:span></text:span><text:span text:style-name="T16"> </text:span><text:span text:style-name="number_5f_c"><text:span text:style-name="T8">0</text:span></text:span><text:span text:style-name="symbol0_5f_c"><text:span text:style-name="T8">)</text:span></text:span><text:span text:style-name="T16"> </text:span></text:p>
      <text:p text:style-name="P1"><text:span text:style-name="T16"><text:s text:c="24"/>perror</text:span><text:span text:style-name="symbol0_5f_c"><text:span text:style-name="T8">(</text:span></text:span><text:span text:style-name="string_5f_c"><text:span text:style-name="T8">"Select</text:span></text:span><text:span text:style-name="escaped_5f_c"><text:span text:style-name="T8">\n</text:span></text:span><text:span text:style-name="string_5f_c"><text:span text:style-name="T8">"</text:span></text:span><text:span text:style-name="symbol0_5f_c"><text:span text:style-name="T8">);</text:span></text:span><text:span text:style-name="T16"> </text:span></text:p>
      <text:p text:style-name="P1"><text:span text:style-name="T16"><text:s text:c="16"/></text:span><text:span text:style-name="keyword0_5f_c"><text:span text:style-name="T8">if</text:span></text:span><text:span text:style-name="T16"> </text:span><text:span text:style-name="symbol0_5f_c"><text:span text:style-name="T8">(</text:span></text:span><text:span text:style-name="T16">FD_ISSET</text:span><text:span text:style-name="symbol0_5f_c"><text:span text:style-name="T8">(</text:span></text:span><text:span text:style-name="T16">newsd</text:span><text:span text:style-name="symbol0_5f_c"><text:span text:style-name="T8">,&amp;</text:span></text:span><text:span text:style-name="T16">rfds</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24"/>n </text:span><text:span text:style-name="symbol0_5f_c"><text:span text:style-name="T8">=</text:span></text:span><text:span text:style-name="T16"> read</text:span><text:span text:style-name="symbol0_5f_c"><text:span text:style-name="T8">(</text:span></text:span><text:span text:style-name="T16">newsd</text:span><text:span text:style-name="symbol0_5f_c"><text:span text:style-name="T8">,</text:span></text:span><text:span text:style-name="T16"> buf</text:span><text:span text:style-name="symbol0_5f_c"><text:span text:style-name="T8">,</text:span></text:span><text:span text:style-name="T16"> </text:span><text:span text:style-name="keyword3_5f_c"><text:span text:style-name="T8">sizeof</text:span></text:span><text:span text:style-name="symbol0_5f_c"><text:span text:style-name="T8">(</text:span></text:span><text:span text:style-name="T16">buf</text:span><text:span text:style-name="symbol0_5f_c"><text:span text:style-name="T8">));</text:span></text:span><text:span text:style-name="T16"> </text:span></text:p>
      <text:p text:style-name="P1"><text:span text:style-name="T16"><text:s text:c="24"/></text:span><text:span text:style-name="keyword0_5f_c"><text:span text:style-name="T8">if</text:span></text:span><text:span text:style-name="T16"> </text:span><text:span text:style-name="symbol0_5f_c"><text:span text:style-name="T8">(</text:span></text:span><text:span text:style-name="T16">n </text:span><text:span text:style-name="symbol0_5f_c"><text:span text:style-name="T8">&lt;=</text:span></text:span><text:span text:style-name="T16"> </text:span><text:span text:style-name="number_5f_c"><text:span text:style-name="T8">0</text:span></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32"/></text:span><text:span text:style-name="keyword0_5f_c"><text:span text:style-name="T8">if</text:span></text:span><text:span text:style-name="T16"> </text:span><text:span text:style-name="symbol0_5f_c"><text:span text:style-name="T8">(</text:span></text:span><text:span text:style-name="T16">n </text:span><text:span text:style-name="symbol0_5f_c"><text:span text:style-name="T8">&lt;</text:span></text:span><text:span text:style-name="T16"> </text:span><text:span text:style-name="number_5f_c"><text:span text:style-name="T8">0</text:span></text:span><text:span text:style-name="symbol0_5f_c"><text:span text:style-name="T8">)</text:span></text:span><text:span text:style-name="T16"> </text:span></text:p>
      <text:p text:style-name="P1"><text:span text:style-name="T16"><text:s text:c="40"/>perror</text:span><text:span text:style-name="symbol0_5f_c"><text:span text:style-name="T8">(</text:span></text:span><text:span text:style-name="string_5f_c"><text:span text:style-name="T8">"read from remote peer failed"</text:span></text:span><text:span text:style-name="symbol0_5f_c"><text:span text:style-name="T8">);</text:span></text:span><text:span text:style-name="T16"> </text:span></text:p>
      <text:p text:style-name="P1"><text:span text:style-name="T16"><text:s text:c="32"/></text:span><text:span text:style-name="keyword0_5f_c"><text:span text:style-name="T8">else</text:span></text:span><text:span text:style-name="T16"> </text:span></text:p>
      <text:p text:style-name="P1"><text:span text:style-name="T16"><text:s text:c="40"/>fprintf</text:span><text:span text:style-name="symbol0_5f_c"><text:span text:style-name="T8">(</text:span></text:span><text:span text:style-name="T16">stderr</text:span><text:span text:style-name="symbol0_5f_c"><text:span text:style-name="T8">,</text:span></text:span><text:span text:style-name="T16"> </text:span><text:span text:style-name="string_5f_c"><text:span text:style-name="T8">"Peer went away</text:span></text:span><text:span text:style-name="escaped_5f_c"><text:span text:style-name="T8">\n</text:span></text:span><text:span text:style-name="string_5f_c"><text:span text:style-name="T8">"</text:span></text:span><text:span text:style-name="symbol0_5f_c"><text:span text:style-name="T8">);</text:span></text:span><text:span text:style-name="T16"> </text:span></text:p>
      <text:p text:style-name="P1"><text:span text:style-name="T16"><text:s text:c="32"/></text:span><text:span text:style-name="keyword1_5f_c"><text:span text:style-name="T8">break</text:span></text:span><text:span text:style-name="symbol0_5f_c"><text:span text:style-name="T8">;</text:span></text:span><text:span text:style-name="T16"> </text:span></text:p>
      <text:p text:style-name="P1"><text:soft-page-break/><text:span text:style-name="T16"><text:s text:c="24"/></text:span><text:span text:style-name="symbol0_5f_c"><text:span text:style-name="T8">}</text:span></text:span><text:span text:style-name="T16"> </text:span></text:p>
      <text:p text:style-name="P1"><text:span text:style-name="T16"><text:s text:c="24"/>insist_write</text:span><text:span text:style-name="symbol0_5f_c"><text:span text:style-name="T8">(</text:span></text:span><text:span text:style-name="number_5f_c"><text:span text:style-name="T8">1</text:span></text:span><text:span text:style-name="symbol0_5f_c"><text:span text:style-name="T8">,</text:span></text:span><text:span text:style-name="T16">buf</text:span><text:span text:style-name="symbol0_5f_c"><text:span text:style-name="T8">,</text:span></text:span><text:span text:style-name="T16">n</text:span><text:span text:style-name="symbol0_5f_c"><text:span text:style-name="T8">);</text:span></text:span><text:span text:style-name="T16"> </text:span></text:p>
      <text:p text:style-name="P1"><text:span text:style-name="T16"><text:s text:c="16"/></text:span><text:span text:style-name="symbol0_5f_c"><text:span text:style-name="T8">}</text:span></text:span><text:span text:style-name="T16"> </text:span></text:p>
      <text:p text:style-name="P1"><text:span text:style-name="T16"><text:s text:c="16"/></text:span><text:span text:style-name="keyword0_5f_c"><text:span text:style-name="T8">if</text:span></text:span><text:span text:style-name="T16"> </text:span><text:span text:style-name="symbol0_5f_c"><text:span text:style-name="T8">(</text:span></text:span><text:span text:style-name="T16">FD_ISSET</text:span><text:span text:style-name="symbol0_5f_c"><text:span text:style-name="T8">(</text:span></text:span><text:span text:style-name="number_5f_c"><text:span text:style-name="T8">0</text:span></text:span><text:span text:style-name="symbol0_5f_c"><text:span text:style-name="T8">,&amp;</text:span></text:span><text:span text:style-name="T16">rfds</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24"/>n </text:span><text:span text:style-name="symbol0_5f_c"><text:span text:style-name="T8">=</text:span></text:span><text:span text:style-name="T16"> read</text:span><text:span text:style-name="symbol0_5f_c"><text:span text:style-name="T8">(</text:span></text:span><text:span text:style-name="number_5f_c"><text:span text:style-name="T8">0</text:span></text:span><text:span text:style-name="symbol0_5f_c"><text:span text:style-name="T8">,</text:span></text:span><text:span text:style-name="T16">buf</text:span><text:span text:style-name="symbol0_5f_c"><text:span text:style-name="T8">,</text:span></text:span><text:span text:style-name="keyword3_5f_c"><text:span text:style-name="T8">sizeof</text:span></text:span><text:span text:style-name="symbol0_5f_c"><text:span text:style-name="T8">(</text:span></text:span><text:span text:style-name="T16">buf</text:span><text:span text:style-name="symbol0_5f_c"><text:span text:style-name="T8">));</text:span></text:span><text:span text:style-name="T16"> </text:span></text:p>
      <text:p text:style-name="P1"><text:span text:style-name="T16"><text:s text:c="24"/></text:span><text:span text:style-name="keyword0_5f_c"><text:span text:style-name="T8">if</text:span></text:span><text:span text:style-name="T16"> </text:span><text:span text:style-name="symbol0_5f_c"><text:span text:style-name="T8">(</text:span></text:span><text:span text:style-name="T16">insist_write</text:span><text:span text:style-name="symbol0_5f_c"><text:span text:style-name="T8">(</text:span></text:span><text:span text:style-name="T16">newsd</text:span><text:span text:style-name="symbol0_5f_c"><text:span text:style-name="T8">,</text:span></text:span><text:span text:style-name="T16"> buf</text:span><text:span text:style-name="symbol0_5f_c"><text:span text:style-name="T8">,</text:span></text:span><text:span text:style-name="T16"> n</text:span><text:span text:style-name="symbol0_5f_c"><text:span text:style-name="T8">)</text:span></text:span><text:span text:style-name="T16"> </text:span><text:span text:style-name="symbol0_5f_c"><text:span text:style-name="T8">!=</text:span></text:span><text:span text:style-name="T16"> n</text:span><text:span text:style-name="symbol0_5f_c"><text:span text:style-name="T8">)</text:span></text:span><text:span text:style-name="T16"> </text:span><text:span text:style-name="symbol0_5f_c"><text:span text:style-name="T8">{</text:span></text:span><text:span text:style-name="T16"> </text:span></text:p>
      <text:p text:style-name="P1"><text:span text:style-name="T16"><text:s text:c="32"/>perror</text:span><text:span text:style-name="symbol0_5f_c"><text:span text:style-name="T8">(</text:span></text:span><text:span text:style-name="string_5f_c"><text:span text:style-name="T8">"write to remote peer failed"</text:span></text:span><text:span text:style-name="symbol0_5f_c"><text:span text:style-name="T8">);</text:span></text:span><text:span text:style-name="T16"> </text:span></text:p>
      <text:p text:style-name="P1"><text:span text:style-name="T16"><text:s text:c="32"/></text:span><text:span text:style-name="keyword1_5f_c"><text:span text:style-name="T8">break</text:span></text:span><text:span text:style-name="symbol0_5f_c"><text:span text:style-name="T8">;</text:span></text:span><text:span text:style-name="T16"> </text:span></text:p>
      <text:p text:style-name="P1"><text:span text:style-name="T16"><text:s text:c="24"/></text:span><text:span text:style-name="symbol0_5f_c"><text:span text:style-name="T8">}</text:span></text:span><text:span text:style-name="T16"> </text:span></text:p>
      <text:p text:style-name="P1"><text:span text:style-name="T16"><text:s text:c="16"/></text:span><text:span text:style-name="symbol0_5f_c"><text:span text:style-name="T8">}</text:span></text:span><text:span text:style-name="T16"> </text:span></text:p>
      <text:p text:style-name="P1"><text:span text:style-name="T16"><text:s text:c="8"/></text:span><text:span text:style-name="symbol0_5f_c"><text:span text:style-name="T8">}</text:span></text:span><text:span text:style-name="T16"> </text:span></text:p>
      <text:p text:style-name="P1"><text:span text:style-name="T16"><text:s text:c="8"/></text:span><text:span text:style-name="keyword0_5f_c"><text:span text:style-name="T8">if</text:span></text:span><text:span text:style-name="T16"> </text:span><text:span text:style-name="symbol0_5f_c"><text:span text:style-name="T8">(</text:span></text:span><text:span text:style-name="T16">close</text:span><text:span text:style-name="symbol0_5f_c"><text:span text:style-name="T8">(</text:span></text:span><text:span text:style-name="T16">newsd</text:span><text:span text:style-name="symbol0_5f_c"><text:span text:style-name="T8">)</text:span></text:span><text:span text:style-name="T16"> </text:span><text:span text:style-name="symbol0_5f_c"><text:span text:style-name="T8">&lt;</text:span></text:span><text:span text:style-name="T16"> </text:span><text:span text:style-name="number_5f_c"><text:span text:style-name="T8">0</text:span></text:span><text:span text:style-name="symbol0_5f_c"><text:span text:style-name="T8">)</text:span></text:span><text:span text:style-name="T16"> </text:span></text:p>
      <text:p text:style-name="P1"><text:span text:style-name="T16"><text:s text:c="16"/>perror</text:span><text:span text:style-name="symbol0_5f_c"><text:span text:style-name="T8">(</text:span></text:span><text:span text:style-name="string_5f_c"><text:span text:style-name="T8">"close"</text:span></text:span><text:span text:style-name="symbol0_5f_c"><text:span text:style-name="T8">);</text:span></text:span><text:span text:style-name="T16"> </text:span></text:p>
      <text:p text:style-name="P1"><text:span text:style-name="T16"><text:s text:c="8"/></text:span><text:span text:style-name="keyword0_5f_c"><text:span text:style-name="T8">return</text:span></text:span><text:span text:style-name="T16"> </text:span><text:span text:style-name="number_5f_c"><text:span text:style-name="T8">0</text:span></text:span><text:span text:style-name="symbol0_5f_c"><text:span text:style-name="T8">;</text:span></text:span></text:p>
      <text:p text:style-name="P5"/>
      <text:p text:style-name="P13">Όπως μπορούμε να παρατηρήσουμε ο κώδικας είναι ίδιος με προηγουμένως με τη μόνη διαφορά οτι πλεον το file descriptor το οποίο αντιστοιχει στο socket σύνδεσης με τον άλλον peer είναι το newsd, δηλαδή το file descriptor που επέστρεψε η κλήση της accept.</text:p>
      <text:p text:style-name="P17"/>
      <text:p text:style-name="P18"/>
      <text:p text:style-name="P17"/>
      <text:p text:style-name="P17"/>
      <text:p text:style-name="P51">Ζητούμενο 2ο):</text:p>
      <text:p text:style-name="P14"><text:span text:style-name="T19">Στο δεύτερο κομμάτι της άσκησης μας ζητείται να επεκτείνουμε την υλοποίηση του chat ώστε να υποστηρίζει κρυπτογραφημένη επικοινωνία. Η κρυπτογράφηση θα επιτυγχάνεται με κατάλληλες κλήσεις ioctl σε μια κρυπτογραφική συσκευή που αντιστοιχεί σε πραγματικό hardware. Στην πραγματικότητα, οι κλήσεις ioctl δεν θα πραγματοποιούνται σε πραγματική κρυπτογραφική συσκευή αλλά σε εικονική συσκευή που έχει συνδεθεί στο μηχάνημα μέσω εισαγωγής στον πυρήνα του linux του module cryptodev. Μόλις εισαγθεί επιτυχώς το module, δημιουργείται η εικονική συσκευή crypto η οποία εμφανίζεται στο directory /dev του linux και στην οποίο μπορούμε πλέον να εκτελέσουμε κλήσεις open, read, write, ioctl κλπ. Στην υλοποίησή μας θα χρησιμοποιήσουμε μόνο τις κλήσεις open και ioctl για να επιτύχουμε κρυπτογράφηση δεδομένων. </text:span><text:span text:style-name="T20">Στη συνέχεια επεξηγούμε τον τρόπο λειτουργίας της εικονικής κρυπτογραφικής συσκευής. </text:span></text:p>
      <text:p text:style-name="P24"/>
      <text:p text:style-name="P52">Περιγραφή υλοποίησης</text:p>
      <text:p text:style-name="P15"><text:span text:style-name="T21">Η υποστήριξη κρυπτογράφησης για την εφαρμογή chat προϋποθέτει τη χρήση </text:span><text:span text:style-name="T22">ενός</text:span><text:span text:style-name="T21"> προσυμφωνημένου μυστικού κλειδιού που θα χρησιμοποιούν και τα δυο μέλη της συζήτησης </text:span><text:span text:style-name="T22">για την κρυπτογράφηση και αποκρυπτογράφηση των δεδομένων. Στην υλοποίησή μας υποθέτουμε οτι και τα δυο μέλη έχουν συμφωνήσει πριν την εγκατάσταση σύνδεσης για ένα κοινό μυστικό κλειδί. Συγκεκριμένα, για λόγους ευκολίας έχουμε επιλέξει το κλειδί 0123...15 αλλά θα μπορούσαμε να είχα</text:span><text:span text:style-name="T23">με</text:span><text:span text:style-name="T22"> επιλέξει οποιαδήποτε πληροφορία μπορεί να γνώριζαν μόνο τα δυο μέλη. Η επιλογή αυτή προσφέρει το πλεονέκτημα ότι ένα πιθανός “παρατηρητής” της συνομιλίας δεν θα μπορεί να γνωρίζει το μυστικό κλειδί και θα χρειαστεί μεθόδους brute force για να αποκρυπτογραφήσει τη συνομιλία </text:span><text:span text:style-name="T23">αλλά δεν προσφέρει ευελιξία στην επιλογή του κλειδιού. Εφόσον ο κακόβουλος παρατηρητής σπάσει το μυστικό κλειδί, θα μπορεί να αποκρυπτογραφήσει όλες τις συνομιλίες </text:span><text:soft-page-break/><text:span text:style-name="T23">των δυο συνομιλητών στο μέλλον</text:span><text:span text:style-name="T22">. Μια δεύτερη προσέγγιση στην επιλογή του μυστικού κλειδιού θα ήταν τα δυο μέλη να συμφωνούν σε </text:span><text:span text:style-name="T22">ένα κοινό κλειδί κατά την εγκατάσταση της σύνδεσης. Αυτή η προσέγγιση προσφέρει μεγαλύτερη ευελιξία στην επιλογή του κλειδιού αλλά επίσης και λιγότερη ασφάλεια διότι ο “παρατηρητής” θα μπορούσε να μάθει το συμφωνημένο κλειδί αν παρατηρούσε όλη την κίνηση του δικτύου απο την αρχή της συνεδρίας. Μια πιθανή βελτίωση σε αυτή την προσέγγιση είναι η χρήση κρυπτογράφησης δημόσιου κλειδιού RSA για την κρυπτογράφηση του μυστικού κλειδιού AES </text:span><text:span text:style-name="T23">κατά</text:span><text:span text:style-name="T22"> τη διαδικασία συμφώνησής του. Έτσι ο “παρατηρητής” ακόμα και αν γνωρίζει όλη την κίνηση του δικτύου δεν θα μπορέσει να μάθει το μυστικό κλειδί διότι ο αλγόριθμος RSA προσφέρει μέγιστη ποιότητα ασφάλειας και είναι πολύ ανθεκτικός σε brute force επιθέσεις.</text:span></text:p>
      <text:p text:style-name="P19"/>
      <text:p text:style-name="P53">Λεπτομέρειες υλοποίησής</text:p>
      <text:p text:style-name="P20"/>
      <text:p text:style-name="P16"><text:span text:style-name="T23">Η προσθήκη υποστήριξης για κρυπτογράφηση στην υπάρχουσα υποδομή για την εφαρμογή chat δεν απαιτεί πολλές τροποποιήσεις στον κώδικα του πρώτου ζητήματος. Συγκεκριμένα, απαιτείται η προσθήκη δηλώσεων των μεταβλητών που χρησιμοποιούνται, το άνοιγμα της κρυπτογραφικής </text:span><text:span text:style-name="T23">συσκευή και οι κλήσεις ioctl πριν την αποστολή και μετά τη λήψη δεδομένων.</text:span></text:p>
      <text:p text:style-name="P21"/>
      <text:p text:style-name="P21"/>
      <text:p text:style-name="P12"><text:span text:style-name="comment0_5f_c"><text:span text:style-name="T9">#define DATA_SIZE <text:s text:c="6"/>256 </text:span></text:span></text:p>
      <text:p text:style-name="P12"><text:span text:style-name="comment0_5f_c"><text:span text:style-name="T9">#define BLOCK_SIZE <text:s text:c="5"/>16 </text:span></text:span></text:p>
      <text:p text:style-name="P12"><text:span text:style-name="comment0_5f_c"><text:span text:style-name="T9">#define KEY_SIZE <text:s text:c="7"/>16 <text:s/>/* AES128 */ </text:span></text:span></text:p>
      <text:p text:style-name="P21"/>
      <text:p text:style-name="P2"><text:span text:style-name="keyword3_5f_c"><text:span text:style-name="T41"><text:s text:c="8"/>struct</text:span></text:span><text:span text:style-name="T41"> session_op sess</text:span><text:span text:style-name="symbol0_5f_c"><text:span text:style-name="T41">;</text:span></text:span><text:span text:style-name="T41"> </text:span></text:p>
      <text:p text:style-name="P2"><text:span text:style-name="T41"><text:s text:c="8"/></text:span><text:span text:style-name="keyword3_5f_c"><text:span text:style-name="T41">struct</text:span></text:span><text:span text:style-name="T41"> crypt_op cryp</text:span><text:span text:style-name="symbol0_5f_c"><text:span text:style-name="T41">;</text:span></text:span><text:span text:style-name="T41"> </text:span></text:p>
      <text:p text:style-name="P2"><text:span text:style-name="T41"><text:s text:c="8"/></text:span><text:span text:style-name="keyword3_5f_c"><text:span text:style-name="T41">struct</text:span></text:span><text:span text:style-name="T41"> </text:span><text:span text:style-name="symbol0_5f_c"><text:span text:style-name="T41">{</text:span></text:span><text:span text:style-name="T41"> </text:span></text:p>
      <text:p text:style-name="P2"><text:span text:style-name="T41"><text:s text:c="16"/></text:span><text:span text:style-name="keyword3_5f_c"><text:span text:style-name="T41">unsigned</text:span></text:span><text:span text:style-name="T41"> </text:span><text:span text:style-name="keyword3_5f_c"><text:span text:style-name="T41">char</text:span></text:span><text:span text:style-name="T41"> <text:s text:c="2"/>in</text:span><text:span text:style-name="symbol0_5f_c"><text:span text:style-name="T41">[</text:span></text:span><text:span text:style-name="T41">DATA_SIZE</text:span><text:span text:style-name="symbol0_5f_c"><text:span text:style-name="T41">],</text:span></text:span><text:span text:style-name="T41"> </text:span></text:p>
      <text:p text:style-name="P2"><text:span text:style-name="T41"><text:s text:c="32"/>encrypted</text:span><text:span text:style-name="symbol0_5f_c"><text:span text:style-name="T41">[</text:span></text:span><text:span text:style-name="T41">DATA_SIZE</text:span><text:span text:style-name="symbol0_5f_c"><text:span text:style-name="T41">],</text:span></text:span><text:span text:style-name="T41"> </text:span></text:p>
      <text:p text:style-name="P2"><text:span text:style-name="T41"><text:s text:c="32"/>decrypted</text:span><text:span text:style-name="symbol0_5f_c"><text:span text:style-name="T41">[</text:span></text:span><text:span text:style-name="T41">DATA_SIZE</text:span><text:span text:style-name="symbol0_5f_c"><text:span text:style-name="T41">],</text:span></text:span><text:span text:style-name="T41"> </text:span></text:p>
      <text:p text:style-name="P2"><text:span text:style-name="T41"><text:s text:c="32"/>iv</text:span><text:span text:style-name="symbol0_5f_c"><text:span text:style-name="T41">[</text:span></text:span><text:span text:style-name="T41">BLOCK_SIZE</text:span><text:span text:style-name="symbol0_5f_c"><text:span text:style-name="T41">],</text:span></text:span><text:span text:style-name="T41"> </text:span></text:p>
      <text:p text:style-name="P2"><text:span text:style-name="T41"><text:s text:c="32"/>key</text:span><text:span text:style-name="symbol0_5f_c"><text:span text:style-name="T41">[</text:span></text:span><text:span text:style-name="T41">KEY_SIZE</text:span><text:span text:style-name="symbol0_5f_c"><text:span text:style-name="T41">];</text:span></text:span><text:span text:style-name="T41"> </text:span></text:p>
      <text:p text:style-name="P2"><text:span text:style-name="T41"><text:s text:c="8"/></text:span><text:span text:style-name="symbol0_5f_c"><text:span text:style-name="T41">}</text:span></text:span><text:span text:style-name="T41"> data</text:span><text:span text:style-name="symbol0_5f_c"><text:span text:style-name="T41">;</text:span></text:span><text:span text:style-name="T41"> </text:span></text:p>
      <text:p text:style-name="P2"><text:span text:style-name="T41"><text:s text:c="8"/></text:span><text:span text:style-name="comment_5f_multi_5f_c"><text:span text:style-name="T41">/*Opening new cryptodev file descriptor*/</text:span></text:span><text:span text:style-name="T41"> </text:span></text:p>
      <text:p text:style-name="P2"><text:span text:style-name="T41"><text:s text:c="8"/>cfd </text:span><text:span text:style-name="symbol0_5f_c"><text:span text:style-name="T41">=</text:span></text:span><text:span text:style-name="T41"> open</text:span><text:span text:style-name="symbol0_5f_c"><text:span text:style-name="T41">(</text:span></text:span><text:span text:style-name="string_5f_c"><text:span text:style-name="T41">"/dev/crypto"</text:span></text:span><text:span text:style-name="symbol0_5f_c"><text:span text:style-name="T41">,</text:span></text:span><text:span text:style-name="T41"> O_RDWR</text:span><text:span text:style-name="symbol0_5f_c"><text:span text:style-name="T41">);</text:span></text:span><text:span text:style-name="T41"> </text:span></text:p>
      <text:p text:style-name="P2"><text:span text:style-name="T41"><text:s text:c="8"/></text:span><text:span text:style-name="keyword0_5f_c"><text:span text:style-name="T41">if</text:span></text:span><text:span text:style-name="T41"> </text:span><text:span text:style-name="symbol0_5f_c"><text:span text:style-name="T41">(</text:span></text:span><text:span text:style-name="T41">cfd </text:span><text:span text:style-name="symbol0_5f_c"><text:span text:style-name="T41">&lt;</text:span></text:span><text:span text:style-name="T41"> </text:span><text:span text:style-name="number_5f_c"><text:span text:style-name="T41">0</text:span></text:span><text:span text:style-name="symbol0_5f_c"><text:span text:style-name="T41">)</text:span></text:span><text:span text:style-name="T41"> </text:span><text:span text:style-name="symbol0_5f_c"><text:span text:style-name="T41">{</text:span></text:span><text:span text:style-name="T41"> </text:span></text:p>
      <text:p text:style-name="P2"><text:span text:style-name="T41"><text:s text:c="16"/>perror</text:span><text:span text:style-name="symbol0_5f_c"><text:span text:style-name="T41">(</text:span></text:span><text:span text:style-name="string_5f_c"><text:span text:style-name="T41">"open(/dev/crypto)"</text:span></text:span><text:span text:style-name="symbol0_5f_c"><text:span text:style-name="T41">);</text:span></text:span><text:span text:style-name="T41"> </text:span></text:p>
      <text:p text:style-name="P2"><text:span text:style-name="T41"><text:s text:c="16"/></text:span><text:span text:style-name="keyword0_5f_c"><text:span text:style-name="T41">return</text:span></text:span><text:span text:style-name="T41"> </text:span><text:span text:style-name="number_5f_c"><text:span text:style-name="T41">1</text:span></text:span><text:span text:style-name="symbol0_5f_c"><text:span text:style-name="T41">;</text:span></text:span><text:span text:style-name="T41"> </text:span></text:p>
      <text:p text:style-name="P2"><text:span text:style-name="T41"><text:s text:c="8"/></text:span><text:span text:style-name="symbol0_5f_c"><text:span text:style-name="T41">}</text:span></text:span><text:span text:style-name="T41"> </text:span></text:p>
      <text:p text:style-name="P6"/>
      <text:p text:style-name="P2"><text:span text:style-name="T41"><text:s text:c="8"/></text:span><text:span text:style-name="comment_5f_multi_5f_c"><text:span text:style-name="T41">/*Setting up basic crypting session parameters*/</text:span></text:span><text:span text:style-name="T41"> </text:span></text:p>
      <text:p text:style-name="P2"><text:span text:style-name="T41"><text:s text:c="8"/>memset</text:span><text:span text:style-name="symbol0_5f_c"><text:span text:style-name="T41">(&amp;</text:span></text:span><text:span text:style-name="T41">sess</text:span><text:span text:style-name="symbol0_5f_c"><text:span text:style-name="T41">,</text:span></text:span><text:span text:style-name="T41"> </text:span><text:span text:style-name="number_5f_c"><text:span text:style-name="T41">0</text:span></text:span><text:span text:style-name="symbol0_5f_c"><text:span text:style-name="T41">,</text:span></text:span><text:span text:style-name="T41"> </text:span><text:span text:style-name="keyword3_5f_c"><text:span text:style-name="T41">sizeof</text:span></text:span><text:span text:style-name="symbol0_5f_c"><text:span text:style-name="T41">(</text:span></text:span><text:span text:style-name="T41">sess</text:span><text:span text:style-name="symbol0_5f_c"><text:span text:style-name="T41">));</text:span></text:span><text:span text:style-name="T41"> </text:span></text:p>
      <text:p text:style-name="P2"><text:span text:style-name="T41"><text:s text:c="8"/>memset</text:span><text:span text:style-name="symbol0_5f_c"><text:span text:style-name="T41">(&amp;</text:span></text:span><text:span text:style-name="T41">cryp</text:span><text:span text:style-name="symbol0_5f_c"><text:span text:style-name="T41">,</text:span></text:span><text:span text:style-name="T41"> </text:span><text:span text:style-name="number_5f_c"><text:span text:style-name="T41">0</text:span></text:span><text:span text:style-name="symbol0_5f_c"><text:span text:style-name="T41">,</text:span></text:span><text:span text:style-name="T41"> </text:span><text:span text:style-name="keyword3_5f_c"><text:span text:style-name="T41">sizeof</text:span></text:span><text:span text:style-name="symbol0_5f_c"><text:span text:style-name="T41">(</text:span></text:span><text:span text:style-name="T41">cryp</text:span><text:span text:style-name="symbol0_5f_c"><text:span text:style-name="T41">));</text:span></text:span><text:span text:style-name="T41"> </text:span></text:p>
      <text:p text:style-name="P2"><text:span text:style-name="T41"><text:s text:c="8"/></text:span><text:span text:style-name="keyword0_5f_c"><text:span text:style-name="T41">for</text:span></text:span><text:span text:style-name="T41"> </text:span><text:span text:style-name="symbol0_5f_c"><text:span text:style-name="T41">(</text:span></text:span><text:span text:style-name="T41">i</text:span><text:span text:style-name="symbol0_5f_c"><text:span text:style-name="T41">=</text:span></text:span><text:span text:style-name="number_5f_c"><text:span text:style-name="T41">0</text:span></text:span><text:span text:style-name="symbol0_5f_c"><text:span text:style-name="T41">;</text:span></text:span><text:span text:style-name="T41">i</text:span><text:span text:style-name="symbol0_5f_c"><text:span text:style-name="T41">&lt;</text:span></text:span><text:span text:style-name="T41">BLOCK_SIZE</text:span><text:span text:style-name="symbol0_5f_c"><text:span text:style-name="T41">;</text:span></text:span><text:span text:style-name="T41">i</text:span><text:span text:style-name="symbol0_5f_c"><text:span text:style-name="T41">++)</text:span></text:span><text:span text:style-name="T41"> data.</text:span><text:span text:style-name="member0_5f_c"><text:span text:style-name="T41">iv</text:span></text:span><text:span text:style-name="symbol0_5f_c"><text:span text:style-name="T41">[</text:span></text:span><text:span text:style-name="T41">i</text:span><text:span text:style-name="symbol0_5f_c"><text:span text:style-name="T41">]=</text:span></text:span><text:span text:style-name="string_5f_c"><text:span text:style-name="T41">'0'</text:span></text:span><text:span text:style-name="symbol0_5f_c"><text:span text:style-name="T41">;</text:span></text:span><text:span text:style-name="T41"> </text:span></text:p>
      <text:p text:style-name="P2"><text:span text:style-name="T41"><text:s text:c="8"/></text:span><text:span text:style-name="keyword0_5f_c"><text:span text:style-name="T41">for</text:span></text:span><text:span text:style-name="T41"> </text:span><text:span text:style-name="symbol0_5f_c"><text:span text:style-name="T41">(</text:span></text:span><text:span text:style-name="T41">i</text:span><text:span text:style-name="symbol0_5f_c"><text:span text:style-name="T41">=</text:span></text:span><text:span text:style-name="number_5f_c"><text:span text:style-name="T41">0</text:span></text:span><text:span text:style-name="symbol0_5f_c"><text:span text:style-name="T41">;</text:span></text:span><text:span text:style-name="T41">i</text:span><text:span text:style-name="symbol0_5f_c"><text:span text:style-name="T41">&lt;</text:span></text:span><text:span text:style-name="T41">KEY_SIZE</text:span><text:span text:style-name="symbol0_5f_c"><text:span text:style-name="T41">;</text:span></text:span><text:span text:style-name="T41">i</text:span><text:span text:style-name="symbol0_5f_c"><text:span text:style-name="T41">++)</text:span></text:span><text:span text:style-name="T41"> data.</text:span><text:span text:style-name="member0_5f_c"><text:span text:style-name="T41">key</text:span></text:span><text:span text:style-name="symbol0_5f_c"><text:span text:style-name="T41">[</text:span></text:span><text:span text:style-name="T41">i</text:span><text:span text:style-name="symbol0_5f_c"><text:span text:style-name="T41">]=</text:span></text:span><text:span text:style-name="T41">i</text:span><text:span text:style-name="symbol0_5f_c"><text:span text:style-name="T41">;</text:span></text:span><text:span text:style-name="T41"> </text:span></text:p>
      <text:p text:style-name="P2"><text:span text:style-name="T41"><text:s text:c="8"/>sess.</text:span><text:span text:style-name="member0_5f_c"><text:span text:style-name="T41">cipher</text:span></text:span><text:span text:style-name="T41"> </text:span><text:span text:style-name="symbol0_5f_c"><text:span text:style-name="T41">=</text:span></text:span><text:span text:style-name="T41"> CRYPTO_AES_CBC</text:span><text:span text:style-name="symbol0_5f_c"><text:span text:style-name="T41">;</text:span></text:span><text:span text:style-name="T41"> </text:span></text:p>
      <text:p text:style-name="P2"><text:span text:style-name="T41"><text:s text:c="8"/>sess.</text:span><text:span text:style-name="member0_5f_c"><text:span text:style-name="T41">keylen</text:span></text:span><text:span text:style-name="T41"> </text:span><text:span text:style-name="symbol0_5f_c"><text:span text:style-name="T41">=</text:span></text:span><text:span text:style-name="T41"> </text:span><text:span text:style-name="keyword3_5f_c"><text:span text:style-name="T41">sizeof</text:span></text:span><text:span text:style-name="symbol0_5f_c"><text:span text:style-name="T41">(</text:span></text:span><text:span text:style-name="T41">data.</text:span><text:span text:style-name="member0_5f_c"><text:span text:style-name="T41">key</text:span></text:span><text:span text:style-name="symbol0_5f_c"><text:span text:style-name="T41">);</text:span></text:span><text:span text:style-name="T41"> </text:span></text:p>
      <text:p text:style-name="P2"><text:span text:style-name="T41"><text:s text:c="8"/>sess.</text:span><text:span text:style-name="member0_5f_c"><text:span text:style-name="T41">key</text:span></text:span><text:span text:style-name="T41"> </text:span><text:span text:style-name="symbol0_5f_c"><text:span text:style-name="T41">=</text:span></text:span><text:span text:style-name="T41"> data.</text:span><text:span text:style-name="member0_5f_c"><text:span text:style-name="T41">key</text:span></text:span><text:span text:style-name="symbol0_5f_c"><text:span text:style-name="T41">;</text:span></text:span><text:span text:style-name="T41"> </text:span></text:p>
      <text:p text:style-name="P2"><text:span text:style-name="T41"><text:s text:c="8"/></text:span><text:span text:style-name="keyword0_5f_c"><text:span text:style-name="T41">if</text:span></text:span><text:span text:style-name="T41"> </text:span><text:span text:style-name="symbol0_5f_c"><text:span text:style-name="T41">(</text:span></text:span><text:span text:style-name="T41">ioctl</text:span><text:span text:style-name="symbol0_5f_c"><text:span text:style-name="T41">(</text:span></text:span><text:span text:style-name="T41">cfd</text:span><text:span text:style-name="symbol0_5f_c"><text:span text:style-name="T41">,</text:span></text:span><text:span text:style-name="T41"> CIOCGSESSION</text:span><text:span text:style-name="symbol0_5f_c"><text:span text:style-name="T41">,</text:span></text:span><text:span text:style-name="T41"> </text:span><text:span text:style-name="symbol0_5f_c"><text:span text:style-name="T41">&amp;</text:span></text:span><text:span text:style-name="T41">sess</text:span><text:span text:style-name="symbol0_5f_c"><text:span text:style-name="T41">))</text:span></text:span><text:span text:style-name="T41"> </text:span><text:span text:style-name="symbol0_5f_c"><text:span text:style-name="T41">{</text:span></text:span><text:span text:style-name="T41"> </text:span></text:p>
      <text:p text:style-name="P2"><text:span text:style-name="T41"><text:s text:c="16"/>perror</text:span><text:span text:style-name="symbol0_5f_c"><text:span text:style-name="T41">(</text:span></text:span><text:span text:style-name="string_5f_c"><text:span text:style-name="T41">"ioctl(CIOCGSESSION)"</text:span></text:span><text:span text:style-name="symbol0_5f_c"><text:span text:style-name="T41">);</text:span></text:span><text:span text:style-name="T41"> </text:span></text:p>
      <text:p text:style-name="P2"><text:span text:style-name="T41"><text:s text:c="16"/></text:span><text:span text:style-name="keyword0_5f_c"><text:span text:style-name="T41">return</text:span></text:span><text:span text:style-name="T41"> </text:span><text:span text:style-name="number_5f_c"><text:span text:style-name="T41">1</text:span></text:span><text:span text:style-name="symbol0_5f_c"><text:span text:style-name="T41">;</text:span></text:span><text:span text:style-name="T41"> </text:span></text:p>
      <text:p text:style-name="P2"><text:span text:style-name="T41"><text:s text:c="8"/></text:span><text:span text:style-name="symbol0_5f_c"><text:span text:style-name="T41">}</text:span></text:span><text:span text:style-name="T41"> </text:span></text:p>
      <text:p text:style-name="P2"><text:span text:style-name="T41"><text:s text:c="8"/>cryp.</text:span><text:span text:style-name="member0_5f_c"><text:span text:style-name="T41">ses</text:span></text:span><text:span text:style-name="T41"> </text:span><text:span text:style-name="symbol0_5f_c"><text:span text:style-name="T41">=</text:span></text:span><text:span text:style-name="T41"> sess.</text:span><text:span text:style-name="member0_5f_c"><text:span text:style-name="T41">ses</text:span></text:span><text:span text:style-name="symbol0_5f_c"><text:span text:style-name="T41">;</text:span></text:span><text:span text:style-name="T41"> </text:span></text:p>
      <text:p text:style-name="P2"><text:span text:style-name="T41"><text:s text:c="8"/>cryp.</text:span><text:span text:style-name="member0_5f_c"><text:span text:style-name="T41">len</text:span></text:span><text:span text:style-name="T41"> </text:span><text:span text:style-name="symbol0_5f_c"><text:span text:style-name="T41">=</text:span></text:span><text:span text:style-name="T41"> </text:span><text:span text:style-name="keyword3_5f_c"><text:span text:style-name="T41">sizeof</text:span></text:span><text:span text:style-name="symbol0_5f_c"><text:span text:style-name="T41">(</text:span></text:span><text:span text:style-name="T41">data.</text:span><text:span text:style-name="member0_5f_c"><text:span text:style-name="T41">in</text:span></text:span><text:span text:style-name="symbol0_5f_c"><text:span text:style-name="T41">);</text:span></text:span><text:span text:style-name="T41"> </text:span></text:p>
      <text:p text:style-name="P2"><text:soft-page-break/><text:span text:style-name="T41"><text:s text:c="8"/>cryp.</text:span><text:span text:style-name="member0_5f_c"><text:span text:style-name="T41">iv</text:span></text:span><text:span text:style-name="T41"> </text:span><text:span text:style-name="symbol0_5f_c"><text:span text:style-name="T41">=</text:span></text:span><text:span text:style-name="T41"> data.</text:span><text:span text:style-name="member0_5f_c"><text:span text:style-name="T41">iv</text:span></text:span><text:span text:style-name="symbol0_5f_c"><text:span text:style-name="T41">;</text:span></text:span></text:p>
      <text:p text:style-name="P21"/>
      <text:p text:style-name="P22"/>
      <text:p text:style-name="P22"/>
      <text:p text:style-name="P22"/>
      <text:p text:style-name="P23">Ακολούθως δίνεται το κομμάτι κώδικα που εκτελείται όταν ο peer έχει συνδεθεί ως client. Στην περίπτωση σύνδεσης ως server, δεν υπάρχει διαφορά, παρα μόνο οτι η κλήσεις read/write γίνονται στον newsd, γι'αυτό και αυτό το κομμάτι δεν δίνεται.</text:p>
      <text:p text:style-name="P22"/>
      <text:p text:style-name="P22"/>
      <text:p text:style-name="P3"><text:span text:style-name="keyword0_5f_c"><text:span text:style-name="T42">for</text:span></text:span><text:span text:style-name="T42"> </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16"/>tv.</text:span><text:span text:style-name="member0_5f_c"><text:span text:style-name="T42">tv_sec</text:span></text:span><text:span text:style-name="T42"> </text:span><text:span text:style-name="symbol0_5f_c"><text:span text:style-name="T42">=</text:span></text:span><text:span text:style-name="T42"> </text:span><text:span text:style-name="number_5f_c"><text:span text:style-name="T42">0</text:span></text:span><text:span text:style-name="symbol0_5f_c"><text:span text:style-name="T42">;</text:span></text:span><text:span text:style-name="T42"> </text:span></text:p>
      <text:p text:style-name="P3"><text:span text:style-name="T42"><text:s text:c="16"/>tv.</text:span><text:span text:style-name="member0_5f_c"><text:span text:style-name="T42">tv_usec</text:span></text:span><text:span text:style-name="T42"> </text:span><text:span text:style-name="symbol0_5f_c"><text:span text:style-name="T42">=</text:span></text:span><text:span text:style-name="T42"> </text:span><text:span text:style-name="number_5f_c"><text:span text:style-name="T42">0</text:span></text:span><text:span text:style-name="symbol0_5f_c"><text:span text:style-name="T42">;</text:span></text:span><text:span text:style-name="T42"> </text:span></text:p>
      <text:p text:style-name="P3"><text:span text:style-name="T42"><text:s text:c="16"/>FD_SET</text:span><text:span text:style-name="symbol0_5f_c"><text:span text:style-name="T42">(</text:span></text:span><text:span text:style-name="T42">sd</text:span><text:span text:style-name="symbol0_5f_c"><text:span text:style-name="T42">,&amp;</text:span></text:span><text:span text:style-name="T42">rfds</text:span><text:span text:style-name="symbol0_5f_c"><text:span text:style-name="T42">);</text:span></text:span><text:span text:style-name="T42"> </text:span></text:p>
      <text:p text:style-name="P3"><text:span text:style-name="T42"><text:s text:c="16"/>FD_SET</text:span><text:span text:style-name="symbol0_5f_c"><text:span text:style-name="T42">(</text:span></text:span><text:span text:style-name="number_5f_c"><text:span text:style-name="T42">0</text:span></text:span><text:span text:style-name="symbol0_5f_c"><text:span text:style-name="T42">,&amp;</text:span></text:span><text:span text:style-name="T42">rfds</text:span><text:span text:style-name="symbol0_5f_c"><text:span text:style-name="T42">);</text:span></text:span><text:span text:style-name="T42"> </text:span></text:p>
      <text:p text:style-name="P3"><text:span text:style-name="T42"><text:s text:c="16"/></text:span><text:span text:style-name="keyword0_5f_c"><text:span text:style-name="T42">if</text:span></text:span><text:span text:style-name="T42"> </text:span><text:span text:style-name="symbol0_5f_c"><text:span text:style-name="T42">(</text:span></text:span><text:span text:style-name="T42">select</text:span><text:span text:style-name="symbol0_5f_c"><text:span text:style-name="T42">(</text:span></text:span><text:span text:style-name="T42">sd </text:span><text:span text:style-name="symbol0_5f_c"><text:span text:style-name="T42">+</text:span></text:span><text:span text:style-name="T42"> </text:span><text:span text:style-name="number_5f_c"><text:span text:style-name="T42">1</text:span></text:span><text:span text:style-name="symbol0_5f_c"><text:span text:style-name="T42">,&amp;</text:span></text:span><text:span text:style-name="T42">rfds</text:span><text:span text:style-name="symbol0_5f_c"><text:span text:style-name="T42">,</text:span></text:span><text:span text:style-name="T42"> </text:span><text:span text:style-name="keyword1_5f_c"><text:span text:style-name="T42">NULL</text:span></text:span><text:span text:style-name="symbol0_5f_c"><text:span text:style-name="T42">,</text:span></text:span><text:span text:style-name="T42"> </text:span><text:span text:style-name="keyword1_5f_c"><text:span text:style-name="T42">NULL</text:span></text:span><text:span text:style-name="symbol0_5f_c"><text:span text:style-name="T42">,</text:span></text:span><text:span text:style-name="T42"> </text:span><text:span text:style-name="symbol0_5f_c"><text:span text:style-name="T42">&amp;</text:span></text:span><text:span text:style-name="T42">tv</text:span><text:span text:style-name="symbol0_5f_c"><text:span text:style-name="T42">)</text:span></text:span><text:span text:style-name="T42"> </text:span><text:span text:style-name="symbol0_5f_c"><text:span text:style-name="T42">&lt;</text:span></text:span><text:span text:style-name="T42"> </text:span><text:span text:style-name="number_5f_c"><text:span text:style-name="T42">0</text:span></text:span><text:span text:style-name="symbol0_5f_c"><text:span text:style-name="T42">)</text:span></text:span><text:span text:style-name="T42"> </text:span></text:p>
      <text:p text:style-name="P3"><text:span text:style-name="T42"><text:s text:c="24"/>perror</text:span><text:span text:style-name="symbol0_5f_c"><text:span text:style-name="T42">(</text:span></text:span><text:span text:style-name="string_5f_c"><text:span text:style-name="T42">"Select</text:span></text:span><text:span text:style-name="escaped_5f_c"><text:span text:style-name="T42">\n</text:span></text:span><text:span text:style-name="string_5f_c"><text:span text:style-name="T42">"</text:span></text:span><text:span text:style-name="symbol0_5f_c"><text:span text:style-name="T42">);</text:span></text:span><text:span text:style-name="T42"> </text:span></text:p>
      <text:p text:style-name="P3"><text:span text:style-name="T42"><text:s text:c="16"/></text:span><text:span text:style-name="keyword0_5f_c"><text:span text:style-name="T42">if</text:span></text:span><text:span text:style-name="T42"> </text:span><text:span text:style-name="symbol0_5f_c"><text:span text:style-name="T42">(</text:span></text:span><text:span text:style-name="T42">FD_ISSET</text:span><text:span text:style-name="symbol0_5f_c"><text:span text:style-name="T42">(</text:span></text:span><text:span text:style-name="T42">sd</text:span><text:span text:style-name="symbol0_5f_c"><text:span text:style-name="T42">,&amp;</text:span></text:span><text:span text:style-name="T42">rfds</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24"/>n </text:span><text:span text:style-name="symbol0_5f_c"><text:span text:style-name="T42">=</text:span></text:span><text:span text:style-name="T42"> read</text:span><text:span text:style-name="symbol0_5f_c"><text:span text:style-name="T42">(</text:span></text:span><text:span text:style-name="T42">sd</text:span><text:span text:style-name="symbol0_5f_c"><text:span text:style-name="T42">,</text:span></text:span><text:span text:style-name="T42"> data.</text:span><text:span text:style-name="member0_5f_c"><text:span text:style-name="T42">encrypted</text:span></text:span><text:span text:style-name="symbol0_5f_c"><text:span text:style-name="T42">,</text:span></text:span><text:span text:style-name="T42"> </text:span><text:span text:style-name="keyword3_5f_c"><text:span text:style-name="T42">sizeof</text:span></text:span><text:span text:style-name="symbol0_5f_c"><text:span text:style-name="T42">(</text:span></text:span><text:span text:style-name="T42">data.</text:span><text:span text:style-name="member0_5f_c"><text:span text:style-name="T42">encrypted</text:span></text:span><text:span text:style-name="symbol0_5f_c"><text:span text:style-name="T42">));</text:span></text:span><text:span text:style-name="T42"> </text:span></text:p>
      <text:p text:style-name="P3"><text:span text:style-name="T42"><text:s text:c="24"/></text:span><text:span text:style-name="keyword0_5f_c"><text:span text:style-name="T42">if</text:span></text:span><text:span text:style-name="T42"> </text:span><text:span text:style-name="symbol0_5f_c"><text:span text:style-name="T42">(</text:span></text:span><text:span text:style-name="T42">n </text:span><text:span text:style-name="symbol0_5f_c"><text:span text:style-name="T42">&lt;=</text:span></text:span><text:span text:style-name="T42"> </text:span><text:span text:style-name="number_5f_c"><text:span text:style-name="T42">0</text:span></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32"/></text:span><text:span text:style-name="keyword0_5f_c"><text:span text:style-name="T42">if</text:span></text:span><text:span text:style-name="T42"> </text:span><text:span text:style-name="symbol0_5f_c"><text:span text:style-name="T42">(</text:span></text:span><text:span text:style-name="T42">n </text:span><text:span text:style-name="symbol0_5f_c"><text:span text:style-name="T42">&lt;</text:span></text:span><text:span text:style-name="T42"> </text:span><text:span text:style-name="number_5f_c"><text:span text:style-name="T42">0</text:span></text:span><text:span text:style-name="symbol0_5f_c"><text:span text:style-name="T42">)</text:span></text:span><text:span text:style-name="T42"> </text:span></text:p>
      <text:p text:style-name="P3"><text:span text:style-name="T42"><text:s text:c="40"/>perror</text:span><text:span text:style-name="symbol0_5f_c"><text:span text:style-name="T42">(</text:span></text:span><text:span text:style-name="string_5f_c"><text:span text:style-name="T42">"read from remote peer failed"</text:span></text:span><text:span text:style-name="symbol0_5f_c"><text:span text:style-name="T42">);</text:span></text:span><text:span text:style-name="T42"> </text:span></text:p>
      <text:p text:style-name="P3"><text:span text:style-name="T42"><text:s text:c="32"/></text:span><text:span text:style-name="keyword0_5f_c"><text:span text:style-name="T42">else</text:span></text:span><text:span text:style-name="T42"> </text:span></text:p>
      <text:p text:style-name="P3"><text:span text:style-name="T42"><text:s text:c="40"/>fprintf</text:span><text:span text:style-name="symbol0_5f_c"><text:span text:style-name="T42">(</text:span></text:span><text:span text:style-name="T42">stderr</text:span><text:span text:style-name="symbol0_5f_c"><text:span text:style-name="T42">,</text:span></text:span><text:span text:style-name="T42"> </text:span><text:span text:style-name="string_5f_c"><text:span text:style-name="T42">"Peer went away</text:span></text:span><text:span text:style-name="escaped_5f_c"><text:span text:style-name="T42">\n</text:span></text:span><text:span text:style-name="string_5f_c"><text:span text:style-name="T42">"</text:span></text:span><text:span text:style-name="symbol0_5f_c"><text:span text:style-name="T42">);</text:span></text:span><text:span text:style-name="T42"> </text:span></text:p>
      <text:p text:style-name="P3"><text:span text:style-name="T42"><text:s text:c="32"/></text:span><text:span text:style-name="keyword1_5f_c"><text:span text:style-name="T42">break</text:span></text:span><text:span text:style-name="symbol0_5f_c"><text:span text:style-name="T42">;</text:span></text:span><text:span text:style-name="T42"> </text:span></text:p>
      <text:p text:style-name="P3"><text:span text:style-name="T42"><text:s text:c="24"/></text:span><text:span text:style-name="symbol0_5f_c"><text:span text:style-name="T42">}</text:span></text:span><text:span text:style-name="T42"> </text:span></text:p>
      <text:p text:style-name="P3"><text:span text:style-name="T42"><text:s text:c="24"/>cryp.</text:span><text:span text:style-name="member0_5f_c"><text:span text:style-name="T42">op</text:span></text:span><text:span text:style-name="T42"> </text:span><text:span text:style-name="symbol0_5f_c"><text:span text:style-name="T42">=</text:span></text:span><text:span text:style-name="T42"> COP_DECRYPT</text:span><text:span text:style-name="symbol0_5f_c"><text:span text:style-name="T42">;</text:span></text:span><text:span text:style-name="T42"> </text:span></text:p>
      <text:p text:style-name="P3"><text:span text:style-name="T42"><text:s text:c="24"/>cryp.</text:span><text:span text:style-name="member0_5f_c"><text:span text:style-name="T42">src</text:span></text:span><text:span text:style-name="T42"> </text:span><text:span text:style-name="symbol0_5f_c"><text:span text:style-name="T42">=</text:span></text:span><text:span text:style-name="T42"> data.</text:span><text:span text:style-name="member0_5f_c"><text:span text:style-name="T42">encrypted</text:span></text:span><text:span text:style-name="symbol0_5f_c"><text:span text:style-name="T42">;</text:span></text:span><text:span text:style-name="T42"> </text:span></text:p>
      <text:p text:style-name="P3"><text:span text:style-name="T42"><text:s text:c="24"/>cryp.</text:span><text:span text:style-name="member0_5f_c"><text:span text:style-name="T42">dst</text:span></text:span><text:span text:style-name="T42"> </text:span><text:span text:style-name="symbol0_5f_c"><text:span text:style-name="T42">=</text:span></text:span><text:span text:style-name="T42"> data.</text:span><text:span text:style-name="member0_5f_c"><text:span text:style-name="T42">decrypted</text:span></text:span><text:span text:style-name="symbol0_5f_c"><text:span text:style-name="T42">;</text:span></text:span><text:span text:style-name="T42"> </text:span></text:p>
      <text:p text:style-name="P3"><text:span text:style-name="T42"><text:s text:c="24"/></text:span><text:span text:style-name="keyword0_5f_c"><text:span text:style-name="T42">if</text:span></text:span><text:span text:style-name="T42"> </text:span><text:span text:style-name="symbol0_5f_c"><text:span text:style-name="T42">(</text:span></text:span><text:span text:style-name="T42">ioctl</text:span><text:span text:style-name="symbol0_5f_c"><text:span text:style-name="T42">(</text:span></text:span><text:span text:style-name="T42">cfd</text:span><text:span text:style-name="symbol0_5f_c"><text:span text:style-name="T42">,</text:span></text:span><text:span text:style-name="T42"> CIOCCRYPT</text:span><text:span text:style-name="symbol0_5f_c"><text:span text:style-name="T42">,</text:span></text:span><text:span text:style-name="T42"> </text:span><text:span text:style-name="symbol0_5f_c"><text:span text:style-name="T42">&amp;</text:span></text:span><text:span text:style-name="T42">cryp</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31"/>perror</text:span><text:span text:style-name="symbol0_5f_c"><text:span text:style-name="T42">(</text:span></text:span><text:span text:style-name="string_5f_c"><text:span text:style-name="T42">"ioctl(CIOCCRYPT)"</text:span></text:span><text:span text:style-name="symbol0_5f_c"><text:span text:style-name="T42">);</text:span></text:span><text:span text:style-name="T42"> </text:span></text:p>
      <text:p text:style-name="P3"><text:span text:style-name="T42"><text:s text:c="32"/></text:span><text:span text:style-name="keyword0_5f_c"><text:span text:style-name="T42">return</text:span></text:span><text:span text:style-name="T42"> </text:span><text:span text:style-name="number_5f_c"><text:span text:style-name="T42">1</text:span></text:span><text:span text:style-name="symbol0_5f_c"><text:span text:style-name="T42">;</text:span></text:span><text:span text:style-name="T42"> </text:span></text:p>
      <text:p text:style-name="P3"><text:span text:style-name="T42"><text:s text:c="24"/></text:span><text:span text:style-name="symbol0_5f_c"><text:span text:style-name="T42">}</text:span></text:span><text:span text:style-name="T42"> </text:span></text:p>
      <text:p text:style-name="P3"><text:span text:style-name="T42"><text:s text:c="24"/>i</text:span><text:span text:style-name="symbol0_5f_c"><text:span text:style-name="T42">=</text:span></text:span><text:span text:style-name="number_5f_c"><text:span text:style-name="T42">0</text:span></text:span><text:span text:style-name="symbol0_5f_c"><text:span text:style-name="T42">;</text:span></text:span><text:span text:style-name="T42"> </text:span></text:p>
      <text:p text:style-name="P3"><text:span text:style-name="T42"><text:s text:c="24"/></text:span><text:span text:style-name="keyword0_5f_c"><text:span text:style-name="T42">while</text:span></text:span><text:span text:style-name="T42"> </text:span><text:span text:style-name="symbol0_5f_c"><text:span text:style-name="T42">(</text:span></text:span><text:span text:style-name="T42">data.</text:span><text:span text:style-name="member0_5f_c"><text:span text:style-name="T42">decrypted</text:span></text:span><text:span text:style-name="symbol0_5f_c"><text:span text:style-name="T42">[</text:span></text:span><text:span text:style-name="T42">i</text:span><text:span text:style-name="symbol0_5f_c"><text:span text:style-name="T42">]!=</text:span></text:span><text:span text:style-name="string_5f_c"><text:span text:style-name="T42">'</text:span></text:span><text:span text:style-name="escaped_5f_c"><text:span text:style-name="T42">\n</text:span></text:span><text:span text:style-name="string_5f_c"><text:span text:style-name="T42">'</text:span></text:span><text:span text:style-name="symbol0_5f_c"><text:span text:style-name="T42">)</text:span></text:span><text:span text:style-name="T42"> i</text:span><text:span text:style-name="symbol0_5f_c"><text:span text:style-name="T42">++;</text:span></text:span><text:span text:style-name="T42"> </text:span></text:p>
      <text:p text:style-name="P3"><text:span text:style-name="T42"><text:s text:c="24"/></text:span><text:span text:style-name="keyword0_5f_c"><text:span text:style-name="T42">if</text:span></text:span><text:span text:style-name="T42"> </text:span><text:span text:style-name="symbol0_5f_c"><text:span text:style-name="T42">(</text:span></text:span><text:span text:style-name="T42">insist_write</text:span><text:span text:style-name="symbol0_5f_c"><text:span text:style-name="T42">(</text:span></text:span><text:span text:style-name="number_5f_c"><text:span text:style-name="T42">1</text:span></text:span><text:span text:style-name="symbol0_5f_c"><text:span text:style-name="T42">,</text:span></text:span><text:span text:style-name="T42"> data.</text:span><text:span text:style-name="member0_5f_c"><text:span text:style-name="T42">decrypted</text:span></text:span><text:span text:style-name="symbol0_5f_c"><text:span text:style-name="T42">,</text:span></text:span><text:span text:style-name="T42"> i</text:span><text:span text:style-name="symbol0_5f_c"><text:span text:style-name="T42">+</text:span></text:span><text:span text:style-name="number_5f_c"><text:span text:style-name="T42">1</text:span></text:span><text:span text:style-name="symbol0_5f_c"><text:span text:style-name="T42">)</text:span></text:span><text:span text:style-name="T42"> </text:span><text:span text:style-name="symbol0_5f_c"><text:span text:style-name="T42">!=</text:span></text:span><text:span text:style-name="T42"> i</text:span><text:span text:style-name="symbol0_5f_c"><text:span text:style-name="T42">+</text:span></text:span><text:span text:style-name="number_5f_c"><text:span text:style-name="T42">1</text:span></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32"/>perror</text:span><text:span text:style-name="symbol0_5f_c"><text:span text:style-name="T42">(</text:span></text:span><text:span text:style-name="string_5f_c"><text:span text:style-name="T42">"write to remote peer failed"</text:span></text:span><text:span text:style-name="symbol0_5f_c"><text:span text:style-name="T42">);</text:span></text:span><text:span text:style-name="T42"> </text:span></text:p>
      <text:p text:style-name="P3"><text:span text:style-name="T42"><text:s text:c="32"/></text:span><text:span text:style-name="keyword1_5f_c"><text:span text:style-name="T42">break</text:span></text:span><text:span text:style-name="symbol0_5f_c"><text:span text:style-name="T42">;</text:span></text:span><text:span text:style-name="T42"> </text:span></text:p>
      <text:p text:style-name="P3"><text:span text:style-name="T42"><text:s text:c="24"/></text:span><text:span text:style-name="symbol0_5f_c"><text:span text:style-name="T42">}</text:span></text:span><text:span text:style-name="T42"> </text:span></text:p>
      <text:p text:style-name="P7"/>
      <text:p text:style-name="P3"><text:span text:style-name="T42"><text:s text:c="16"/></text:span><text:span text:style-name="symbol0_5f_c"><text:span text:style-name="T42">}</text:span></text:span><text:span text:style-name="T42"> </text:span></text:p>
      <text:p text:style-name="P3"><text:span text:style-name="T42"><text:s text:c="16"/></text:span><text:span text:style-name="keyword0_5f_c"><text:span text:style-name="T42">if</text:span></text:span><text:span text:style-name="T42"> </text:span><text:span text:style-name="symbol0_5f_c"><text:span text:style-name="T42">(</text:span></text:span><text:span text:style-name="T42">FD_ISSET</text:span><text:span text:style-name="symbol0_5f_c"><text:span text:style-name="T42">(</text:span></text:span><text:span text:style-name="number_5f_c"><text:span text:style-name="T42">0</text:span></text:span><text:span text:style-name="symbol0_5f_c"><text:span text:style-name="T42">,&amp;</text:span></text:span><text:span text:style-name="T42">rfds</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24"/>n </text:span><text:span text:style-name="symbol0_5f_c"><text:span text:style-name="T42">=</text:span></text:span><text:span text:style-name="T42"> read</text:span><text:span text:style-name="symbol0_5f_c"><text:span text:style-name="T42">(</text:span></text:span><text:span text:style-name="number_5f_c"><text:span text:style-name="T42">0</text:span></text:span><text:span text:style-name="symbol0_5f_c"><text:span text:style-name="T42">,</text:span></text:span><text:span text:style-name="T42">data.</text:span><text:span text:style-name="member0_5f_c"><text:span text:style-name="T42">in</text:span></text:span><text:span text:style-name="symbol0_5f_c"><text:span text:style-name="T42">,</text:span></text:span><text:span text:style-name="keyword3_5f_c"><text:span text:style-name="T42">sizeof</text:span></text:span><text:span text:style-name="symbol0_5f_c"><text:span text:style-name="T42">(</text:span></text:span><text:span text:style-name="T42">data.</text:span><text:span text:style-name="member0_5f_c"><text:span text:style-name="T42">in</text:span></text:span><text:span text:style-name="symbol0_5f_c"><text:span text:style-name="T42">));</text:span></text:span><text:span text:style-name="T42"> </text:span></text:p>
      <text:p text:style-name="P3"><text:span text:style-name="T42"><text:s text:c="24"/>cryp.</text:span><text:span text:style-name="member0_5f_c"><text:span text:style-name="T42">op</text:span></text:span><text:span text:style-name="T42"> </text:span><text:span text:style-name="symbol0_5f_c"><text:span text:style-name="T42">=</text:span></text:span><text:span text:style-name="T42"> COP_ENCRYPT</text:span><text:span text:style-name="symbol0_5f_c"><text:span text:style-name="T42">;</text:span></text:span><text:span text:style-name="T42"> </text:span></text:p>
      <text:p text:style-name="P3"><text:span text:style-name="T42"><text:s text:c="24"/>cryp.</text:span><text:span text:style-name="member0_5f_c"><text:span text:style-name="T42">src</text:span></text:span><text:span text:style-name="T42"> </text:span><text:span text:style-name="symbol0_5f_c"><text:span text:style-name="T42">=</text:span></text:span><text:span text:style-name="T42"> data.</text:span><text:span text:style-name="member0_5f_c"><text:span text:style-name="T42">in</text:span></text:span><text:span text:style-name="symbol0_5f_c"><text:span text:style-name="T42">;</text:span></text:span><text:span text:style-name="T42"> </text:span></text:p>
      <text:p text:style-name="P3"><text:span text:style-name="T42"><text:s text:c="24"/>cryp.</text:span><text:span text:style-name="member0_5f_c"><text:span text:style-name="T42">dst</text:span></text:span><text:span text:style-name="T42"> </text:span><text:span text:style-name="symbol0_5f_c"><text:span text:style-name="T42">=</text:span></text:span><text:span text:style-name="T42"> data.</text:span><text:span text:style-name="member0_5f_c"><text:span text:style-name="T42">encrypted</text:span></text:span><text:span text:style-name="symbol0_5f_c"><text:span text:style-name="T42">;</text:span></text:span><text:span text:style-name="T42"> </text:span></text:p>
      <text:p text:style-name="P3"><text:span text:style-name="T42"><text:s text:c="24"/></text:span><text:span text:style-name="keyword0_5f_c"><text:span text:style-name="T42">if</text:span></text:span><text:span text:style-name="T42"> </text:span><text:span text:style-name="symbol0_5f_c"><text:span text:style-name="T42">(</text:span></text:span><text:span text:style-name="T42">ioctl</text:span><text:span text:style-name="symbol0_5f_c"><text:span text:style-name="T42">(</text:span></text:span><text:span text:style-name="T42">cfd</text:span><text:span text:style-name="symbol0_5f_c"><text:span text:style-name="T42">,</text:span></text:span><text:span text:style-name="T42"> CIOCCRYPT</text:span><text:span text:style-name="symbol0_5f_c"><text:span text:style-name="T42">,</text:span></text:span><text:span text:style-name="T42"> </text:span><text:span text:style-name="symbol0_5f_c"><text:span text:style-name="T42">&amp;</text:span></text:span><text:span text:style-name="T42">cryp</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31"/>perror</text:span><text:span text:style-name="symbol0_5f_c"><text:span text:style-name="T42">(</text:span></text:span><text:span text:style-name="string_5f_c"><text:span text:style-name="T42">"ioctl(CIOCCRYPT1)"</text:span></text:span><text:span text:style-name="symbol0_5f_c"><text:span text:style-name="T42">);</text:span></text:span><text:span text:style-name="T42"> </text:span></text:p>
      <text:p text:style-name="P3"><text:span text:style-name="T42"><text:s text:c="32"/></text:span><text:span text:style-name="keyword0_5f_c"><text:span text:style-name="T42">return</text:span></text:span><text:span text:style-name="T42"> </text:span><text:span text:style-name="number_5f_c"><text:span text:style-name="T42">1</text:span></text:span><text:span text:style-name="symbol0_5f_c"><text:span text:style-name="T42">;</text:span></text:span><text:span text:style-name="T42"> </text:span></text:p>
      <text:p text:style-name="P3"><text:span text:style-name="T42"><text:s text:c="24"/></text:span><text:span text:style-name="symbol0_5f_c"><text:span text:style-name="T42">}</text:span></text:span></text:p>
      <text:p text:style-name="P3"><text:span text:style-name="T42"><text:tab/><text:tab/><text:tab/></text:span><text:span text:style-name="keyword0_5f_c"><text:span text:style-name="T42">if</text:span></text:span><text:span text:style-name="T42"> </text:span><text:span text:style-name="symbol0_5f_c"><text:span text:style-name="T42">(</text:span></text:span><text:span text:style-name="T42">insist_write</text:span><text:span text:style-name="symbol0_5f_c"><text:span text:style-name="T42">(</text:span></text:span><text:span text:style-name="T42">sd</text:span><text:span text:style-name="symbol0_5f_c"><text:span text:style-name="T42">,</text:span></text:span><text:span text:style-name="T42"> data.</text:span><text:span text:style-name="member0_5f_c"><text:span text:style-name="T42">encrypted</text:span></text:span><text:span text:style-name="symbol0_5f_c"><text:span text:style-name="T42">,</text:span></text:span><text:span text:style-name="T42"> </text:span><text:span text:style-name="keyword3_5f_c"><text:span text:style-name="T42">sizeof</text:span></text:span><text:span text:style-name="symbol0_5f_c"><text:span text:style-name="T42">(</text:span></text:span><text:span text:style-name="T42">data.</text:span><text:span text:style-name="member0_5f_c"><text:span text:style-name="T42">encrypted</text:span></text:span><text:span text:style-name="symbol0_5f_c"><text:span text:style-name="T42">))</text:span></text:span><text:span text:style-name="T42"> </text:span><text:span text:style-name="symbol0_5f_c"><text:span text:style-name="T42">!=</text:span></text:span><text:span text:style-name="T42"> </text:span><text:span text:style-name="keyword3_5f_c"><text:span text:style-name="T42">sizeof</text:span></text:span><text:span text:style-name="symbol0_5f_c"><text:span text:style-name="T42">(</text:span></text:span><text:span text:style-name="T42">data.</text:span><text:span text:style-name="member0_5f_c"><text:span text:style-name="T42">encrypted</text:span></text:span><text:span text:style-name="symbol0_5f_c"><text:span text:style-name="T42">))</text:span></text:span><text:span text:style-name="T42"> </text:span><text:span text:style-name="symbol0_5f_c"><text:span text:style-name="T42">{</text:span></text:span><text:span text:style-name="T42"> </text:span></text:p>
      <text:p text:style-name="P3"><text:span text:style-name="T42"><text:s text:c="32"/>perror</text:span><text:span text:style-name="symbol0_5f_c"><text:span text:style-name="T42">(</text:span></text:span><text:span text:style-name="string_5f_c"><text:span text:style-name="T42">"write to remote peer failed"</text:span></text:span><text:span text:style-name="symbol0_5f_c"><text:span text:style-name="T42">);</text:span></text:span><text:span text:style-name="T42"> </text:span></text:p>
      <text:p text:style-name="P3"><text:span text:style-name="T42"><text:s text:c="32"/></text:span><text:span text:style-name="keyword1_5f_c"><text:span text:style-name="T42">break</text:span></text:span><text:span text:style-name="symbol0_5f_c"><text:span text:style-name="T42">;</text:span></text:span><text:span text:style-name="T42"> </text:span></text:p>
      <text:p text:style-name="P3"><text:span text:style-name="T42"><text:s text:c="24"/></text:span><text:span text:style-name="symbol0_5f_c"><text:span text:style-name="T42">}</text:span></text:span><text:span text:style-name="T42"> </text:span></text:p>
      <text:p text:style-name="P3"><text:span text:style-name="T42"><text:s text:c="16"/></text:span><text:span text:style-name="symbol0_5f_c"><text:span text:style-name="T42">}</text:span></text:span><text:span text:style-name="T42"> </text:span></text:p>
      <text:p text:style-name="P3"><text:span text:style-name="T42"><text:s text:c="8"/></text:span><text:span text:style-name="symbol0_5f_c"><text:span text:style-name="T42">}</text:span></text:span><text:span text:style-name="T42"> </text:span></text:p>
      <text:p text:style-name="P3"><text:span text:style-name="T42"><text:s text:c="8"/>fprintf</text:span><text:span text:style-name="symbol0_5f_c"><text:span text:style-name="T42">(</text:span></text:span><text:span text:style-name="T42">stderr</text:span><text:span text:style-name="symbol0_5f_c"><text:span text:style-name="T42">,</text:span></text:span><text:span text:style-name="T42"> </text:span><text:span text:style-name="string_5f_c"><text:span text:style-name="T42">"</text:span></text:span><text:span text:style-name="escaped_5f_c"><text:span text:style-name="T42">\n</text:span></text:span><text:span text:style-name="string_5f_c"><text:span text:style-name="T42">Done.</text:span></text:span><text:span text:style-name="escaped_5f_c"><text:span text:style-name="T42">\n</text:span></text:span><text:span text:style-name="string_5f_c"><text:span text:style-name="T42">"</text:span></text:span><text:span text:style-name="symbol0_5f_c"><text:span text:style-name="T42">);</text:span></text:span><text:span text:style-name="T42"> </text:span></text:p>
      <text:p text:style-name="P3"><text:span text:style-name="T42"><text:s text:c="8"/></text:span><text:span text:style-name="keyword0_5f_c"><text:span text:style-name="T42">goto</text:span></text:span><text:span text:style-name="T42"> out</text:span><text:span text:style-name="symbol0_5f_c"><text:span text:style-name="T42">;</text:span></text:span><text:span text:style-name="T42"> </text:span></text:p>
      <text:p text:style-name="P8"><text:soft-page-break/></text:p>
      <text:p text:style-name="P25"><text:span text:style-name="T24"><text:tab/>Μόλις η μακροεντολή FD_ISSET(sd,&amp;rfds) γίνει true, δηλαδή η </text:span><text:span text:style-name="T24">διαδικασία λάβει δεδομένα απο το socket που έχει συνδεθεί με τον άλλο συνομιλητή, εκτελείται η read και τα δεδομένα γράφονται στον πίνακα data.encrypted διότι έχουν υποστεί κρυπτογράφηση απο τον </text:span><text:span text:style-name="T24">αποστολέα. Κατόπιν ορίζουμε να εκτελεστεί λειτουργία αποκρυπτογράφησης μέσω της εντολής cryp.op=COP_DECRYPT και στη συνέχεια, μέσω της cryp.src ενημερώνουμε τη συσκευή που θα βρει το πρώτο byte δεδομένων. Με την εντολή cryp.dst ενημερώνουμε τη συσκευή που να τοποθετήσει τα αποκρυπτογραφημένα δεδομένα. Τέλος καλούμε την ioctl(cfd,CIOCCRYPT,&amp;cryp) </text:span><text:span text:style-name="T25">και μόλις αυτή εκτελεστεί επιτυχώς, γράφουμε τα αποκρυπτογραφημένα δεδομένα στο stdout.</text:span></text:p>
      <text:p text:style-name="P26"><text:tab/>Αντίστοιχα, μόλις η FD_ISSET(0,&amp;rfds) γίνει true, δηλαδή η διαδικασία λάβει δεδομένα απο τον χρήστη, εκτελείται η read η οποία εγγράφει τα δεδομένα στο data.in. Στη συνέχεια ενημερώνεται η συσκευή οτι πρόκειται να εκτελεστεί λειτουργία κρυπτογράφησης μέσω της εντολής cryp.op=COP_ENCRYPT, οτι τα προς κρυπτογράφηση δεδομένα βρίσκονται στο data.in και τα κρυπτογραφημένα θέλουμε να εγγραφούν στο data.encrypted Τέλος καλείται η ioctl(cfd,CIOCCRYPT,&amp;cryp), μετά την επιτυχή εκτέλεση της οποίας μπορεί η εφαρμογή να στείλει τα δεδομένα στον άλλο συνομιλητή μέσω της write στο file descriptor που αντιστοιχεί στο socket.</text:p>
      <text:p text:style-name="P26"/>
      <text:p text:style-name="P26">Τέλος φροντίζουμε για το σωστό τερματισμό του session με την κρυπτογραφική συσκευή.</text:p>
      <text:p text:style-name="P26"/>
      <text:p text:style-name="P4"><text:span text:style-name="T43">out</text:span><text:span text:style-name="symbol0_5f_c"><text:span text:style-name="T43">:</text:span></text:span><text:span text:style-name="T43"> </text:span></text:p>
      <text:p text:style-name="P4"><text:span text:style-name="T43"><text:s text:c="8"/></text:span><text:span text:style-name="keyword0_5f_c"><text:span text:style-name="T43">if</text:span></text:span><text:span text:style-name="T43"> </text:span><text:span text:style-name="symbol0_5f_c"><text:span text:style-name="T43">(</text:span></text:span><text:span text:style-name="T43">ioctl</text:span><text:span text:style-name="symbol0_5f_c"><text:span text:style-name="T43">(</text:span></text:span><text:span text:style-name="T43">cfd</text:span><text:span text:style-name="symbol0_5f_c"><text:span text:style-name="T43">,</text:span></text:span><text:span text:style-name="T43"> CIOCFSESSION</text:span><text:span text:style-name="symbol0_5f_c"><text:span text:style-name="T43">,</text:span></text:span><text:span text:style-name="T43"> </text:span><text:span text:style-name="symbol0_5f_c"><text:span text:style-name="T43">&amp;</text:span></text:span><text:span text:style-name="T43">sess.</text:span><text:span text:style-name="member0_5f_c"><text:span text:style-name="T43">ses</text:span></text:span><text:span text:style-name="symbol0_5f_c"><text:span text:style-name="T43">))</text:span></text:span><text:span text:style-name="T43"> </text:span><text:span text:style-name="symbol0_5f_c"><text:span text:style-name="T43">{</text:span></text:span><text:span text:style-name="T43"> </text:span></text:p>
      <text:p text:style-name="P4"><text:span text:style-name="T43"><text:s text:c="16"/>perror</text:span><text:span text:style-name="symbol0_5f_c"><text:span text:style-name="T43">(</text:span></text:span><text:span text:style-name="string_5f_c"><text:span text:style-name="T43">"ioctl(CIOCFSESSION)"</text:span></text:span><text:span text:style-name="symbol0_5f_c"><text:span text:style-name="T43">);</text:span></text:span><text:span text:style-name="T43"> </text:span></text:p>
      <text:p text:style-name="P4"><text:span text:style-name="T43"><text:s text:c="16"/></text:span><text:span text:style-name="keyword0_5f_c"><text:span text:style-name="T43">return</text:span></text:span><text:span text:style-name="T43"> </text:span><text:span text:style-name="number_5f_c"><text:span text:style-name="T43">1</text:span></text:span><text:span text:style-name="symbol0_5f_c"><text:span text:style-name="T43">;</text:span></text:span><text:span text:style-name="T43"> </text:span></text:p>
      <text:p text:style-name="P4"><text:span text:style-name="T43"><text:s text:c="8"/></text:span><text:span text:style-name="symbol0_5f_c"><text:span text:style-name="T43">}</text:span></text:span><text:span text:style-name="T43"> </text:span></text:p>
      <text:p text:style-name="P26"/>
      <text:p text:style-name="P31"/>
      <text:p text:style-name="P31"/>
      <text:p text:style-name="P31"/>
      <text:p text:style-name="P31"/>
      <text:p text:style-name="P31"/>
      <text:p text:style-name="P31"/>
      <text:p text:style-name="P31"/>
      <text:p text:style-name="P29"/>
      <text:p text:style-name="P29"/>
      <text:p text:style-name="P54">Ζητούμενο 3ο) </text:p>
      <text:p text:style-name="P30"><text:span text:style-name="T26">Στο τρίτο μέρος της άσκησης μας ζητείται να υλοποιήσουμε </text:span><text:span text:style-name="T27">μια</text:span><text:span text:style-name="T26"> εικονική συσκευή κρυπτογράφησης που θα βρίσκεται μέσα σε εικονικό μηχάνημα. Ουσιαστικά, αυτό το κομμάτι πρόκειται για επέκταση του δεύτερου ζητήματος της άσκησης. Η εφαρμογή chat θα εκτελείται πλέον σε εικονικό μηχάνημα μέσω της εφαρμογής paravirtualization QEMU-KVM και το εικονικό μηχάνημα θα εξομοιώνει τον πυρήνα του linux. Για διάκριση των δυο μηχανημάτων χρησιμοποιούμε τους όρους host και guest. Το host μηχάνημα θα τρέχει την </text:span><text:span text:style-name="T27">userspace </text:span><text:span text:style-name="T26">εφαρμογή QEMU-KVM η οποία δημιουργεί μέσω virtualization ένα εικονικό μηχάνημα linux με έκδοση </text:span><text:span text:style-name="T27">3.2.0-0.bpo.4-amd64, το οποίο διακρίνουμε ως guest μηχάνημα. Μέσα στο guest μηχάνημα θα τρέχει το chat με κρυπτογράφηση αλλά επειδή η πραγματική κρυπτογραφική συσκευή </text:span><text:soft-page-break/><text:span text:style-name="T27">βρίσκεται στο host μηχάνημα, το chat δεν μπορεί να πραγματοποιήσει κλήσεις συστήματος προς αυτή. Σκοπός της άσκησης είναι η </text:span><text:span text:style-name="T27">δημιουργία εικονικής συσκευής κρυπτογράφηση</text:span><text:span text:style-name="T28">ς</text:span><text:span text:style-name="T27"> η οποία θα είναι συνδεδεμένη στο guest μηχάνημα. Κλήσεις προς αυτή την εικονική συσκευή θα αντιστοιχίζονται σε κλήσεις προς την πραγματική συσκευή μέσω του προτύπου paravirtualized οδηγών συσκευών VirtIO. </text:span><text:span text:style-name="T28">Στην ουσία θα υλοποιηθεί ένα οδηγός για την εικονική συσκευή, ο οποίος αποτελείται απο δυο κομμάτια. Το ένα κομμάτι είναι το frontend μέρος του οδηγού, δηλαδή ο κώδικας πυρήνα που θα βρίσκεται στο guest μηχάνημα, και το άλλο κομμάτι είναι το backend το οποίο θα βρίσκεται στον πηγαίο κώδικα του QEMU.</text:span></text:p>
      <text:p text:style-name="P32"/>
      <text:p text:style-name="P34"/>
      <text:p text:style-name="P33"/>
      <text:p text:style-name="P55">Περιγραφή υλοποίησης</text:p>
      <text:p text:style-name="P27"><text:span text:style-name="T29">Για να γίνει κατανοητή η υλοποίηση της άσκησης, θα δοθεί αρχικά η πλήρης πορεία </text:span><text:span text:style-name="T30">για τη σωστή εκτέλεση του οδηγού</text:span><text:span text:style-name="T29">.</text:span></text:p>
      <text:p text:style-name="P28"><text:span text:style-name="T29"><text:tab/>Αρχικά, εκκινούμε το εικονικό περιβάλλον απο το host μηχάνημα τρέχοντας την userspace εφαρμογή QEMU με τον τροποποιημένο κώδικά της ώστε να υποστηρίζει το backend μέρος του οδηγού μας. Υπενθυμίζουμε οτι στο host μηχάνημα έχει εισαχθεί το module cryptodev το οποίο δημιουργεί μια συσκευή κρυπτογράφησης στον κατάλογο /dev με ονομα crypto. </text:span><text:span text:style-name="T30">Η συσκευή αυτή πρόκειται για </text:span><text:span text:style-name="T30">εικονοποίηση του hardware μιας πραγματικής κρυπτογραφικής συσκευής <text:s/>αλλά από εδώ και στο εξής θα ανφερόμαστε στην συσκευή /dev/crypto με τον όρο πραγματική κρυπτογραφική συσκευή.</text:span></text:p>
      <text:p text:style-name="P28"><text:span text:style-name="T30"><text:tab/>Επίσης, ε</text:span><text:span text:style-name="T29">χουμε ορίσει ως παράμετρο εκκίνησης του guest μια </text:span><text:span text:style-name="T30">νέα</text:span><text:span text:style-name="T29"> pci συσκευή η οποία θα αντιστοιχεί στην εικονική συσκευή που υλοποιεί την κρυπτογράφηση μέσα στο guest. Αφού εκκινήσει το λειτουργικό σύστημα στο paravirtualized εικονικό μηχάνημα, εισάγουμε στον πυρήνα του το module το οποίο περιέχει το frontend κομμάτι του οδηγού για την pci συσκευή που εισάγαμε κατά την εκκίνηση. Η εισαγωγή του module προκαλεί τη δημιουργία της ουράς VirtQueue η οποία θα είναι υπεύθυνη για την επικονωνία του backend και frontend μέρους του οδηγού. Στη συνέχεια δημιουργούμε τον αντίστοιχο κομβο /dev/cryptodev με το ίδιο major number το οποίο έχουμε δηλώσει και στον οδηγό.</text:span></text:p>
      <text:p text:style-name="P28"><text:span text:style-name="T29"><text:tab/>Απο το σημείο αυτό και μετά, </text:span><text:span text:style-name="T30">μπορούμε να πραγματοποιήσουμε κλήσεις συστήματος open, read, write, ioctl κλπ πάνω σε αυτή τη συσκευή οι οποίες αντιστοιχίζονται μέσω του major number της συσκευή με τις δικές υλοποιήσεις αυτών των κλήσεων στο frontend driver. Εκτελώντας open στη συσκευή /dev/cryptodev προκαλείται η κλήση της open του οδηγού μας, η οποία εχει ως αποτέλεσμα την αποστολή εντολής open για την πραγματική κρυπτογραφική συσκευή /dev/crypto στο host μηχάνημα. Ο host δέχεται την εντολή, εκτελεί την open και ενημερώνει κατάλληλα τον guest μεσω του VirtQueue. O guest δέχεται interrupt και επεξεργάζεται τα δεδομένα που του έστειλε ο host. Κλήση της ioctl απο τον guest προκαλεί ανάλογα αποτελέσματα. Συγκεκριμένα, ο guest στέλνει κατάλληλη εντολή στον host μέσω του VirtQueue, o host δέχεται την εντολή, καλεί την ioctl πάνω στην πραγματική κρυπτογραφική συσκευή και επιστρέφει τα αποτελέσματά της πίσω στον guest.</text:span></text:p>
      <text:p text:style-name="P35"><text:tab/></text:p>
      <text:p text:style-name="P65"><text:soft-page-break/><text:span text:style-name="T17">Η λίστα scatter-gather είναι μια δομή η οποία χρησιμοποιείται για DMA μεταφορές δεδομένων. Επειδή τα δεδομένα προς μεταφορά μπορεί </text:span><text:span text:style-name="T17">να βρίσκονται διάσπαρτα στη μνήμη, η απόδοση του DMA μπορεί να </text:span><text:span text:style-name="T18">μειωθεί αρκετά</text:span><text:span text:style-name="T17"> επειδή θα πρέπει ο μηχανισμός DMA να συνεργάζεται συνεχώς με το λειτουργικό για να μαθαίνει τις </text:span><text:span text:style-name="T18">διάσπαρτες </text:span><text:span text:style-name="T17">διευθύνσεις μνήμης των δεδομένων προς μεταφορά. Το πρόβλημα αυτό λύνει η λίστα scatter-gather η οποία φροντίζει για τη συλλογή όλων των διάσπαρτων buffer στη μνήμη σε μια κεντρική δομή, όπως φανερώνει και το όνομά της. Έτσι οι λειτουργίες DMA επιταχύνονται σημαντικά.</text:span></text:p>
      <text:p text:style-name="P36"/>
      <text:p text:style-name="P56">Λεπτομέρειες υλοποίησής</text:p>
      <text:p text:style-name="P37"><text:span text:style-name="T31">Ακολούθως θα δοθεί η περιγραφή της άσκησης </text:span><text:span text:style-name="T32">σύμφωνα με την πορεία μιας συνηθισμένης εκτέλεσης του chat στο guest.</text:span></text:p>
      <text:p text:style-name="P43">Απο εδω και πέρα θεωρούμε οτι η διαδικασία που περιγράφηκε παραπάνω έχει ήδη πραγματοποιηθεί οπότε έχουν <text:s/>δημιουργηθεί τα απαραίτα devices και virtqueues κατα την εισαγωγή του module.</text:p>
      <text:p text:style-name="P43"/>
      <text:p text:style-name="P43"><text:tab/>Στην υλοποίηση μας και τα δυο peers του chat βρίσκονται μέσα στο guest μηχάνημα οπότε για την λειτουργία του chat απαιτούνται δυο εικονικες συσκευές κρυπτογράφηση, μια για κάθε peer. Για τη συγκεκριμένη υλοποίηση, κάθε συσκευή λειτουργεί ανεξάρτητα απο την άλλη οπότε δεν εμφανίζονται συνθήκες ανταγωνισμού μεταξύ των λειτουργιών κρυπτογράφησης απο τα δυο peers. Θα μπορούμε να είχαμε επεκτείνει τη λειτουργία του οδηγού ώστε να υποστηρίζει πολλαπλές λειτουργίες κρυπτογράφησης πάνω στην ίδια εικονική συσκευή μέσω της χρήσης σημαφόρων. </text:p>
      <text:p text:style-name="P38"><text:span text:style-name="T32"><text:tab/>Αρχικά ο κάθε peer πραγματοποιεί μια λειτουργία open πάνω στη συσκευή του (/dev/crytodev0 ,...). Αυτό </text:span><text:span text:style-name="T33">προκαλεί μια κλήση της crypto_chrdev_open λόγω της αντιστοίχισης που υπάρχει απο τη δομή file_operations του module που έχουμε εισάγει. Αυτή ελέγχει αρχικά αν έχει εισαχθεί το κατάλληλο εικονικό device στο μηχάνημα και αν δεν είναι ήδη ανοικτή η συσκευή βάσει του minor number. Εαν δεν υπάρχει κανένα πρόβλημα στις παραπάνω λειτουργίες, τότε στέλνει ένα μήνημα ελέγχου στο backend μέρος μέσω της χρήσης προκαθορισμένων σταθερών, της event και της value, των οποίων ο συνδυασμών προσδιορίζουν το μήνυμα ελέγχου. Την αποστολή του μηνήματος αναλαμβάνει η <text:s/>συνάρτηση send_control_msg η οποία βάζει στην c_ovq virtqueue τις δυο αυτές τιμές χρησιμοποιώντας μια scatter-gather λίστα. Αυτό το καταφέρνει με τις συναρτήσεις sg_init_one , η οποία αρχικοποιέι την scatter-gather λίστα με τις παραπάνω τιμές , και την virtqueue_add_buf , η οποία τοποθετεί σε μια virtqueue την sg λίστα. Στη συνέχεια , ειδοποιεί το backend μέρος μέσω της virtqueue_kick , και περιμένει επιβεβαίωση από αυτo. </text:span></text:p>
      <text:p text:style-name="P39"><text:span text:style-name="T33"><text:tab/></text:span><text:span text:style-name="T34">Το backend , εφόσον είναι σε userspace , δεν μπορεί να τρέχει σε interrupt context , οπότε για να ειδοποιήθει από το frontend μέρος παρακολουθεί προκαθορισμένες θέσεις μνήμης για κάθε virtqueue , για να ενημερωθεί για αλλαγές. Όταν γίνει αυτό , καλείται η συνάρτηση που έχει συνδεθεί με το συγκεκριμένο vq κατά την αρχικοποίηση του virtio device , δηλαδή κατά την εκκίνηση του utopia. Στην συγκεκριμένη περίπτωση , καλείται η control_out , η οποία λαμβάνει τις τιμές της sg λίστας , και τις περνάει στην </text:span><text:soft-page-break/><text:span text:style-name="T34">συνάρτηση handle_control_message σε μορφή buffer. Αυτή εξετάζει τον συνδυασμό των event και value , και εκτελεί την επιθυμητή </text:span><text:span text:style-name="T34">λειτουργία στην πραγματική συσκευή κρυπτογράφησης. Συγκεκριμένα , ο κώδικάς της handle_control_message είναι ο εξής : </text:span></text:p>
      <text:p text:style-name="P44"/>
      <text:p text:style-name="P44"/>
      <text:p text:style-name="P9"><text:span text:style-name="keyword3_5f_c">static</text:span> <text:span text:style-name="keyword3_5f_c">void</text:span> handle_control_message<text:span text:style-name="symbol0_5f_c">(</text:span>VirtIOCrypto <text:span text:style-name="symbol0_5f_c">*</text:span>crdev<text:span text:style-name="symbol0_5f_c">,</text:span> <text:span text:style-name="keyword3_5f_c">void</text:span> <text:span text:style-name="symbol0_5f_c">*</text:span>buf<text:span text:style-name="symbol0_5f_c">,</text:span> size_t len<text:span text:style-name="symbol0_5f_c">)</text:span> </text:p>
      <text:p text:style-name="P9"><text:span text:style-name="symbol0_5f_c">{</text:span> </text:p>
      <text:p text:style-name="P9"><text:s text:c="8"/><text:span text:style-name="keyword3_5f_c">struct</text:span> virtio_crypto_control cpkt<text:span text:style-name="symbol0_5f_c">,</text:span> <text:span text:style-name="symbol0_5f_c">*</text:span>gcpkt<text:span text:style-name="symbol0_5f_c">;</text:span> </text:p>
      <text:p text:style-name="P9"/>
      <text:p text:style-name="P9"><text:s text:c="8"/>FUNC_IN<text:span text:style-name="symbol0_5f_c">;</text:span> </text:p>
      <text:p text:style-name="P9"><text:s text:c="8"/>gcpkt <text:span text:style-name="symbol0_5f_c">=</text:span> buf<text:span text:style-name="symbol0_5f_c">;</text:span> </text:p>
      <text:p text:style-name="P9"/>
      <text:p text:style-name="P9"><text:s text:c="8"/><text:span text:style-name="keyword0_5f_c">if</text:span> <text:span text:style-name="symbol0_5f_c">(</text:span>len <text:span text:style-name="symbol0_5f_c">&lt;</text:span> <text:span text:style-name="keyword3_5f_c">sizeof</text:span><text:span text:style-name="symbol0_5f_c">(</text:span>cpkt<text:span text:style-name="symbol0_5f_c">))</text:span> <text:span text:style-name="symbol0_5f_c">{</text:span> </text:p>
      <text:p text:style-name="P9"><text:s text:c="16"/><text:span text:style-name="comment_5f_multi_5f_c">/* The guest sent an invalid control packet */</text:span> </text:p>
      <text:p text:style-name="P9"><text:s text:c="16"/><text:span text:style-name="keyword0_5f_c">return</text:span><text:span text:style-name="symbol0_5f_c">;</text:span> </text:p>
      <text:p text:style-name="P9"><text:s text:c="8"/><text:span text:style-name="symbol0_5f_c">}</text:span> </text:p>
      <text:p text:style-name="P9"/>
      <text:p text:style-name="P9"><text:s text:c="8"/>cpkt.<text:span text:style-name="member0_5f_c">event</text:span> <text:span text:style-name="symbol0_5f_c">=</text:span> lduw_p<text:span text:style-name="symbol0_5f_c">(&amp;</text:span>gcpkt<text:span text:style-name="symbol0_5f_c">-&gt;</text:span>event<text:span text:style-name="symbol0_5f_c">);</text:span> </text:p>
      <text:p text:style-name="P9"><text:s text:c="8"/>cpkt.<text:span text:style-name="member0_5f_c">value</text:span> <text:span text:style-name="symbol0_5f_c">=</text:span> lduw_p<text:span text:style-name="symbol0_5f_c">(&amp;</text:span>gcpkt<text:span text:style-name="symbol0_5f_c">-&gt;</text:span>value<text:span text:style-name="symbol0_5f_c">);</text:span> </text:p>
      <text:p text:style-name="P9"/>
      <text:p text:style-name="P9"><text:s text:c="8"/><text:span text:style-name="keyword0_5f_c">if</text:span> <text:span text:style-name="symbol0_5f_c">(</text:span>cpkt.<text:span text:style-name="member0_5f_c">event</text:span> <text:span text:style-name="symbol0_5f_c">==</text:span> VIRTIO_CRYPTO_DEVICE_GUEST_OPEN<text:span text:style-name="symbol0_5f_c">)</text:span> <text:span text:style-name="symbol0_5f_c">{</text:span> </text:p>
      <text:p text:style-name="P9"><text:s text:c="16"/><text:span text:style-name="comment_5f_multi_5f_c">/* cpkt.value = 1 for file open and 0 for file close. */</text:span> </text:p>
      <text:p text:style-name="P9"><text:s text:c="16"/><text:span text:style-name="keyword0_5f_c">if</text:span> <text:span text:style-name="symbol0_5f_c">(</text:span>cpkt.<text:span text:style-name="member0_5f_c">value</text:span><text:span text:style-name="symbol0_5f_c">)</text:span> <text:span text:style-name="symbol0_5f_c">{</text:span> </text:p>
      <text:p text:style-name="P9"><text:s text:c="24"/><text:span text:style-name="keyword2_5f_c">printf</text:span><text:span text:style-name="symbol0_5f_c">(</text:span><text:span text:style-name="string_5f_c">"in open file</text:span><text:span text:style-name="escaped_5f_c">\n</text:span><text:span text:style-name="string_5f_c">"</text:span><text:span text:style-name="symbol0_5f_c">);</text:span> </text:p>
      <text:p text:style-name="P9"/>
      <text:p text:style-name="P9"><text:s text:c="24"/><text:span text:style-name="comment_5f_multi_5f_c">/* Open crypto device file and send the appropriate </text:span></text:p>
      <text:p text:style-name="P9"><text:span text:style-name="comment_5f_multi_5f_c"><text:s text:c="25"/>* message (event) to the guest */</text:span> </text:p>
      <text:p text:style-name="P9"><text:s text:c="24"/><text:span text:style-name="comment_5f_multi_5f_c">/* ? */</text:span> </text:p>
      <text:p text:style-name="P9"><text:s text:c="24"/>crdev<text:span text:style-name="symbol0_5f_c">-&gt;</text:span>fd <text:span text:style-name="symbol0_5f_c">=</text:span> open<text:span text:style-name="symbol0_5f_c">(</text:span><text:span text:style-name="string_5f_c">"/dev/crypto"</text:span><text:span text:style-name="symbol0_5f_c">,</text:span>O_RDWR<text:span text:style-name="symbol0_5f_c">);</text:span> </text:p>
      <text:p text:style-name="P9"><text:s text:c="24"/><text:span text:style-name="keyword2_5f_c">printf</text:span><text:span text:style-name="symbol0_5f_c">(</text:span><text:span text:style-name="string_5f_c">"open fd=%d</text:span><text:span text:style-name="escaped_5f_c">\n</text:span><text:span text:style-name="string_5f_c">"</text:span><text:span text:style-name="symbol0_5f_c">,</text:span>crdev<text:span text:style-name="symbol0_5f_c">-&gt;</text:span>fd<text:span text:style-name="symbol0_5f_c">);</text:span> </text:p>
      <text:p text:style-name="P9"><text:s text:c="24"/>send_control_event<text:span text:style-name="symbol0_5f_c">(</text:span>crdev<text:span text:style-name="symbol0_5f_c">,</text:span>VIRTIO_CRYPTO_DEVICE_HOST_OPEN<text:span text:style-name="symbol0_5f_c">,</text:span>crdev<text:span text:style-name="symbol0_5f_c">-&gt;</text:span>fd<text:span text:style-name="symbol0_5f_c">);</text:span> </text:p>
      <text:p text:style-name="P9"><text:s text:c="16"/><text:span text:style-name="symbol0_5f_c">}</text:span> </text:p>
      <text:p text:style-name="P9"><text:s text:c="16"/><text:span text:style-name="keyword0_5f_c">else</text:span> <text:span text:style-name="symbol0_5f_c">{</text:span> </text:p>
      <text:p text:style-name="P9"><text:s text:c="24"/><text:span text:style-name="keyword2_5f_c">printf</text:span><text:span text:style-name="symbol0_5f_c">(</text:span><text:span text:style-name="string_5f_c">"in close file</text:span><text:span text:style-name="escaped_5f_c">\n</text:span><text:span text:style-name="string_5f_c">"</text:span><text:span text:style-name="symbol0_5f_c">);</text:span> </text:p>
      <text:p text:style-name="P9"/>
      <text:p text:style-name="P9"><text:s text:c="24"/><text:span text:style-name="comment_5f_multi_5f_c">/* Close the previously opened file */</text:span> </text:p>
      <text:p text:style-name="P9"><text:s text:c="24"/><text:span text:style-name="comment_5f_multi_5f_c">/* ? */</text:span> </text:p>
      <text:p text:style-name="P9"><text:s text:c="24"/><text:span text:style-name="keyword0_5f_c">if</text:span><text:span text:style-name="symbol0_5f_c">(</text:span>close<text:span text:style-name="symbol0_5f_c">(</text:span>crdev<text:span text:style-name="symbol0_5f_c">-&gt;</text:span>fd<text:span text:style-name="symbol0_5f_c">)&lt;</text:span><text:span text:style-name="number_5f_c">0</text:span><text:span text:style-name="symbol0_5f_c">)</text:span> send_control_event<text:span text:style-name="symbol0_5f_c">(</text:span>crdev<text:span text:style-name="symbol0_5f_c">,</text:span>VIRTIO_CRYPTO_DEVICE_HOST_CLOSE<text:span text:style-name="symbol0_5f_c">,-</text:span><text:span text:style-name="number_5f_c">1</text:span><text:span text:style-name="symbol0_5f_c">);</text:span> <text:s text:c="3"/><text:span text:style-name="symbol0_5f_c">//</text:span>TODO Needs close error checking </text:p>
      <text:p text:style-name="P9"><text:s text:c="24"/><text:span text:style-name="keyword0_5f_c">else</text:span> send_control_event<text:span text:style-name="symbol0_5f_c">(</text:span>crdev<text:span text:style-name="symbol0_5f_c">,</text:span>VIRTIO_CRYPTO_DEVICE_HOST_CLOSE<text:span text:style-name="symbol0_5f_c">,</text:span><text:span text:style-name="number_5f_c">0</text:span><text:span text:style-name="symbol0_5f_c">);</text:span> </text:p>
      <text:p text:style-name="P9"><text:s text:c="16"/><text:span text:style-name="symbol0_5f_c">}</text:span> </text:p>
      <text:p text:style-name="P9"><text:s text:c="8"/><text:span text:style-name="symbol0_5f_c">}</text:span> </text:p>
      <text:p text:style-name="P9"><text:s text:c="8"/>FUNC_OUT<text:span text:style-name="symbol0_5f_c">;</text:span> </text:p>
      <text:p text:style-name="P9"><text:span text:style-name="symbol0_5f_c">}</text:span> </text:p>
      <text:p text:style-name="P45"/>
      <text:p text:style-name="P40"><text:span text:style-name="T44">Αυτή καλεί την συνάρτηση send_control_event , η οποία με τον ίδιο τρόπο , αλλά στην c_ivq , ενημερώνει το frontend μέρος μέσω κλήσης της virtqueue_notify πάνω στην c_ivq, για την επιτυχία ή όχι της επιθυμητής λειτουργίας. Ταυτόχρονα , στην περίπτωση της open , επιστρέφει και την τιμή του file descriptor. Η virtqueue_notify, σε αντίθεση με την kick, προκαλεί interrupt στο frontend μέρος. </text:span><text:span text:style-name="T44">Τέλος, η control_out καλεί την virtqueue_notify στην c_ovq και τοποθετεί ένα κενό buffer στην ίδια για να γνωστοποιήσει το frontend μέρος ότι έχει επεξεργαστεί το μήνυμα. </text:span><text:span text:style-name="T45">Άν έχουμε επιλέξει να είναι blocking η open, τότε το frontend μέρος μπλοκάρει μέσω της κλήσης wait_event_interruptible(crdev-&gt;c_wq,crypto_device_ready(crdev)); <text:s text:c="19"/></text:span></text:p>
      <text:p text:style-name="P46"><text:soft-page-break/>η οποίο μπλοκάρει μέχρι να γίνει wake up απο την handle_control_message μόνο όταν η πραγματική συσκευή είναι ανοιχτή.</text:p>
      <text:p text:style-name="P45"><text:tab/>Σε αυτό το σημείο, αν όλα έχουν πάει καλά, έχει πραγματοποιηθεί επιτυχώς το άνοιγμα της πραγματικής κρυπτογραφικής συσκευής στο host μηχάνημα και είναι έτοιμη για την εκτέλεση των λειτουργιών ioctl.</text:p>
      <text:p text:style-name="P46"><text:tab/>Στη συνέχεια, κατά την εκτέλεση του chat πραγματοποιείται κλήση της ioctl στον fd που επέστρεψε η προηγούμενη open οπότε καλείται η crypto_chrdev_ioctl (file operations) η οποία καλεί την crypto_ioctl με παραμέτρους την δομή file που προκάλεσε την ioctl, την εντολή που θέλουμε να εκτελέσει και τα arguments της εντολής.</text:p>
      <text:p text:style-name="P41"><text:span text:style-name="T45"><text:tab/>Πέρα απο τις βασικές αρχικοποιήσεις, η συνάρτηση αυτή ελέγχει τη μεταβλητή cmd και πραγματοποιεί τις αντίστοιχες ενέργειες. Αρχικά δημιουργεί την δομή crdata η οποία περιέχει το σύνολο των δεδομένων που χρειάζεται η ioctl της πραγματικής κρυπτογραφικής συσκευής που βρίσκεται στον host. Διακρίνουμε τρεις περιπτώσεις ioctl ανάλογα με τη μεταβλητή cmd. Στην πρώτη περίπτωση, δηλαδή όταν το cmd είναι CIOCGSESSION, </text:span><text:span text:style-name="T46">τοποθετούμε στην δομή crdata-&gt;op.sess τα δεδομένα που έστειλε ο χώρος χρήστη μέσω της κλήσης στην copy_from_user και αυτά τα δεδομένα τα στέλνουμε στο backend μέρος καλώντας την συνάρτηση send_buf. Αυτή αναλαμβάνει την αποστολή των δεδομένων σε μορφή sg list πραγματοποιώντας παρόμοιες εντολές με την send_control_msg που αναφέρθηκε παραπάνω, με τη διαφορά οτι τα δεδομένα εγγράφονται πλεον στην ovq και όχι στην c_ovq και είτε μπλοκάρει περιμένοντας την επεξεργασία των δεδομένων απο το backend μέρος είτε τερματίζει κανονικά αναλόγως της επιλογής μας για την υλοποίηση. Εμεις επιλέξαμε να μπλοκάρει θέτοντας τη μεταβλητή nonblock false. Τέλος ειδοποιεί το backend μέρος μέσω της κλήσης virtqueue_kick. Στη συνέχεια μπλοκάρει μέσω της κλήσης στην wait_event_interruptible(crdev-&gt;i_wq,device_has_data(crdev));</text:span></text:p>
      <text:p text:style-name="P47">περιμένοντας την απάντηση απο τον host.</text:p>
      <text:p text:style-name="P42"><text:span text:style-name="T46"><text:tab/>Στο backend μέρος, αρχικά καλείται η handle_output η οποία αναλαμβάνει να επεξεργαστεί κατάλληλα την sg λίστα και να τοποθετήθει τα δεδομένα σε buffer τον οποίο θα επεξεργαστεί η crypto_handle_ioctl_packet. </text:span><text:span text:style-name="T47">Αυτή ελέγχει ποιά εντολή έχουμε στείλει για εκτέλεση , και την πραγματοποιεί με τα δεδομένα που της έχουμε στείλει.Στην συνέχεια , στέλνει την επεξεργασμένη ,από την κρυπτογραφική συσκευή, δομή cr_data πίσω στο frontend μέσω της συνάρτησης send_buffer. Εκεί επίσης κάνουμε notify to frontend στην ivq. Ο κώδικας της crypto_handle_ioctl_packet είναι ο εξής:</text:span></text:p>
      <text:p text:style-name="P48"/>
      <text:p text:style-name="P10"><text:span text:style-name="keyword0_5f_c">switch</text:span> <text:span text:style-name="symbol0_5f_c">(</text:span>cr_data<text:span text:style-name="symbol0_5f_c">-&gt;</text:span>cmd<text:span text:style-name="symbol0_5f_c">)</text:span> <text:span text:style-name="symbol0_5f_c">{</text:span> </text:p>
      <text:p text:style-name="P10"/>
      <text:p text:style-name="P10"><text:s text:c="8"/><text:span text:style-name="comment_5f_multi_5f_c">/* set the metadata for every operation and perform the ioctl to </text:span></text:p>
      <text:p text:style-name="P10"><text:span text:style-name="comment_5f_multi_5f_c"><text:s text:c="9"/>* the actual device */</text:span> </text:p>
      <text:p text:style-name="P10"><text:s text:c="8"/><text:span text:style-name="keyword0_5f_c">case</text:span> CIOCGSESSION<text:span text:style-name="symbol0_5f_c">:</text:span> </text:p>
      <text:p text:style-name="P10"><text:s text:c="16"/><text:span text:style-name="comment_5f_multi_5f_c">/* ? */</text:span> </text:p>
      <text:p text:style-name="P10"><text:s text:c="16"/>cr_data<text:span text:style-name="symbol0_5f_c">-&gt;</text:span>op.<text:span text:style-name="member0_5f_c">sess</text:span>.<text:span text:style-name="member0_5f_c">key</text:span><text:span text:style-name="symbol0_5f_c">=</text:span>cr_data<text:span text:style-name="symbol0_5f_c">-&gt;</text:span>keyp<text:span text:style-name="symbol0_5f_c">;</text:span> </text:p>
      <text:p text:style-name="P10"><text:s text:c="16"/><text:span text:style-name="keyword0_5f_c">if</text:span> <text:span text:style-name="symbol0_5f_c">(</text:span>ioctl<text:span text:style-name="symbol0_5f_c">(</text:span>crdev<text:span text:style-name="symbol0_5f_c">-&gt;</text:span>fd<text:span text:style-name="symbol0_5f_c">,</text:span> CIOCGSESSION<text:span text:style-name="symbol0_5f_c">,</text:span> <text:span text:style-name="symbol0_5f_c">&amp;</text:span>cr_data<text:span text:style-name="symbol0_5f_c">-&gt;</text:span>op.<text:span text:style-name="member0_5f_c">sess</text:span><text:span text:style-name="symbol0_5f_c">))</text:span> </text:p>
      <text:p text:style-name="P10"><text:s text:c="24"/>perror<text:span text:style-name="symbol0_5f_c">(</text:span><text:span text:style-name="string_5f_c">"ioctl(CIOCGSESSION)"</text:span><text:span text:style-name="symbol0_5f_c">);</text:span> <text:s text:c="25"/><text:span text:style-name="symbol0_5f_c">//</text:span>TODO ERROR CHECKING </text:p>
      <text:p text:style-name="P10"><text:s text:c="16"/>cr_data<text:span text:style-name="symbol0_5f_c">-&gt;</text:span>op.<text:span text:style-name="member0_5f_c">sess_id</text:span> <text:span text:style-name="symbol0_5f_c">=</text:span> cr_data<text:span text:style-name="symbol0_5f_c">-&gt;</text:span>op.<text:span text:style-name="member0_5f_c">sess</text:span>.<text:span text:style-name="member0_5f_c">ses</text:span><text:span text:style-name="symbol0_5f_c">;</text:span> </text:p>
      <text:p text:style-name="P10"><text:s text:c="16"/><text:span text:style-name="keyword1_5f_c">break</text:span><text:span text:style-name="symbol0_5f_c">;</text:span> </text:p>
      <text:p text:style-name="P10"/>
      <text:p text:style-name="P10"><text:soft-page-break/><text:s text:c="8"/><text:span text:style-name="keyword0_5f_c">case</text:span> CIOCCRYPT<text:span text:style-name="symbol0_5f_c">:</text:span> <text:s/></text:p>
      <text:p text:style-name="P10"><text:s text:c="16"/>cr_data<text:span text:style-name="symbol0_5f_c">-&gt;</text:span>op.<text:span text:style-name="member0_5f_c">crypt</text:span>.<text:span text:style-name="member0_5f_c">src</text:span><text:span text:style-name="symbol0_5f_c">=</text:span>cr_data<text:span text:style-name="symbol0_5f_c">-&gt;</text:span>srcp<text:span text:style-name="symbol0_5f_c">;</text:span> </text:p>
      <text:p text:style-name="P10"><text:s text:c="16"/>cr_data<text:span text:style-name="symbol0_5f_c">-&gt;</text:span>op.<text:span text:style-name="member0_5f_c">crypt</text:span>.<text:span text:style-name="member0_5f_c">dst</text:span><text:span text:style-name="symbol0_5f_c">=</text:span>cr_data<text:span text:style-name="symbol0_5f_c">-&gt;</text:span>dstp<text:span text:style-name="symbol0_5f_c">;</text:span> </text:p>
      <text:p text:style-name="P10"><text:s text:c="16"/>cr_data<text:span text:style-name="symbol0_5f_c">-&gt;</text:span>op.<text:span text:style-name="member0_5f_c">crypt</text:span>.<text:span text:style-name="member0_5f_c">iv</text:span><text:span text:style-name="symbol0_5f_c">=</text:span>cr_data<text:span text:style-name="symbol0_5f_c">-&gt;</text:span>ivp<text:span text:style-name="symbol0_5f_c">;</text:span> </text:p>
      <text:p text:style-name="P10"><text:s text:c="16"/><text:span text:style-name="keyword0_5f_c">if</text:span> <text:span text:style-name="symbol0_5f_c">(</text:span>ioctl<text:span text:style-name="symbol0_5f_c">(</text:span>crdev<text:span text:style-name="symbol0_5f_c">-&gt;</text:span>fd<text:span text:style-name="symbol0_5f_c">,</text:span> CIOCCRYPT<text:span text:style-name="symbol0_5f_c">,</text:span> <text:span text:style-name="symbol0_5f_c">&amp;</text:span>cr_data<text:span text:style-name="symbol0_5f_c">-&gt;</text:span>op.<text:span text:style-name="member0_5f_c">crypt</text:span><text:span text:style-name="symbol0_5f_c">))</text:span> </text:p>
      <text:p text:style-name="P10"><text:s text:c="24"/>perror<text:span text:style-name="symbol0_5f_c">(</text:span><text:span text:style-name="string_5f_c">"ioctl(CIOCCRYPT)"</text:span><text:span text:style-name="symbol0_5f_c">);</text:span> </text:p>
      <text:p text:style-name="P10"><text:s text:c="16"/><text:span text:style-name="comment_5f_multi_5f_c">/* ? */</text:span> </text:p>
      <text:p text:style-name="P10"><text:s text:c="16"/><text:span text:style-name="keyword1_5f_c">break</text:span><text:span text:style-name="symbol0_5f_c">;</text:span> </text:p>
      <text:p text:style-name="P10"/>
      <text:p text:style-name="P10"><text:s text:c="8"/><text:span text:style-name="keyword0_5f_c">case</text:span> CIOCFSESSION<text:span text:style-name="symbol0_5f_c">:</text:span> <text:span text:style-name="symbol0_5f_c">);</text:span> </text:p>
      <text:p text:style-name="P10"><text:s text:c="16"/><text:span text:style-name="keyword0_5f_c">if</text:span> <text:span text:style-name="symbol0_5f_c">(</text:span>ioctl<text:span text:style-name="symbol0_5f_c">(</text:span>crdev<text:span text:style-name="symbol0_5f_c">-&gt;</text:span>fd<text:span text:style-name="symbol0_5f_c">,</text:span> CIOCFSESSION<text:span text:style-name="symbol0_5f_c">,</text:span> <text:span text:style-name="symbol0_5f_c">&amp;</text:span>cr_data<text:span text:style-name="symbol0_5f_c">-&gt;</text:span>op.<text:span text:style-name="member0_5f_c">sess</text:span>.<text:span text:style-name="member0_5f_c">ses</text:span><text:span text:style-name="symbol0_5f_c">))</text:span> </text:p>
      <text:p text:style-name="P10"><text:s text:c="24"/>perror<text:span text:style-name="symbol0_5f_c">(</text:span><text:span text:style-name="string_5f_c">"ioctl(CIOCFSESSION)"</text:span><text:span text:style-name="symbol0_5f_c">);</text:span> </text:p>
      <text:p text:style-name="P10"><text:s text:c="16"/><text:span text:style-name="comment_5f_multi_5f_c">/* ? */</text:span> </text:p>
      <text:p text:style-name="P10"/>
      <text:p text:style-name="P10"><text:s text:c="16"/><text:span text:style-name="keyword1_5f_c">break</text:span><text:span text:style-name="symbol0_5f_c">;</text:span> </text:p>
      <text:p text:style-name="P10"/>
      <text:p text:style-name="P10"><text:s text:c="8"/><text:span text:style-name="keyword0_5f_c">default</text:span><text:span text:style-name="symbol0_5f_c">:</text:span> </text:p>
      <text:p text:style-name="P10"><text:s text:c="16"/><text:span text:style-name="keyword2_5f_c">printf</text:span><text:span text:style-name="symbol0_5f_c">(</text:span><text:span text:style-name="string_5f_c">"BAD CMD</text:span><text:span text:style-name="escaped_5f_c">\n</text:span><text:span text:style-name="string_5f_c">"</text:span><text:span text:style-name="symbol0_5f_c">);</text:span> </text:p>
      <text:p text:style-name="P10"><text:s text:c="16"/><text:span text:style-name="keyword0_5f_c">return</text:span> <text:span text:style-name="symbol0_5f_c">-</text:span>EINVAL<text:span text:style-name="symbol0_5f_c">;</text:span> </text:p>
      <text:p text:style-name="P10"><text:s text:c="8"/><text:span text:style-name="symbol0_5f_c">}</text:span> </text:p>
      <text:p text:style-name="P48"/>
      <text:p text:style-name="P42"><text:span text:style-name="T47">Όταν ξυπνήσει το frontend μέρος, επιστρέφει τα δεδομένα στο userspace με την copy_to_user </text:span><text:span text:style-name="T48">και ελευθερώνει την μνήμη που δεσμεύει η δομή cr_data , καθώς σε καθέ λειτουργία την ξαναδημιουργούμε.</text:span></text:p>
      <text:p text:style-name="P48"/>
      <text:p text:style-name="P42"><text:span text:style-name="T47"><text:tab/>Η διαδικασία για τις άλλες 2 λειτουργίες της crypto device (CIOCCRYPT και CIOCFSESSION) είναι παρόμοιες με την παραπάνω ,μόνο </text:span><text:span text:style-name="T47">που πρέπει να φροντίσουμε , για την σωστη μεταφορά των δεδομένων καθώς η δομή cr_data-&gt;op.crypt περιλαμβάνει δείκτες σε δεδομένα και όχι τα ίδια , οπότε και δεν μπορεί να γίνει η σωστή μεταφόρα τους. Αυτό επιτυγχάνεται με την χρήση πινάκων μέσα στην δομή cr_data, και την εγγραφή των ζητουμένων δεδομένων. Ωστόσο , καθώς δεν γνωρίζουμε το μέγεθος του iv στο userspace , έχουμε ορίσει μια <text:s/></text:span><text:span text:style-name="T48">συγκεκριμένη τιμή ψηφίων. Οπότε όταν το μέγεθος του πίνακα iv στο userspace είναι μικρότερο από αυτήν την τιμή θα μεταφερθούν </text:span><text:span text:style-name="T48">περιττά δεδομένα. </text:span></text:p>
      <text:p text:style-name="P49"/>
      <text:p text:style-name="P49"><text:tab/>Στην υλοποιήση μας της εικονικής κρυπτογραφικής συσκευής, υποστηρίζονται μόνο οι 3 από τις πιθανές λειτουργιές της πραγματικης συσκευής.</text:p>
      <text:p text:style-name="P49"/>
      <text:p text:style-name="P50">Παρακάτω δίδεται το τμήμα κώδικά για την υλοποίηση της CIOCRYPT στο frontend.</text:p>
      <text:p text:style-name="P50"/>
      <text:p text:style-name="P50">...</text:p>
      <text:p text:style-name="P50"/>
      <text:p text:style-name="P11"><text:span text:style-name="keyword0_5f_c">case</text:span> CIOCCRYPT<text:span text:style-name="symbol0_5f_c">:</text:span> </text:p>
      <text:p text:style-name="P11"><text:s text:c="16"/><text:span text:style-name="comment_5f_multi_5f_c">/* ? */</text:span> </text:p>
      <text:p text:style-name="P11"><text:s text:c="16"/></text:p>
      <text:p text:style-name="P11"><text:s text:c="16"/>ret<text:span text:style-name="symbol0_5f_c">=</text:span>copy_from_user<text:span text:style-name="symbol0_5f_c">(&amp;</text:span>cr_data<text:span text:style-name="symbol0_5f_c">-&gt;</text:span>op.<text:span text:style-name="member0_5f_c">crypt</text:span><text:span text:style-name="symbol0_5f_c">,(</text:span><text:span text:style-name="keyword3_5f_c">void</text:span> __user <text:span text:style-name="symbol0_5f_c">*)</text:span>arg<text:span text:style-name="symbol0_5f_c">,</text:span><text:span text:style-name="keyword3_5f_c">sizeof</text:span><text:span text:style-name="symbol0_5f_c">(</text:span><text:span text:style-name="keyword3_5f_c">struct</text:span> crypt_op<text:span text:style-name="symbol0_5f_c">));</text:span> </text:p>
      <text:p text:style-name="P11"><text:s text:c="16"/>ptr_to_dst <text:span text:style-name="symbol0_5f_c">=</text:span> cr_data<text:span text:style-name="symbol0_5f_c">-&gt;</text:span>op.<text:span text:style-name="member0_5f_c">crypt</text:span>.<text:span text:style-name="member0_5f_c">dst</text:span><text:span text:style-name="symbol0_5f_c">;</text:span> </text:p>
      <text:p text:style-name="P11"><text:s text:c="16"/>ptr_to_iv <text:span text:style-name="symbol0_5f_c">=</text:span> cr_data<text:span text:style-name="symbol0_5f_c">-&gt;</text:span>op.<text:span text:style-name="member0_5f_c">crypt</text:span>.<text:span text:style-name="member0_5f_c">iv</text:span><text:span text:style-name="symbol0_5f_c">;</text:span> </text:p>
      <text:p text:style-name="P11"><text:s text:c="16"/>memcpy<text:span text:style-name="symbol0_5f_c">(</text:span>cr_data<text:span text:style-name="symbol0_5f_c">-&gt;</text:span>srcp<text:span text:style-name="symbol0_5f_c">,</text:span>cr_data<text:span text:style-name="symbol0_5f_c">-&gt;</text:span>op.<text:span text:style-name="member0_5f_c">crypt</text:span>.<text:span text:style-name="member0_5f_c">src</text:span><text:span text:style-name="symbol0_5f_c">,</text:span>cr_data<text:span text:style-name="symbol0_5f_c">-&gt;</text:span>op.<text:span text:style-name="member0_5f_c">crypt</text:span>.<text:span text:style-name="member0_5f_c">len</text:span><text:span text:style-name="symbol0_5f_c">);</text:span> <text:s text:c="15"/><text:tab/><text:tab/><text:tab/>memcpy<text:span text:style-name="symbol0_5f_c">(</text:span>cr_data<text:span text:style-name="symbol0_5f_c">-&gt;</text:span>dstp<text:span text:style-name="symbol0_5f_c">,</text:span>cr_data<text:span text:style-name="symbol0_5f_c">-&gt;</text:span>op.<text:span text:style-name="member0_5f_c">crypt</text:span>.<text:span text:style-name="member0_5f_c">dst</text:span><text:span text:style-name="symbol0_5f_c">,</text:span>cr_data<text:span text:style-name="symbol0_5f_c">-&gt;</text:span>op.<text:span text:style-name="member0_5f_c">crypt</text:span>.<text:span text:style-name="member0_5f_c">len</text:span><text:span text:style-name="symbol0_5f_c">);</text:span> </text:p>
      <text:p text:style-name="P11"><text:span text:style-name="keyword0_5f_c"><text:tab/><text:tab/></text:span><text:span text:style-name="keyword0_5f_c">for</text:span><text:span text:style-name="symbol0_5f_c">(</text:span>i<text:span text:style-name="symbol0_5f_c">=</text:span><text:span text:style-name="number_5f_c">0</text:span><text:span text:style-name="symbol0_5f_c">;</text:span>i<text:span text:style-name="symbol0_5f_c">&lt;</text:span><text:span text:style-name="keyword3_5f_c">sizeof</text:span><text:span text:style-name="symbol0_5f_c">(</text:span>cr_data<text:span text:style-name="symbol0_5f_c">-&gt;</text:span>ivp<text:span text:style-name="symbol0_5f_c">);</text:span>i<text:span text:style-name="symbol0_5f_c">++)</text:span> <text:tab/>cr_data<text:span text:style-name="symbol0_5f_c">-&gt;</text:span>ivp<text:span text:style-name="symbol0_5f_c">[</text:span>i<text:span text:style-name="symbol0_5f_c">]=</text:span>cr_data<text:span text:style-name="symbol0_5f_c">-&gt;</text:span>op.<text:span text:style-name="member0_5f_c">crypt</text:span>.<text:span text:style-name="member0_5f_c">iv</text:span><text:span text:style-name="symbol0_5f_c">[</text:span>i<text:span text:style-name="symbol0_5f_c">];</text:span> </text:p>
      <text:p text:style-name="P11"><text:tab/><text:tab/>send_buf<text:span text:style-name="symbol0_5f_c">(</text:span>crdev<text:span text:style-name="symbol0_5f_c">,</text:span>cr_data<text:span text:style-name="symbol0_5f_c">,</text:span><text:span text:style-name="keyword3_5f_c">sizeof</text:span><text:span text:style-name="symbol0_5f_c">(</text:span><text:span text:style-name="keyword3_5f_c">struct</text:span> crypto_data<text:span text:style-name="symbol0_5f_c">),</text:span><text:span text:style-name="keyword1_5f_c">false</text:span><text:span text:style-name="symbol0_5f_c">);</text:span> </text:p>
      <text:p text:style-name="P11"><text:soft-page-break/></text:p>
      <text:p text:style-name="P11"><text:tab/> <text:s text:c="12"/><text:span text:style-name="keyword0_5f_c">if</text:span> <text:span text:style-name="symbol0_5f_c">(!</text:span>device_has_data<text:span text:style-name="symbol0_5f_c">(</text:span>crdev<text:span text:style-name="symbol0_5f_c">))</text:span> <text:span text:style-name="symbol0_5f_c">{</text:span> </text:p>
      <text:p text:style-name="P11"><text:s text:c="11"/><text:tab/><text:tab/> <text:s text:c="12"/>printk<text:span text:style-name="symbol0_5f_c">(</text:span>KERN_WARNING <text:span text:style-name="string_5f_c">"sleeping in CIOCCRYPTO</text:span><text:span text:style-name="escaped_5f_c">\n</text:span><text:span text:style-name="string_5f_c">"</text:span><text:span text:style-name="symbol0_5f_c">);</text:span> <text:s text:c="7"/></text:p>
      <text:p text:style-name="P11"><text:s text:c="24"/><text:span text:style-name="keyword0_5f_c">if</text:span> <text:span text:style-name="symbol0_5f_c">(</text:span>filp<text:span text:style-name="symbol0_5f_c">-&gt;</text:span>f_flags <text:span text:style-name="symbol0_5f_c">&amp;</text:span> O_NONBLOCK<text:span text:style-name="symbol0_5f_c">)</text:span> </text:p>
      <text:p text:style-name="P11"><text:s text:c="24"/><text:tab/><text:span text:style-name="keyword0_5f_c">return</text:span> <text:span text:style-name="symbol0_5f_c">-</text:span>EAGAIN<text:span text:style-name="symbol0_5f_c">;</text:span> </text:p>
      <text:p text:style-name="P11"><text:s text:c="24"/></text:p>
      <text:p text:style-name="P11"><text:s text:c="24"/><text:span text:style-name="comment_5f_multi_5f_c">/* Go to sleep until we have data. */</text:span> </text:p>
      <text:p text:style-name="P11"><text:s text:c="24"/>ret <text:span text:style-name="symbol0_5f_c">=</text:span> wait_event_interruptible<text:span text:style-name="symbol0_5f_c">(</text:span>crdev<text:span text:style-name="symbol0_5f_c">-&gt;</text:span>i_wq<text:span text:style-name="symbol0_5f_c">,</text:span> <text:s text:c="22"/>device_has_data<text:span text:style-name="symbol0_5f_c">(</text:span>crdev<text:span text:style-name="symbol0_5f_c">));</text:span> </text:p>
      <text:p text:style-name="P11"><text:s text:c="24"/></text:p>
      <text:p text:style-name="P11"><text:s text:c="24"/><text:span text:style-name="keyword0_5f_c">if</text:span> <text:span text:style-name="symbol0_5f_c">(</text:span>ret <text:span text:style-name="symbol0_5f_c">&lt;</text:span> <text:span text:style-name="number_5f_c">0</text:span><text:span text:style-name="symbol0_5f_c">)</text:span> </text:p>
      <text:p text:style-name="P11"><text:tab/> <text:s text:c="23"/><text:span text:style-name="keyword0_5f_c">goto</text:span> free_buf<text:span text:style-name="symbol0_5f_c">;</text:span> </text:p>
      <text:p text:style-name="P11"><text:s text:c="16"/><text:span text:style-name="symbol0_5f_c">}</text:span> </text:p>
      <text:p text:style-name="P11"/>
      <text:p text:style-name="P11"><text:s text:c="16"/>ret <text:span text:style-name="symbol0_5f_c">=</text:span> fill_readbuf<text:span text:style-name="symbol0_5f_c">(</text:span>crdev<text:span text:style-name="symbol0_5f_c">,</text:span> <text:span text:style-name="symbol0_5f_c">(</text:span><text:span text:style-name="keyword3_5f_c">char</text:span> <text:span text:style-name="symbol0_5f_c">*)</text:span>cr_data<text:span text:style-name="symbol0_5f_c">,</text:span> <text:span text:style-name="keyword3_5f_c">sizeof</text:span><text:span text:style-name="symbol0_5f_c">(</text:span>crypto_data<text:span text:style-name="symbol0_5f_c">));</text:span> <text:s text:c="4"/></text:p>
      <text:p text:style-name="P11"><text:s text:c="16"/>memcpy<text:span text:style-name="symbol0_5f_c">(</text:span>ptr_to_dst<text:span text:style-name="symbol0_5f_c">,</text:span>cr_data<text:span text:style-name="symbol0_5f_c">-&gt;</text:span>dstp<text:span text:style-name="symbol0_5f_c">,</text:span>cr_data<text:span text:style-name="symbol0_5f_c">-&gt;</text:span>op.<text:span text:style-name="member0_5f_c">crypt</text:span>.<text:span text:style-name="member0_5f_c">len</text:span><text:span text:style-name="symbol0_5f_c">);</text:span> <text:s text:c="16"/></text:p>
      <text:p text:style-name="P11"><text:s text:c="16"/>cr_data<text:span text:style-name="symbol0_5f_c">-&gt;</text:span>op.<text:span text:style-name="member0_5f_c">crypt</text:span>.<text:span text:style-name="member0_5f_c">iv</text:span><text:span text:style-name="symbol0_5f_c">=</text:span>ptr_to_iv<text:span text:style-name="symbol0_5f_c">;</text:span> <text:s text:c="16"/></text:p>
      <text:p text:style-name="P11"><text:s text:c="16"/>ret <text:span text:style-name="symbol0_5f_c">=</text:span> copy_to_user<text:span text:style-name="symbol0_5f_c">((</text:span><text:span text:style-name="keyword3_5f_c">void</text:span> __user <text:span text:style-name="symbol0_5f_c">*)</text:span>arg<text:span text:style-name="symbol0_5f_c">,</text:span> <text:span text:style-name="symbol0_5f_c">&amp;</text:span>cr_data<text:span text:style-name="symbol0_5f_c">-&gt;</text:span>op.<text:span text:style-name="member0_5f_c">crypt</text:span><text:span text:style-name="symbol0_5f_c">,</text:span> </text:p>
      <text:p text:style-name="P11"><text:s text:c="35"/><text:span text:style-name="keyword3_5f_c">sizeof</text:span><text:span text:style-name="symbol0_5f_c">(</text:span><text:span text:style-name="keyword3_5f_c">struct</text:span> crypt_op<text:span text:style-name="symbol0_5f_c">));</text:span> </text:p>
      <text:p text:style-name="P11"><text:s text:c="16"/><text:span text:style-name="keyword0_5f_c">if</text:span> <text:span text:style-name="symbol0_5f_c">(</text:span>ret<text:span text:style-name="symbol0_5f_c">)</text:span> </text:p>
      <text:p text:style-name="P11"><text:s text:c="24"/><text:span text:style-name="keyword0_5f_c">goto</text:span> free_buf<text:span text:style-name="symbol0_5f_c">;</text:span> </text:p>
      <text:p text:style-name="P11"/>
      <text:p text:style-name="P11"><text:s text:c="16"/><text:span text:style-name="comment_5f_multi_5f_c">/* copy the response to userspace */</text:span> </text:p>
      <text:p text:style-name="P11"><text:s text:c="16"/><text:span text:style-name="comment_5f_multi_5f_c">/* ? */</text:span> </text:p>
      <text:p text:style-name="P11"/>
      <text:p text:style-name="P11"><text:s text:c="16"/><text:span text:style-name="keyword1_5f_c">break</text:span><text:span text:style-name="symbol0_5f_c">;</text:span> </text:p>
      <text:p text:style-name="P11"/>
      <text:p text:style-name="P11">...</text:p>
      <text:p text:style-name="P11"/>
      <text:p text:style-name="P11"><text:span text:style-name="member0_5f_c">default</text:span><text:span text:style-name="symbol0_5f_c">:</text:span> </text:p>
      <text:p text:style-name="P11"><text:s text:c="16"/><text:span text:style-name="keyword0_5f_c">return</text:span> <text:span text:style-name="symbol0_5f_c">-</text:span>EINVAL<text:span text:style-name="symbol0_5f_c">;</text:span> </text:p>
      <text:p text:style-name="P11"><text:s text:c="8"/><text:span text:style-name="symbol0_5f_c">}</text:span> </text:p>
      <text:p text:style-name="P11"/>
      <text:p text:style-name="P11"/>
      <text:p text:style-name="P11">free_buf<text:span text:style-name="symbol0_5f_c">:</text:span> </text:p>
      <text:p text:style-name="P11"><text:s text:c="8"/>kfree<text:span text:style-name="symbol0_5f_c">(</text:span>cr_data<text:span text:style-name="symbol0_5f_c">);</text:span> </text:p>
      <text:p text:style-name="P11"><text:s text:c="8"/><text:span text:style-name="keyword0_5f_c">return</text:span> ret<text:span text:style-name="symbol0_5f_c">;</text:span> </text:p>
      <text:p text:style-name="P11"><text:span text:style-name="symbol0_5f_c">}</text:span> </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Sans" svg:font-family="Sans" style:font-family-generic="swiss"/>
    <style:font-face style:name="Courier New"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escaped_5f_c" style:display-name="escaped_c" style:family="text">
      <style:text-properties fo:color="#000099" fo:font-style="normal" fo:font-weight="bold"/>
    </style:style>
    <style:style style:name="comment_5f_multi_5f_c" style:display-name="comment_multi_c" style:family="text">
      <style:text-properties fo:color="#808080" fo:font-style="italic" fo:font-weight="normal"/>
    </style:style>
    <style:style style:name="keyword2_5f_c" style:display-name="keyword2_c" style:family="text">
      <style:text-properties fo:color="#000066" fo:font-style="normal" fo:font-weight="normal"/>
    </style:style>
    <style:style style:name="member0_5f_c" style:display-name="member0_c" style:family="text">
      <style:text-properties fo:color="#202020" fo:font-style="normal" fo:font-weight="normal"/>
    </style:style>
    <style:style style:name="keyword1_5f_c" style:display-name="keyword1_c" style:family="text">
      <style:text-properties fo:color="#000000" fo:font-style="normal" fo:font-weight="bold"/>
    </style:style>
    <style:style style:name="comment0_5f_c" style:display-name="comment0_c" style:family="text">
      <style:text-properties fo:color="#339933" fo:font-style="normal" fo:font-weight="normal"/>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lis </meta:initial-creator>
    <meta:creation-date>2013-06-16T17:51:30.03</meta:creation-date>
    <dc:date>2013-07-08T16:39:11</dc:date>
    <meta:editing-duration>PT15H45M40S</meta:editing-duration>
    <meta:editing-cycles>36</meta:editing-cycles>
    <meta:generator>LibreOffice/3.6$Linux_X86_64 LibreOffice_project/360m1$Build-2</meta:generator>
    <meta:document-statistic meta:table-count="0" meta:image-count="0" meta:object-count="0" meta:page-count="16" meta:paragraph-count="414" meta:word-count="4704" meta:character-count="39194" meta:non-whitespace-character-count="28785"/>
  </office:meta>
</office:document-meta>
</file>